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6.041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5.022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3.995cm"/>
    </style:style>
    <style:style style:name="co13" style:family="table-column">
      <style:table-column-properties fo:break-before="auto" style:column-width="2.829cm"/>
    </style:style>
    <style:style style:name="co14" style:family="table-column">
      <style:table-column-properties fo:break-before="auto" style:column-width="4.777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4.694cm"/>
    </style:style>
    <style:style style:name="co17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ff0000"/>
    </style:style>
    <style:style style:name="ce22" style:family="table-cell" style:parent-style-name="Default" style:data-style-name="N0">
      <style:table-cell-properties fo:background-color="transparent"/>
      <style:text-properties fo:color="#ff0000"/>
    </style:style>
    <style:style style:name="ce2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ar" style:country-complex="SA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fo:font-style="normal" fo:text-shadow="none" style:text-underline-style="none" style:text-underline-mode="continuous" style:text-line-through-mode="continuous" style:font-style-asian="normal" style:font-style-complex="normal" style:text-emphasize="none" style:font-relief="none"/>
    </style:style>
  </office:automatic-styles>
  <office:body>
    <office:spreadsheet>
      <table:calculation-settings>
        <table:iteration table:status="enable" table:steps="1" table:maximum-difference="2"/>
      </table:calculation-settings>
      <table:table table:name="Facturació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229" table:default-cell-style-name="ce2"/>
        <table:table-column table:style-name="co8" table:number-columns-repeated="786" table:default-cell-style-name="ce2"/>
        <table:table-row table:style-name="ro1">
          <table:table-cell table:style-name="ce1" office:value-type="string">
            <text:p>codi_client</text:p>
          </table:table-cell>
          <table:table-cell table:style-name="ce5" office:value-type="string">
            <text:p>factura</text:p>
          </table:table-cell>
          <table:table-cell table:style-name="ce6" office:value-type="string">
            <text:p>data_fact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gnoms</text:p>
          </table:table-cell>
          <table:table-cell table:style-name="ce6" office:value-type="string">
            <text:p>NIF</text:p>
          </table:table-cell>
          <table:table-cell table:style-name="ce6" office:value-type="string">
            <text:p>IVA</text:p>
          </table:table-cell>
          <table:table-cell table:style-name="ce6" office:value-type="string">
            <text:p>dte</text:p>
          </table:table-cell>
          <table:table-cell table:style-name="ce6" office:value-type="string">
            <text:p>ports</text:p>
          </table:table-cell>
          <table:table-cell table:style-name="ce6" office:value-type="string">
            <text:p>f_pag</text:p>
          </table:table-cell>
          <table:table-cell table:style-name="ce6" office:value-type="string">
            <text:p>import</text:p>
          </table:table-cell>
          <table:table-cell table:style-name="ce14" table:number-columns-repeated="1012"/>
          <table:table-cell/>
        </table:table-row>
        <table:table-row table:style-name="ro1">
          <table:table-cell table:style-name="ce2" office:value-type="string">
            <text:p><text:s text:c="7"/>694</text:p>
          </table:table-cell>
          <table:table-cell office:value-type="string">
            <text:p>F/ 1613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8" office:value-type="string">
            <text:p>00665456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7.39">
            <text:p>32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8</text:p>
          </table:table-cell>
          <table:table-cell office:value-type="string">
            <text:p>F/ 1826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table:style-name="ce9" office:value-type="string">
            <text:p>0256599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0.61">
            <text:p>270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6</text:p>
          </table:table-cell>
          <table:table-cell office:value-type="string">
            <text:p>F/ 1567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table:style-name="ce9" office:value-type="string">
            <text:p>02607758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49.2">
            <text:p>249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5</text:p>
          </table:table-cell>
          <table:table-cell office:value-type="string">
            <text:p>AB/ 146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table:style-name="ce9" office:value-type="string">
            <text:p>0266332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5</text:p>
          </table:table-cell>
          <table:table-cell office:value-type="string">
            <text:p>F/ 1811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table:style-name="ce9" office:value-type="string">
            <text:p>07927110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7.91">
            <text:p>497,9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85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2.85">
            <text:p>222,8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5</text:p>
          </table:table-cell>
          <table:table-cell office:value-type="string">
            <text:p>F/ 147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table:style-name="ce9" office:value-type="string">
            <text:p>12301084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2.46">
            <text:p>322,4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F/ 1730</text:p>
          </table:table-cell>
          <table:table-cell table:style-name="ce7" office:value-type="date" office:date-value="2009-10-03">
            <text:p>03/10/09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table:style-name="ce9" office:value-type="string">
            <text:p>12301236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654</text:p>
          </table:table-cell>
          <table:table-cell table:style-name="ce7" office:value-type="date" office:date-value="2009-07-12">
            <text:p>12/07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7.39">
            <text:p>33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66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25.61">
            <text:p>425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85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54">
            <text:p>996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4</text:p>
          </table:table-cell>
          <table:table-cell office:value-type="string">
            <text:p>F/ 1556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table:style-name="ce9" office:value-type="string">
            <text:p>12301287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6.26">
            <text:p>76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4</text:p>
          </table:table-cell>
          <table:table-cell office:value-type="string">
            <text:p>F/ 1523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table:style-name="ce9" office:value-type="string">
            <text:p>12301876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47">
            <text:p>159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1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0.76">
            <text:p>1300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64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37.9">
            <text:p>637,9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86</text:p>
          </table:table-cell>
          <table:table-cell office:value-type="string">
            <text:p>F/ 1492</text:p>
          </table:table-cell>
          <table:table-cell table:style-name="ce7" office:value-type="date" office:date-value="2009-01-26">
            <text:p>26/01/09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table:style-name="ce9" office:value-type="string">
            <text:p>1230390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1.04">
            <text:p>331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0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9.17">
            <text:p>499,1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8</text:p>
          </table:table-cell>
          <table:table-cell office:value-type="string">
            <text:p>AB/ 125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table:style-name="ce9" office:value-type="string">
            <text:p>1231205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3</text:p>
          </table:table-cell>
          <table:table-cell office:value-type="string">
            <text:p>F/ 1472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table:style-name="ce9" office:value-type="string">
            <text:p>12321518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91.64">
            <text:p>1991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19</text:p>
          </table:table-cell>
          <table:table-cell table:style-name="ce7" office:value-type="date" office:date-value="2009-09-17">
            <text:p>17/09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37.08">
            <text:p>1337,0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F/ 1590</text:p>
          </table:table-cell>
          <table:table-cell table:style-name="ce7" office:value-type="date" office:date-value="2009-04-28">
            <text:p>28/04/0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table:style-name="ce9" office:value-type="string">
            <text:p>12323438-Y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4.92">
            <text:p>644,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0</text:p>
          </table:table-cell>
          <table:table-cell office:value-type="string">
            <text:p>F/ 1503</text:p>
          </table:table-cell>
          <table:table-cell table:style-name="ce7" office:value-type="date" office:date-value="2009-02-17">
            <text:p>17/02/09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table:style-name="ce9" office:value-type="string">
            <text:p>12323479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70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7.39">
            <text:p>33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26</text:p>
          </table:table-cell>
          <table:table-cell office:value-type="string">
            <text:p>F/ 1849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table:style-name="ce9" office:value-type="string">
            <text:p>12323716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38.42">
            <text:p>638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49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64.36">
            <text:p>664,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3</text:p>
          </table:table-cell>
          <table:table-cell office:value-type="string">
            <text:p>F/ 1854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table:style-name="ce9" office:value-type="string">
            <text:p>12326211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01.68">
            <text:p>101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12</text:p>
          </table:table-cell>
          <table:table-cell office:value-type="string">
            <text:p>F/ 1858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table:style-name="ce9" office:value-type="string">
            <text:p>1233847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93">
            <text:p>318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55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0.38">
            <text:p>650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77</text:p>
          </table:table-cell>
          <table:table-cell table:style-name="ce7" office:value-type="date" office:date-value="2009-12-31">
            <text:p>31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6.54">
            <text:p>656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6</text:p>
          </table:table-cell>
          <table:table-cell office:value-type="string">
            <text:p>F/ 149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table:style-name="ce9" office:value-type="string">
            <text:p>1234565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54.85">
            <text:p>1154,8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47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61">
            <text:p>168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2</text:p>
          </table:table-cell>
          <table:table-cell office:value-type="string">
            <text:p>F/ 1539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table:style-name="ce9" office:value-type="string">
            <text:p>1234569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5.14">
            <text:p>765,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F/ 1673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table:style-name="ce9" office:value-type="string">
            <text:p>12348927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3.27">
            <text:p>993,2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F/ 1461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table:style-name="ce9" office:value-type="string">
            <text:p>12352025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5.74">
            <text:p>325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0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78">
            <text:p>167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4</text:p>
          </table:table-cell>
          <table:table-cell office:value-type="string">
            <text:p>F/ 1605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table:style-name="ce9" office:value-type="string">
            <text:p>12352514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24">
            <text:p>1309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45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332.08">
            <text:p>-332,0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F/ 1784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table:style-name="ce9" office:value-type="string">
            <text:p>1235253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7.15">
            <text:p>107,1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1</text:p>
          </table:table-cell>
          <table:table-cell office:value-type="string">
            <text:p>F/ 1822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table:style-name="ce9" office:value-type="string">
            <text:p>12354723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42">
            <text:p>498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1</text:p>
          </table:table-cell>
          <table:table-cell office:value-type="string">
            <text:p>F/ 1617</text:p>
          </table:table-cell>
          <table:table-cell table:style-name="ce7" office:value-type="date" office:date-value="2009-05-16">
            <text:p>16/05/09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table:style-name="ce9" office:value-type="string">
            <text:p>1235476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4.93">
            <text:p>324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1</text:p>
          </table:table-cell>
          <table:table-cell table:style-name="ce7" office:value-type="date" office:date-value="2009-06-18">
            <text:p>18/06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8.38">
            <text:p>328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65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3">
            <text:p>160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1</text:p>
          </table:table-cell>
          <table:table-cell office:value-type="string">
            <text:p>AB/ 137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table:style-name="ce9" office:value-type="string">
            <text:p>12354792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61.23">
            <text:p>-16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44</text:p>
          </table:table-cell>
          <table:table-cell table:style-name="ce7" office:value-type="date" office:date-value="2009-10-20">
            <text:p>20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3.58">
            <text:p>53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01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1.23">
            <text:p>16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3</text:p>
          </table:table-cell>
          <table:table-cell office:value-type="string">
            <text:p>F/ 1615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table:style-name="ce9" office:value-type="string">
            <text:p>12363513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56">
            <text:p>152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89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5">
            <text:p>159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1</text:p>
          </table:table-cell>
          <table:table-cell office:value-type="string">
            <text:p>F/ 1756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table:style-name="ce9" office:value-type="string">
            <text:p>12363553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8.29">
            <text:p>498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2</text:p>
          </table:table-cell>
          <table:table-cell office:value-type="string">
            <text:p>F/ 1727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table:style-name="ce9" office:value-type="string">
            <text:p>12363559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0.82">
            <text:p>670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01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28">
            <text:p>1309,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F/ 1572</text:p>
          </table:table-cell>
          <table:table-cell table:style-name="ce7" office:value-type="date" office:date-value="2009-04-16">
            <text:p>16/04/09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table:style-name="ce9" office:value-type="string">
            <text:p>12363561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2.38">
            <text:p>212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2</text:p>
          </table:table-cell>
          <table:table-cell table:style-name="ce7" office:value-type="date" office:date-value="2009-10-06">
            <text:p>06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6">
            <text:p>996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84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4.27">
            <text:p>334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0</text:p>
          </table:table-cell>
          <table:table-cell office:value-type="string">
            <text:p>F/ 1796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table:style-name="ce9" office:value-type="string">
            <text:p>12367822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69">
            <text:p>335,6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1</text:p>
          </table:table-cell>
          <table:table-cell office:value-type="string">
            <text:p>F/ 1580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table:style-name="ce9" office:value-type="string">
            <text:p>1236788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5.73">
            <text:p>995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08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309.32">
            <text:p>1309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2</text:p>
          </table:table-cell>
          <table:table-cell office:value-type="string">
            <text:p>F/ 1797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table:style-name="ce9" office:value-type="string">
            <text:p>12372643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42.57">
            <text:p>1542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7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8.6">
            <text:p>328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7</text:p>
          </table:table-cell>
          <table:table-cell office:value-type="string">
            <text:p>F/ 1749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table:style-name="ce9" office:value-type="string">
            <text:p>12372691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74">
            <text:p>160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90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38">
            <text:p>329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8</text:p>
          </table:table-cell>
          <table:table-cell office:value-type="string">
            <text:p>F/ 1748</text:p>
          </table:table-cell>
          <table:table-cell table:style-name="ce7" office:value-type="date" office:date-value="2009-10-24">
            <text:p>24/10/09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table:style-name="ce9" office:value-type="string">
            <text:p>12373695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5">
            <text:p>160,7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0</text:p>
          </table:table-cell>
          <table:table-cell office:value-type="string">
            <text:p>F/ 1591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table:style-name="ce9" office:value-type="string">
            <text:p>1237376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81">
            <text:p>223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29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53.32">
            <text:p>1253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68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314.84">
            <text:p>1314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36</text:p>
          </table:table-cell>
          <table:table-cell office:value-type="string">
            <text:p>F/ 1740</text:p>
          </table:table-cell>
          <table:table-cell table:style-name="ce7" office:value-type="date" office:date-value="2009-10-16">
            <text:p>16/10/09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table:style-name="ce9" office:value-type="string">
            <text:p>12374845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4.26">
            <text:p>274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65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50.08">
            <text:p>650,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16</text:p>
          </table:table-cell>
          <table:table-cell table:style-name="ce7" office:value-type="date" office:date-value="2009-03-10">
            <text:p>10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7.98">
            <text:p>637,9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3</text:p>
          </table:table-cell>
          <table:table-cell office:value-type="string">
            <text:p>F/ 1746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table:style-name="ce9" office:value-type="string">
            <text:p>1237489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2.35">
            <text:p>312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97</text:p>
          </table:table-cell>
          <table:table-cell table:style-name="ce7" office:value-type="date" office:date-value="2009-05-03">
            <text:p>03/05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57.39">
            <text:p>85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10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1.5">
            <text:p>321,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0</text:p>
          </table:table-cell>
          <table:table-cell office:value-type="string">
            <text:p>F/ 1636</text:p>
          </table:table-cell>
          <table:table-cell table:style-name="ce7" office:value-type="date" office:date-value="2009-06-01">
            <text:p>01/06/09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table:style-name="ce9" office:value-type="string">
            <text:p>12376264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3.57">
            <text:p>163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F/ 1630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table:style-name="ce9" office:value-type="string">
            <text:p>12378531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8.01">
            <text:p>148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8</text:p>
          </table:table-cell>
          <table:table-cell office:value-type="string">
            <text:p>F/ 1537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8" office:value-type="string">
            <text:p>12384616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4.92">
            <text:p>644,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4</text:p>
          </table:table-cell>
          <table:table-cell office:value-type="string">
            <text:p>F/ 1795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table:style-name="ce9" office:value-type="string">
            <text:p>12384771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32">
            <text:p>498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34</text:p>
          </table:table-cell>
          <table:table-cell table:style-name="ce7" office:value-type="date" office:date-value="2009-03-22">
            <text:p>22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9.01">
            <text:p>319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5</text:p>
          </table:table-cell>
          <table:table-cell office:value-type="string">
            <text:p>F/ 1850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table:style-name="ce9" office:value-type="string">
            <text:p>1238477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7.49">
            <text:p>107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1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41.4">
            <text:p>-141,4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F/ 1646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table:style-name="ce9" office:value-type="string">
            <text:p>12384834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18.61">
            <text:p>318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86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.88">
            <text:p>76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86</text:p>
          </table:table-cell>
          <table:table-cell office:value-type="string">
            <text:p>F/ 1717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table:style-name="ce9" office:value-type="string">
            <text:p>1238924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6">
            <text:p>160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31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27.43">
            <text:p>627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4</text:p>
          </table:table-cell>
          <table:table-cell office:value-type="string">
            <text:p>F/ 1751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table:style-name="ce9" office:value-type="string">
            <text:p>12389704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88">
            <text:p>167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24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76">
            <text:p>160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83</text:p>
          </table:table-cell>
          <table:table-cell office:value-type="string">
            <text:p>AB/ 136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table:style-name="ce9" office:value-type="string">
            <text:p>12389751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280.64">
            <text:p>-280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0</text:p>
          </table:table-cell>
          <table:table-cell office:value-type="string">
            <text:p>F/ 1715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table:style-name="ce9" office:value-type="string">
            <text:p>12390180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3.57">
            <text:p>153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F/ 1669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table:style-name="ce9" office:value-type="string">
            <text:p>14270927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6.35">
            <text:p>316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23</text:p>
          </table:table-cell>
          <table:table-cell office:value-type="string">
            <text:p>F/ 148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table:style-name="ce9" office:value-type="string">
            <text:p>22222222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9</text:p>
          </table:table-cell>
          <table:table-cell office:value-type="string">
            <text:p>F/ 1578</text:p>
          </table:table-cell>
          <table:table-cell table:style-name="ce7" office:value-type="date" office:date-value="2009-04-20">
            <text:p>20/04/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table:style-name="ce9" office:value-type="string">
            <text:p>2331113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53.02">
            <text:p>653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2</text:p>
          </table:table-cell>
          <table:table-cell office:value-type="string">
            <text:p>F/ 1507</text:p>
          </table:table-cell>
          <table:table-cell table:style-name="ce7" office:value-type="date" office:date-value="2009-02-21">
            <text:p>21/02/09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table:style-name="ce9" office:value-type="string">
            <text:p>26459680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5.66">
            <text:p>655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49</text:p>
          </table:table-cell>
          <table:table-cell office:value-type="string">
            <text:p>F/ 1509</text:p>
          </table:table-cell>
          <table:table-cell table:style-name="ce7" office:value-type="date" office:date-value="2009-03-02">
            <text:p>02/03/0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table:style-name="ce9" office:value-type="string">
            <text:p>27601585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4.17">
            <text:p>324,1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4</text:p>
          </table:table-cell>
          <table:table-cell office:value-type="string">
            <text:p>F/ 1723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table:style-name="ce9" office:value-type="string">
            <text:p>27608648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3.87">
            <text:p>993,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3</text:p>
          </table:table-cell>
          <table:table-cell office:value-type="string">
            <text:p>F/ 1623</text:p>
          </table:table-cell>
          <table:table-cell table:style-name="ce7" office:value-type="date" office:date-value="2009-05-21">
            <text:p>21/05/09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table:style-name="ce9" office:value-type="string">
            <text:p>2765899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25.63">
            <text:p>425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813</text:p>
          </table:table-cell>
          <table:table-cell table:style-name="ce7" office:value-type="date" office:date-value="2009-11-29">
            <text:p>29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11.36">
            <text:p>211,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F/ 1874</text:p>
          </table:table-cell>
          <table:table-cell table:style-name="ce7" office:value-type="date" office:date-value="2009-12-29">
            <text:p>29/12/09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table:style-name="ce9" office:value-type="string">
            <text:p>2766057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8.05">
            <text:p>108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21</text:p>
          </table:table-cell>
          <table:table-cell table:style-name="ce7" office:value-type="date" office:date-value="2009-12-03">
            <text:p>03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16.36">
            <text:p>216,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56</text:p>
          </table:table-cell>
          <table:table-cell office:value-type="string">
            <text:p>F/ 1706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table:style-name="ce9" office:value-type="string">
            <text:p>27662789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0.77">
            <text:p>160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45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93.56">
            <text:p>1293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9</text:p>
          </table:table-cell>
          <table:table-cell office:value-type="string">
            <text:p>F/ 1769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table:style-name="ce9" office:value-type="string">
            <text:p>31458656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300.6">
            <text:p>1300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3</text:p>
          </table:table-cell>
          <table:table-cell office:value-type="string">
            <text:p>F/ 1815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table:style-name="ce9" office:value-type="string">
            <text:p>33333333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7.12">
            <text:p>587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0</text:p>
          </table:table-cell>
          <table:table-cell office:value-type="string">
            <text:p>AB/ 127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table:style-name="ce9" office:value-type="string">
            <text:p>34562345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155.39">
            <text:p>-155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9</text:p>
          </table:table-cell>
          <table:table-cell office:value-type="string">
            <text:p>F/ 1561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table:style-name="ce9" office:value-type="string">
            <text:p>35080616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56.87">
            <text:p>456,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2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34">
            <text:p>15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1</text:p>
          </table:table-cell>
          <table:table-cell office:value-type="string">
            <text:p>F/ 1635</text:p>
          </table:table-cell>
          <table:table-cell table:style-name="ce7" office:value-type="date" office:date-value="2009-05-31">
            <text:p>31/05/09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table:style-name="ce9" office:value-type="string">
            <text:p>3511449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6.33">
            <text:p>156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90</text:p>
          </table:table-cell>
          <table:table-cell office:value-type="string">
            <text:p>F/ 1800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table:style-name="ce9" office:value-type="string">
            <text:p>3575165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58.63">
            <text:p>258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9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51">
            <text:p>335,5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F/ 1581</text:p>
          </table:table-cell>
          <table:table-cell table:style-name="ce7" office:value-type="date" office:date-value="2009-04-23">
            <text:p>23/04/09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table:style-name="ce9" office:value-type="string">
            <text:p>3667537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2.26">
            <text:p>332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8</text:p>
          </table:table-cell>
          <table:table-cell office:value-type="string">
            <text:p>F/ 1742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table:style-name="ce9" office:value-type="string">
            <text:p>36904525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27.33">
            <text:p>427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485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3.57">
            <text:p>153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F/ 16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table:style-name="ce9" office:value-type="string">
            <text:p>3696243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14.26">
            <text:p>614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9</text:p>
          </table:table-cell>
          <table:table-cell table:style-name="ce7" office:value-type="date" office:date-value="2009-11-09">
            <text:p>09/11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301.2">
            <text:p>-1301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0</text:p>
          </table:table-cell>
          <table:table-cell office:value-type="string">
            <text:p>F/ 1637</text:p>
          </table:table-cell>
          <table:table-cell table:style-name="ce7" office:value-type="date" office:date-value="2009-06-07">
            <text:p>07/06/09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table:style-name="ce9" office:value-type="string">
            <text:p>3726776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15">
            <text:p>996,1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F/ 1671</text:p>
          </table:table-cell>
          <table:table-cell table:style-name="ce7" office:value-type="date" office:date-value="2009-08-02">
            <text:p>02/08/09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table:style-name="ce9" office:value-type="string">
            <text:p>37386240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23.56">
            <text:p>1423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94</text:p>
          </table:table-cell>
          <table:table-cell office:value-type="string">
            <text:p>F/ 1831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table:style-name="ce9" office:value-type="string">
            <text:p>37661668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87.99">
            <text:p>387,9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05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72">
            <text:p>329,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9</text:p>
          </table:table-cell>
          <table:table-cell office:value-type="string">
            <text:p>F/ 1574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table:style-name="ce9" office:value-type="string">
            <text:p>38417250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1.64">
            <text:p>1301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52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5.61">
            <text:p>315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62</text:p>
          </table:table-cell>
          <table:table-cell office:value-type="string">
            <text:p>F/ 1627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table:style-name="ce9" office:value-type="string">
            <text:p>38822697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1">
            <text:p>321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2</text:p>
          </table:table-cell>
          <table:table-cell office:value-type="string">
            <text:p>F/ 1482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table:style-name="ce9" office:value-type="string">
            <text:p>38828642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6.33">
            <text:p>996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2</text:p>
          </table:table-cell>
          <table:table-cell office:value-type="string">
            <text:p>F/ 1653</text:p>
          </table:table-cell>
          <table:table-cell table:style-name="ce7" office:value-type="date" office:date-value="2009-07-10">
            <text:p>10/07/09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table:style-name="ce9" office:value-type="string">
            <text:p>38843652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36.67">
            <text:p>436,6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9</text:p>
          </table:table-cell>
          <table:table-cell office:value-type="string">
            <text:p>F/ 1872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table:style-name="ce9" office:value-type="string">
            <text:p>38845438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64.11">
            <text:p>264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6</text:p>
          </table:table-cell>
          <table:table-cell office:value-type="string">
            <text:p>F/ 1833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table:style-name="ce9" office:value-type="string">
            <text:p>38851261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84.33">
            <text:p>84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2</text:p>
          </table:table-cell>
          <table:table-cell office:value-type="string">
            <text:p>F/ 1714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table:style-name="ce9" office:value-type="string">
            <text:p>38852322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6.84">
            <text:p>326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64</text:p>
          </table:table-cell>
          <table:table-cell office:value-type="string">
            <text:p>F/ 1464</text:p>
          </table:table-cell>
          <table:table-cell table:style-name="ce7" office:value-type="date" office:date-value="2009-01-07">
            <text:p>07/01/09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table:style-name="ce9" office:value-type="string">
            <text:p>3885391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3">
            <text:p>996,3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AB/ 130</text:p>
          </table:table-cell>
          <table:table-cell table:style-name="ce7" office:value-type="date" office:date-value="2009-07-01">
            <text:p>01/07/09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table:style-name="ce9" office:value-type="string">
            <text:p>38854206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105.95">
            <text:p>-105,9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F/ 1726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table:style-name="ce9" office:value-type="string">
            <text:p>38855278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6">
            <text:p>168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2</text:p>
          </table:table-cell>
          <table:table-cell office:value-type="string">
            <text:p>F/ 1571</text:p>
          </table:table-cell>
          <table:table-cell table:style-name="ce7" office:value-type="date" office:date-value="2009-04-15">
            <text:p>15/04/09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table:style-name="ce9" office:value-type="string">
            <text:p>388553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5.16">
            <text:p>1305,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453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6.37">
            <text:p>216,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8</text:p>
          </table:table-cell>
          <table:table-cell office:value-type="string">
            <text:p>F/ 1843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table:style-name="ce9" office:value-type="string">
            <text:p>38858219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3.46">
            <text:p>653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3</text:p>
          </table:table-cell>
          <table:table-cell office:value-type="string">
            <text:p>F/ 1540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table:style-name="ce9" office:value-type="string">
            <text:p>38862539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2">
            <text:p>332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1</text:p>
          </table:table-cell>
          <table:table-cell office:value-type="string">
            <text:p>F/ 1866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table:style-name="ce9" office:value-type="string">
            <text:p>39108628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1.3">
            <text:p>621,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6</text:p>
          </table:table-cell>
          <table:table-cell office:value-type="string">
            <text:p>F/ 1710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table:style-name="ce9" office:value-type="string">
            <text:p>39354261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48.75">
            <text:p>548,7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6</text:p>
          </table:table-cell>
          <table:table-cell office:value-type="string">
            <text:p>F/ 1760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table:style-name="ce9" office:value-type="string">
            <text:p>39358452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1.06">
            <text:p>671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9</text:p>
          </table:table-cell>
          <table:table-cell office:value-type="string">
            <text:p>F/ 1767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table:style-name="ce9" office:value-type="string">
            <text:p>3935976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7.95">
            <text:p>77,9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9</text:p>
          </table:table-cell>
          <table:table-cell office:value-type="string">
            <text:p>F/ 1611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table:style-name="ce9" office:value-type="string">
            <text:p>39361829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9.94">
            <text:p>249,9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AB/ 135</text:p>
          </table:table-cell>
          <table:table-cell table:style-name="ce7" office:value-type="date" office:date-value="2009-09-18">
            <text:p>18/09/09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table:style-name="ce9" office:value-type="string">
            <text:p>3936293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649.64">
            <text:p>-649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0</text:p>
          </table:table-cell>
          <table:table-cell office:value-type="string">
            <text:p>AB/ 144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table:style-name="ce9" office:value-type="string">
            <text:p>39366003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372.22">
            <text:p>-372,2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2</text:p>
          </table:table-cell>
          <table:table-cell office:value-type="string">
            <text:p>F/ 1577</text:p>
          </table:table-cell>
          <table:table-cell table:style-name="ce7" office:value-type="date" office:date-value="2009-04-19">
            <text:p>19/04/09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table:style-name="ce9" office:value-type="string">
            <text:p>39368310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6.18">
            <text:p>326,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64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07.14">
            <text:p>207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7</text:p>
          </table:table-cell>
          <table:table-cell office:value-type="string">
            <text:p>F/ 1692</text:p>
          </table:table-cell>
          <table:table-cell table:style-name="ce7" office:value-type="date" office:date-value="2009-08-19">
            <text:p>19/08/09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table:style-name="ce9" office:value-type="string">
            <text:p>39369363-Y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87.82">
            <text:p>387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6</text:p>
          </table:table-cell>
          <table:table-cell office:value-type="string">
            <text:p>F/ 1865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table:style-name="ce9" office:value-type="string">
            <text:p>39369581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09.38">
            <text:p>309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81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2.38">
            <text:p>312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0</text:p>
          </table:table-cell>
          <table:table-cell office:value-type="string">
            <text:p>F/ 1643</text:p>
          </table:table-cell>
          <table:table-cell table:style-name="ce7" office:value-type="date" office:date-value="2009-06-27">
            <text:p>27/06/09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table:style-name="ce9" office:value-type="string">
            <text:p>393706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.34">
            <text:p>130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0</text:p>
          </table:table-cell>
          <table:table-cell office:value-type="string">
            <text:p>F/ 1455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table:style-name="ce9" office:value-type="string">
            <text:p>39372492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82">
            <text:p>329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0</text:p>
          </table:table-cell>
          <table:table-cell office:value-type="string">
            <text:p>F/ 1538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table:style-name="ce9" office:value-type="string">
            <text:p>39373091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19">
            <text:p>152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5</text:p>
          </table:table-cell>
          <table:table-cell office:value-type="string">
            <text:p>F/ 1544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table:style-name="ce9" office:value-type="string">
            <text:p>39375858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4.81">
            <text:p>164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57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6.74">
            <text:p>626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7</text:p>
          </table:table-cell>
          <table:table-cell office:value-type="string">
            <text:p>F/ 1705</text:p>
          </table:table-cell>
          <table:table-cell table:style-name="ce7" office:value-type="date" office:date-value="2009-08-31">
            <text:p>31/08/09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table:style-name="ce9" office:value-type="string">
            <text:p>39376824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3.4">
            <text:p>1303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4</text:p>
          </table:table-cell>
          <table:table-cell office:value-type="string">
            <text:p>F/ 1845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table:style-name="ce9" office:value-type="string">
            <text:p>3937727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4.64">
            <text:p>154,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F/ 1530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8" office:value-type="string">
            <text:p>39378368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56.48">
            <text:p>556,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F/ 1839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table:style-name="ce9" office:value-type="string">
            <text:p>3937897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8.13">
            <text:p>78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8</text:p>
          </table:table-cell>
          <table:table-cell office:value-type="string">
            <text:p>F/ 1697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table:style-name="ce9" office:value-type="string">
            <text:p>39379167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8">
            <text:p>329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570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8.63">
            <text:p>728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4</text:p>
          </table:table-cell>
          <table:table-cell office:value-type="string">
            <text:p>F/ 1840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table:style-name="ce9" office:value-type="string">
            <text:p>39381559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9.03">
            <text:p>249,0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F/ 1665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table:style-name="ce9" office:value-type="string">
            <text:p>39382010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1.64">
            <text:p>621,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F/ 1804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table:style-name="ce9" office:value-type="string">
            <text:p>39382051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3.77">
            <text:p>153,7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F/ 1501</text:p>
          </table:table-cell>
          <table:table-cell table:style-name="ce7" office:value-type="date" office:date-value="2009-02-14">
            <text:p>14/02/09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table:style-name="ce9" office:value-type="string">
            <text:p>39384055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04.75">
            <text:p>204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F/ 1621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table:style-name="ce9" office:value-type="string">
            <text:p>39597844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92.12">
            <text:p>592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18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84.33">
            <text:p>-84,3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F/ 1594</text:p>
          </table:table-cell>
          <table:table-cell table:style-name="ce7" office:value-type="date" office:date-value="2009-04-30">
            <text:p>30/04/09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table:style-name="ce9" office:value-type="string">
            <text:p>4100012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77">
            <text:p>335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3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7.13">
            <text:p>677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3</text:p>
          </table:table-cell>
          <table:table-cell office:value-type="string">
            <text:p>F/ 1512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table:style-name="ce9" office:value-type="string">
            <text:p>4100012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88.25">
            <text:p>188,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9</text:p>
          </table:table-cell>
          <table:table-cell office:value-type="string">
            <text:p>AB/ 119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table:style-name="ce9" office:value-type="string">
            <text:p>41000130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337.35">
            <text:p>-337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5</text:p>
          </table:table-cell>
          <table:table-cell office:value-type="string">
            <text:p>F/ 1713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table:style-name="ce9" office:value-type="string">
            <text:p>41000131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2.84">
            <text:p>122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22</text:p>
          </table:table-cell>
          <table:table-cell table:style-name="ce7" office:value-type="date" office:date-value="2009-09-24">
            <text:p>24/09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1.66">
            <text:p>671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4</text:p>
          </table:table-cell>
          <table:table-cell office:value-type="string">
            <text:p>F/ 1616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table:style-name="ce9" office:value-type="string">
            <text:p>41000135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1.78">
            <text:p>321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8</text:p>
          </table:table-cell>
          <table:table-cell office:value-type="string">
            <text:p>F/ 1798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table:style-name="ce9" office:value-type="string">
            <text:p>41000136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56.51">
            <text:p>256,5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7</text:p>
          </table:table-cell>
          <table:table-cell office:value-type="string">
            <text:p>F/ 1875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table:style-name="ce9" office:value-type="string">
            <text:p>41000140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23.93">
            <text:p>223,9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AB/ 133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table:style-name="ce9" office:value-type="string">
            <text:p>41000141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493.1">
            <text:p>-493,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8</text:p>
          </table:table-cell>
          <table:table-cell office:value-type="string">
            <text:p>AB/ 14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table:style-name="ce9" office:value-type="string">
            <text:p>41000142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532.74">
            <text:p>-532,7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F/ 1837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table:style-name="ce9" office:value-type="string">
            <text:p>4100014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7.51">
            <text:p>337,5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F/ 1750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table:style-name="ce9" office:value-type="string">
            <text:p>4100014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91.28">
            <text:p>291,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41</text:p>
          </table:table-cell>
          <table:table-cell office:value-type="string">
            <text:p>F/ 1687</text:p>
          </table:table-cell>
          <table:table-cell table:style-name="ce7" office:value-type="date" office:date-value="2009-08-13">
            <text:p>13/08/09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table:style-name="ce9" office:value-type="string">
            <text:p>41000145-I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7.55">
            <text:p>337,5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3</text:p>
          </table:table-cell>
          <table:table-cell office:value-type="string">
            <text:p>F/ 1672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table:style-name="ce9" office:value-type="string">
            <text:p>41000146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11.76">
            <text:p>1311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28</text:p>
          </table:table-cell>
          <table:table-cell table:style-name="ce7" office:value-type="date" office:date-value="2009-05-09">
            <text:p>0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67.91">
            <text:p>-167,9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7</text:p>
          </table:table-cell>
          <table:table-cell office:value-type="string">
            <text:p>F/ 1596</text:p>
          </table:table-cell>
          <table:table-cell table:style-name="ce7" office:value-type="date" office:date-value="2009-05-02">
            <text:p>02/05/09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table:style-name="ce9" office:value-type="string">
            <text:p>4100015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4">
            <text:p>160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1</text:p>
          </table:table-cell>
          <table:table-cell office:value-type="string">
            <text:p>F/ 1761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table:style-name="ce9" office:value-type="string">
            <text:p>41000151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29.57">
            <text:p>429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4</text:p>
          </table:table-cell>
          <table:table-cell office:value-type="string">
            <text:p>F/ 1548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table:style-name="ce9" office:value-type="string">
            <text:p>41000152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7.94">
            <text:p>167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9</text:p>
          </table:table-cell>
          <table:table-cell office:value-type="string">
            <text:p>F/ 1782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table:style-name="ce9" office:value-type="string">
            <text:p>41000153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9.12">
            <text:p>239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3</text:p>
          </table:table-cell>
          <table:table-cell office:value-type="string">
            <text:p>F/ 1856</text:p>
          </table:table-cell>
          <table:table-cell table:style-name="ce7" office:value-type="date" office:date-value="2009-12-21">
            <text:p>21/12/09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table:style-name="ce9" office:value-type="string">
            <text:p>41000155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41.68">
            <text:p>541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5</text:p>
          </table:table-cell>
          <table:table-cell office:value-type="string">
            <text:p>F/ 1469</text:p>
          </table:table-cell>
          <table:table-cell table:style-name="ce7" office:value-type="date" office:date-value="2009-01-12">
            <text:p>12/01/09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table:style-name="ce9" office:value-type="string">
            <text:p>41000156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37.42">
            <text:p>637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AB/ 117</text:p>
          </table:table-cell>
          <table:table-cell table:style-name="ce7" office:value-type="date" office:date-value="2009-01-08">
            <text:p>08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30.75">
            <text:p>-430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F/ 1494</text:p>
          </table:table-cell>
          <table:table-cell table:style-name="ce7" office:value-type="date" office:date-value="2009-01-30">
            <text:p>30/01/09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table:style-name="ce9" office:value-type="string">
            <text:p>41000160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25">
            <text:p>160,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7</text:p>
          </table:table-cell>
          <table:table-cell office:value-type="string">
            <text:p>F/ 1803</text:p>
          </table:table-cell>
          <table:table-cell table:style-name="ce7" office:value-type="date" office:date-value="2009-11-23">
            <text:p>23/11/09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table:style-name="ce9" office:value-type="string">
            <text:p>4100016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4">
            <text:p>159,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F/ 1518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table:style-name="ce9" office:value-type="string">
            <text:p>41000162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2.3">
            <text:p>332,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8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7.81">
            <text:p>117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5</text:p>
          </table:table-cell>
          <table:table-cell office:value-type="string">
            <text:p>F/ 1792</text:p>
          </table:table-cell>
          <table:table-cell table:style-name="ce7" office:value-type="date" office:date-value="2009-11-17">
            <text:p>17/11/09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table:style-name="ce9" office:value-type="string">
            <text:p>41002175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8.69">
            <text:p>168,6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0</text:p>
          </table:table-cell>
          <table:table-cell office:value-type="string">
            <text:p>F/ 1683</text:p>
          </table:table-cell>
          <table:table-cell table:style-name="ce7" office:value-type="date" office:date-value="2009-08-10">
            <text:p>10/08/09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table:style-name="ce9" office:value-type="string">
            <text:p>41002294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85.32">
            <text:p>885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6</text:p>
          </table:table-cell>
          <table:table-cell office:value-type="string">
            <text:p>F/ 1475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table:style-name="ce9" office:value-type="string">
            <text:p>41002915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0.43">
            <text:p>80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9</text:p>
          </table:table-cell>
          <table:table-cell office:value-type="string">
            <text:p>F/ 1658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table:style-name="ce9" office:value-type="string">
            <text:p>41003137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0.78">
            <text:p>64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9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67.13">
            <text:p>267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9</text:p>
          </table:table-cell>
          <table:table-cell office:value-type="string">
            <text:p>F/ 1775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table:style-name="ce9" office:value-type="string">
            <text:p>41003158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32">
            <text:p>162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69</text:p>
          </table:table-cell>
          <table:table-cell office:value-type="string">
            <text:p>F/ 1552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table:style-name="ce9" office:value-type="string">
            <text:p>41003189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16.27">
            <text:p>516,2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F/ 1493</text:p>
          </table:table-cell>
          <table:table-cell table:style-name="ce7" office:value-type="date" office:date-value="2009-01-29">
            <text:p>29/01/09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table:style-name="ce9" office:value-type="string">
            <text:p>41003270-Q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8.54">
            <text:p>498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3</text:p>
          </table:table-cell>
          <table:table-cell office:value-type="string">
            <text:p>F/ 1735</text:p>
          </table:table-cell>
          <table:table-cell table:style-name="ce7" office:value-type="date" office:date-value="2009-10-09">
            <text:p>09/10/09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table:style-name="ce9" office:value-type="string">
            <text:p>41003320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48">
            <text:p>162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83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95.34">
            <text:p>1295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5</text:p>
          </table:table-cell>
          <table:table-cell office:value-type="string">
            <text:p>F/ 149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table:style-name="ce9" office:value-type="string">
            <text:p>41004882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20.58">
            <text:p>220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6</text:p>
          </table:table-cell>
          <table:table-cell office:value-type="string">
            <text:p>F/ 1841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table:style-name="ce9" office:value-type="string">
            <text:p>41005481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8.24">
            <text:p>108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6</text:p>
          </table:table-cell>
          <table:table-cell office:value-type="string">
            <text:p>F/ 1528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table:style-name="ce9" office:value-type="string">
            <text:p>4100563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2.18">
            <text:p>322,1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F/ 1678</text:p>
          </table:table-cell>
          <table:table-cell table:style-name="ce7" office:value-type="date" office:date-value="2009-08-06">
            <text:p>06/08/0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table:style-name="ce9" office:value-type="string">
            <text:p>41005723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2.34">
            <text:p>76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3</text:p>
          </table:table-cell>
          <table:table-cell office:value-type="string">
            <text:p>F/ 1477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table:style-name="ce9" office:value-type="string">
            <text:p>41006180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8.37">
            <text:p>278,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3</text:p>
          </table:table-cell>
          <table:table-cell office:value-type="string">
            <text:p>F/ 147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table:style-name="ce9" office:value-type="string">
            <text:p>4100691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7.49">
            <text:p>337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3</text:p>
          </table:table-cell>
          <table:table-cell office:value-type="string">
            <text:p>F/ 1868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table:style-name="ce9" office:value-type="string">
            <text:p>4100814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47">
            <text:p>498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8</text:p>
          </table:table-cell>
          <table:table-cell office:value-type="string">
            <text:p>F/ 1500</text:p>
          </table:table-cell>
          <table:table-cell table:style-name="ce7" office:value-type="date" office:date-value="2009-02-13">
            <text:p>13/02/09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table:style-name="ce9" office:value-type="string">
            <text:p>41009147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23.77">
            <text:p>223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7</text:p>
          </table:table-cell>
          <table:table-cell office:value-type="string">
            <text:p>F/ 1511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table:style-name="ce9" office:value-type="string">
            <text:p>41009186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37.54">
            <text:p>637,5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F/ 1542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table:style-name="ce9" office:value-type="string">
            <text:p>41009320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4.8">
            <text:p>644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1</text:p>
          </table:table-cell>
          <table:table-cell office:value-type="string">
            <text:p>F/ 1838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table:style-name="ce9" office:value-type="string">
            <text:p>4100962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83.8">
            <text:p>183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0</text:p>
          </table:table-cell>
          <table:table-cell office:value-type="string">
            <text:p>F/ 1696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table:style-name="ce9" office:value-type="string">
            <text:p>41096637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4.64">
            <text:p>314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6</text:p>
          </table:table-cell>
          <table:table-cell office:value-type="string">
            <text:p>F/ 1690</text:p>
          </table:table-cell>
          <table:table-cell table:style-name="ce7" office:value-type="date" office:date-value="2009-08-16">
            <text:p>16/08/09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table:style-name="ce9" office:value-type="string">
            <text:p>4123456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8.4">
            <text:p>638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6</text:p>
          </table:table-cell>
          <table:table-cell office:value-type="string">
            <text:p>AB/ 134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table:style-name="ce9" office:value-type="string">
            <text:p>41234567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160.77">
            <text:p>-160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52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9.24">
            <text:p>629,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F/ 1484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table:style-name="ce9" office:value-type="string">
            <text:p>41234570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32.75">
            <text:p>532,7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8</text:p>
          </table:table-cell>
          <table:table-cell office:value-type="string">
            <text:p>AB/ 126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table:style-name="ce9" office:value-type="string">
            <text:p>4123457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37.55">
            <text:p>-437,5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0</text:p>
          </table:table-cell>
          <table:table-cell office:value-type="string">
            <text:p>F/ 1541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table:style-name="ce9" office:value-type="string">
            <text:p>4123457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2.41">
            <text:p>112,4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F/ 1842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table:style-name="ce9" office:value-type="string">
            <text:p>41234578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97">
            <text:p>223,9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7</text:p>
          </table:table-cell>
          <table:table-cell office:value-type="string">
            <text:p>F/ 1819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table:style-name="ce9" office:value-type="string">
            <text:p>41234579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12">
            <text:p>1309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7</text:p>
          </table:table-cell>
          <table:table-cell office:value-type="string">
            <text:p>AB/ 121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table:style-name="ce9" office:value-type="string">
            <text:p>41234581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645.24">
            <text:p>-645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5</text:p>
          </table:table-cell>
          <table:table-cell office:value-type="string">
            <text:p>F/ 1762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table:style-name="ce9" office:value-type="string">
            <text:p>4123458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2.8">
            <text:p>652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49</text:p>
          </table:table-cell>
          <table:table-cell table:style-name="ce7" office:value-type="date" office:date-value="2009-04-03">
            <text:p>03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6.74">
            <text:p>106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3</text:p>
          </table:table-cell>
          <table:table-cell office:value-type="string">
            <text:p>F/ 1474</text:p>
          </table:table-cell>
          <table:table-cell table:style-name="ce7" office:value-type="date" office:date-value="2009-01-17">
            <text:p>17/01/09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table:style-name="ce9" office:value-type="string">
            <text:p>41234587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19.77">
            <text:p>219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40</text:p>
          </table:table-cell>
          <table:table-cell office:value-type="string">
            <text:p>F/ 1873</text:p>
          </table:table-cell>
          <table:table-cell table:style-name="ce7" office:value-type="date" office:date-value="2009-12-28">
            <text:p>28/12/09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table:style-name="ce9" office:value-type="string">
            <text:p>41234588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7.09">
            <text:p>497,0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8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.87">
            <text:p>58,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3</text:p>
          </table:table-cell>
          <table:table-cell office:value-type="string">
            <text:p>F/ 1466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table:style-name="ce9" office:value-type="string">
            <text:p>412345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9.48">
            <text:p>1309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24</text:p>
          </table:table-cell>
          <table:table-cell office:value-type="string">
            <text:p>F/ 1602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table:style-name="ce9" office:value-type="string">
            <text:p>41234596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8.68">
            <text:p>338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69</text:p>
          </table:table-cell>
          <table:table-cell office:value-type="string">
            <text:p>F/ 1676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table:style-name="ce9" office:value-type="string">
            <text:p>41234597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.74">
            <text:p>76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8</text:p>
          </table:table-cell>
          <table:table-cell office:value-type="string">
            <text:p>F/ 1517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table:style-name="ce9" office:value-type="string">
            <text:p>41234598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0.4">
            <text:p>80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0</text:p>
          </table:table-cell>
          <table:table-cell office:value-type="string">
            <text:p>F/ 1504</text:p>
          </table:table-cell>
          <table:table-cell table:style-name="ce7" office:value-type="date" office:date-value="2009-02-18">
            <text:p>18/02/09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table:style-name="ce9" office:value-type="string">
            <text:p>41234599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08.64">
            <text:p>308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01</text:p>
          </table:table-cell>
          <table:table-cell office:value-type="string">
            <text:p>F/ 1663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table:style-name="ce9" office:value-type="string">
            <text:p>4339196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5.48">
            <text:p>325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01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1.23">
            <text:p>32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3</text:p>
          </table:table-cell>
          <table:table-cell office:value-type="string">
            <text:p>F/ 1456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table:style-name="ce9" office:value-type="string">
            <text:p>43475475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7.57">
            <text:p>137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F/ 1741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table:style-name="ce9" office:value-type="string">
            <text:p>43543633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1.98">
            <text:p>331,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F/ 1747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table:style-name="ce9" office:value-type="string">
            <text:p>4355596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12.33">
            <text:p>1012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5</text:p>
          </table:table-cell>
          <table:table-cell office:value-type="string">
            <text:p>F/ 1773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table:style-name="ce9" office:value-type="string">
            <text:p>44005080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79">
            <text:p>167,7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F/ 1708</text:p>
          </table:table-cell>
          <table:table-cell table:style-name="ce7" office:value-type="date" office:date-value="2009-09-05">
            <text:p>05/09/09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table:style-name="ce9" office:value-type="string">
            <text:p>4460290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8.47">
            <text:p>298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5</text:p>
          </table:table-cell>
          <table:table-cell office:value-type="string">
            <text:p>F/ 1817</text:p>
          </table:table-cell>
          <table:table-cell table:style-name="ce7" office:value-type="date" office:date-value="2009-12-01">
            <text:p>01/12/09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table:style-name="ce9" office:value-type="string">
            <text:p>44981366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5.28">
            <text:p>155,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3</text:p>
          </table:table-cell>
          <table:table-cell office:value-type="string">
            <text:p>F/ 1612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table:style-name="ce9" office:value-type="string">
            <text:p>44999191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78">
            <text:p>329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9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5.63">
            <text:p>325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6</text:p>
          </table:table-cell>
          <table:table-cell office:value-type="string">
            <text:p>F/ 1709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table:style-name="ce9" office:value-type="string">
            <text:p>46063922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6.78">
            <text:p>76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9</text:p>
          </table:table-cell>
          <table:table-cell table:style-name="ce7" office:value-type="date" office:date-value="2009-06-10">
            <text:p>10/06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1.56">
            <text:p>621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0</text:p>
          </table:table-cell>
          <table:table-cell table:style-name="ce7" office:value-type="date" office:date-value="2009-01-05">
            <text:p>0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78.82">
            <text:p>778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2</text:p>
          </table:table-cell>
          <table:table-cell office:value-type="string">
            <text:p>F/ 1695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table:style-name="ce9" office:value-type="string">
            <text:p>46365015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2.02">
            <text:p>332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91</text:p>
          </table:table-cell>
          <table:table-cell table:style-name="ce7" office:value-type="date" office:date-value="2009-08-18">
            <text:p>18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84.41">
            <text:p>384,4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02</text:p>
          </table:table-cell>
          <table:table-cell table:style-name="ce7" office:value-type="date" office:date-value="2009-02-15">
            <text:p>15/0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9.2">
            <text:p>649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3</text:p>
          </table:table-cell>
          <table:table-cell office:value-type="string">
            <text:p>AB/ 123</text:p>
          </table:table-cell>
          <table:table-cell table:style-name="ce7" office:value-type="date" office:date-value="2009-03-28">
            <text:p>28/03/09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table:style-name="ce9" office:value-type="string">
            <text:p>4660748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603.76">
            <text:p>-603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00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01.19">
            <text:p>301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2</text:p>
          </table:table-cell>
          <table:table-cell office:value-type="string">
            <text:p>F/ 1660</text:p>
          </table:table-cell>
          <table:table-cell table:style-name="ce7" office:value-type="date" office:date-value="2009-07-19">
            <text:p>19/07/09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table:style-name="ce9" office:value-type="string">
            <text:p>46609654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96.42">
            <text:p>596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7</text:p>
          </table:table-cell>
          <table:table-cell office:value-type="string">
            <text:p>F/ 1699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table:style-name="ce9" office:value-type="string">
            <text:p>46648047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2.41">
            <text:p>82,4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7</text:p>
          </table:table-cell>
          <table:table-cell office:value-type="string">
            <text:p>F/ 148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table:style-name="ce9" office:value-type="string">
            <text:p>4666098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2.56">
            <text:p>442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4</text:p>
          </table:table-cell>
          <table:table-cell office:value-type="string">
            <text:p>AB/ 141</text:p>
          </table:table-cell>
          <table:table-cell table:style-name="ce7" office:value-type="date" office:date-value="2009-11-15">
            <text:p>15/11/09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table:style-name="ce9" office:value-type="string">
            <text:p>46721314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643.48">
            <text:p>-643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7</text:p>
          </table:table-cell>
          <table:table-cell office:value-type="string">
            <text:p>F/ 1499</text:p>
          </table:table-cell>
          <table:table-cell table:style-name="ce7" office:value-type="date" office:date-value="2009-02-12">
            <text:p>12/02/09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table:style-name="ce9" office:value-type="string">
            <text:p>46723637-X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30.01">
            <text:p>43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6</text:p>
          </table:table-cell>
          <table:table-cell office:value-type="string">
            <text:p>F/ 1497</text:p>
          </table:table-cell>
          <table:table-cell table:style-name="ce7" office:value-type="date" office:date-value="2009-02-06">
            <text:p>06/02/09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table:style-name="ce9" office:value-type="string">
            <text:p>4675700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03.59">
            <text:p>103,5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F/ 1853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table:style-name="ce9" office:value-type="string">
            <text:p>46773033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8.94">
            <text:p>248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37</text:p>
          </table:table-cell>
          <table:table-cell office:value-type="string">
            <text:p>F/ 1655</text:p>
          </table:table-cell>
          <table:table-cell table:style-name="ce7" office:value-type="date" office:date-value="2009-07-13">
            <text:p>13/07/09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table:style-name="ce9" office:value-type="string">
            <text:p>46801633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55.56">
            <text:p>255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51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43">
            <text:p>335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2</text:p>
          </table:table-cell>
          <table:table-cell office:value-type="string">
            <text:p>F/ 1457</text:p>
          </table:table-cell>
          <table:table-cell table:style-name="ce7" office:value-type="date" office:date-value="2009-01-03">
            <text:p>03/01/09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table:style-name="ce9" office:value-type="string">
            <text:p>4680525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07.84">
            <text:p>607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9</text:p>
          </table:table-cell>
          <table:table-cell office:value-type="string">
            <text:p>F/ 178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table:style-name="ce9" office:value-type="string">
            <text:p>46805594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72.88">
            <text:p>472,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F/ 1476</text:p>
          </table:table-cell>
          <table:table-cell table:style-name="ce7" office:value-type="date" office:date-value="2009-01-19">
            <text:p>19/01/0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table:style-name="ce9" office:value-type="string">
            <text:p>46805652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0.74">
            <text:p>670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9</text:p>
          </table:table-cell>
          <table:table-cell office:value-type="string">
            <text:p>F/ 1598</text:p>
          </table:table-cell>
          <table:table-cell table:style-name="ce7" office:value-type="date" office:date-value="2009-05-04">
            <text:p>04/05/0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table:style-name="ce9" office:value-type="string">
            <text:p>46806643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00.65">
            <text:p>300,6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1</text:p>
          </table:table-cell>
          <table:table-cell office:value-type="string">
            <text:p>F/ 1718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table:style-name="ce9" office:value-type="string">
            <text:p>4680706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3.41">
            <text:p>113,4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F/ 1640</text:p>
          </table:table-cell>
          <table:table-cell table:style-name="ce7" office:value-type="date" office:date-value="2009-06-16">
            <text:p>16/06/09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table:style-name="ce9" office:value-type="string">
            <text:p>46807292-C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4.43">
            <text:p>144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8</text:p>
          </table:table-cell>
          <table:table-cell office:value-type="string">
            <text:p>F/ 1679</text:p>
          </table:table-cell>
          <table:table-cell table:style-name="ce7" office:value-type="date" office:date-value="2009-08-07">
            <text:p>07/08/09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table:style-name="ce9" office:value-type="string">
            <text:p>46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06.28">
            <text:p>606,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F/ 1772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table:style-name="ce9" office:value-type="string">
            <text:p>46807406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3.68">
            <text:p>433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62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07.19">
            <text:p>207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6</text:p>
          </table:table-cell>
          <table:table-cell office:value-type="string">
            <text:p>F/ 1712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table:style-name="ce9" office:value-type="string">
            <text:p>46811165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49">
            <text:p>432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0</text:p>
          </table:table-cell>
          <table:table-cell table:style-name="ce7" office:value-type="date" office:date-value="2009-12-09">
            <text:p>09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8.06">
            <text:p>158,0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F/ 1535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table:style-name="ce9" office:value-type="string">
            <text:p>47345320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14">
            <text:p>498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2</text:p>
          </table:table-cell>
          <table:table-cell office:value-type="string">
            <text:p>F/ 1791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table:style-name="ce9" office:value-type="string">
            <text:p>47347758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53">
            <text:p>162,5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77</text:p>
          </table:table-cell>
          <table:table-cell office:value-type="string">
            <text:p>F/ 1470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table:style-name="ce9" office:value-type="string">
            <text:p>47438502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7.46">
            <text:p>637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6</text:p>
          </table:table-cell>
          <table:table-cell office:value-type="string">
            <text:p>F/ 1579</text:p>
          </table:table-cell>
          <table:table-cell table:style-name="ce7" office:value-type="date" office:date-value="2009-04-21">
            <text:p>21/04/09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table:style-name="ce9" office:value-type="string">
            <text:p>47459819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85.81">
            <text:p>185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5</text:p>
          </table:table-cell>
          <table:table-cell office:value-type="string">
            <text:p>F/ 1575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table:style-name="ce9" office:value-type="string">
            <text:p>47603410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9.54">
            <text:p>159,5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F/ 1609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table:style-name="ce9" office:value-type="string">
            <text:p>47609701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36.08">
            <text:p>236,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2</text:p>
          </table:table-cell>
          <table:table-cell office:value-type="string">
            <text:p>F/ 1694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table:style-name="ce9" office:value-type="string">
            <text:p>47623810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3.7">
            <text:p>73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7</text:p>
          </table:table-cell>
          <table:table-cell office:value-type="string">
            <text:p>F/ 1595</text:p>
          </table:table-cell>
          <table:table-cell table:style-name="ce7" office:value-type="date" office:date-value="2009-05-01">
            <text:p>01/05/09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8" office:value-type="string">
            <text:p>47630714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14.79">
            <text:p>714,7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9</text:p>
          </table:table-cell>
          <table:table-cell office:value-type="string">
            <text:p>F/ 1619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table:style-name="ce9" office:value-type="string">
            <text:p>47630760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70.38">
            <text:p>670,3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F/ 1459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table:style-name="ce9" office:value-type="string">
            <text:p>47630938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5.42">
            <text:p>195,4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F/ 1496</text:p>
          </table:table-cell>
          <table:table-cell table:style-name="ce7" office:value-type="date" office:date-value="2009-02-04">
            <text:p>04/02/09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table:style-name="ce9" office:value-type="string">
            <text:p>47631062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4.73">
            <text:p>194,7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F/ 1529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table:style-name="ce9" office:value-type="string">
            <text:p>47631122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5.55">
            <text:p>995,5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19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46.89">
            <text:p>146,8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4</text:p>
          </table:table-cell>
          <table:table-cell office:value-type="string">
            <text:p>F/ 1543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table:style-name="ce9" office:value-type="string">
            <text:p>4763165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6.73">
            <text:p>126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5</text:p>
          </table:table-cell>
          <table:table-cell office:value-type="string">
            <text:p>F/ 1531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8" office:value-type="string">
            <text:p>47631694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0.46">
            <text:p>670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1</text:p>
          </table:table-cell>
          <table:table-cell office:value-type="string">
            <text:p>F/ 1867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table:style-name="ce9" office:value-type="string">
            <text:p>47632022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89.74">
            <text:p>589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49</text:p>
          </table:table-cell>
          <table:table-cell office:value-type="string">
            <text:p>F/ 1793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table:style-name="ce9" office:value-type="string">
            <text:p>47632091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0.66">
            <text:p>670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42</text:p>
          </table:table-cell>
          <table:table-cell office:value-type="string">
            <text:p>F/ 1820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table:style-name="ce9" office:value-type="string">
            <text:p>4763211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11.88">
            <text:p>211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5</text:p>
          </table:table-cell>
          <table:table-cell office:value-type="string">
            <text:p>AB/ 142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table:style-name="ce9" office:value-type="string">
            <text:p>47632413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497.85">
            <text:p>-497,8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7</text:p>
          </table:table-cell>
          <table:table-cell office:value-type="string">
            <text:p>F/ 1589</text:p>
          </table:table-cell>
          <table:table-cell table:style-name="ce7" office:value-type="date" office:date-value="2009-04-27">
            <text:p>27/04/09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table:style-name="ce9" office:value-type="string">
            <text:p>47632500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8.69">
            <text:p>148,6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4</text:p>
          </table:table-cell>
          <table:table-cell office:value-type="string">
            <text:p>F/ 1510</text:p>
          </table:table-cell>
          <table:table-cell table:style-name="ce7" office:value-type="date" office:date-value="2009-03-05">
            <text:p>05/03/09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table:style-name="ce9" office:value-type="string">
            <text:p>47632631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8.1">
            <text:p>648,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8</text:p>
          </table:table-cell>
          <table:table-cell office:value-type="string">
            <text:p>F/ 1754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table:style-name="ce9" office:value-type="string">
            <text:p>47632722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9.65">
            <text:p>199,6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8</text:p>
          </table:table-cell>
          <table:table-cell office:value-type="string">
            <text:p>F/ 1807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table:style-name="ce9" office:value-type="string">
            <text:p>47632759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9.6">
            <text:p>329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8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513.45">
            <text:p>-513,4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8</text:p>
          </table:table-cell>
          <table:table-cell office:value-type="string">
            <text:p>F/ 1606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table:style-name="ce9" office:value-type="string">
            <text:p>47632780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7.07">
            <text:p>297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9</text:p>
          </table:table-cell>
          <table:table-cell office:value-type="string">
            <text:p>F/ 1622</text:p>
          </table:table-cell>
          <table:table-cell table:style-name="ce7" office:value-type="date" office:date-value="2009-05-19">
            <text:p>19/05/0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table:style-name="ce9" office:value-type="string">
            <text:p>47632935-I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71">
            <text:p>432,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1</text:p>
          </table:table-cell>
          <table:table-cell office:value-type="string">
            <text:p>AB/ 122</text:p>
          </table:table-cell>
          <table:table-cell table:style-name="ce7" office:value-type="date" office:date-value="2009-03-24">
            <text:p>24/03/09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table:style-name="ce9" office:value-type="string">
            <text:p>4763300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587.82">
            <text:p>-587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0</text:p>
          </table:table-cell>
          <table:table-cell office:value-type="string">
            <text:p>F/ 1666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table:style-name="ce9" office:value-type="string">
            <text:p>4763380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23.57">
            <text:p>223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3</text:p>
          </table:table-cell>
          <table:table-cell office:value-type="string">
            <text:p>F/ 1487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table:style-name="ce9" office:value-type="string">
            <text:p>47633931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95">
            <text:p>432,9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F/ 1645</text:p>
          </table:table-cell>
          <table:table-cell table:style-name="ce7" office:value-type="date" office:date-value="2009-06-30">
            <text:p>30/06/09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table:style-name="ce9" office:value-type="string">
            <text:p>4763397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7.7">
            <text:p>637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9</text:p>
          </table:table-cell>
          <table:table-cell office:value-type="string">
            <text:p>F/ 1467</text:p>
          </table:table-cell>
          <table:table-cell table:style-name="ce7" office:value-type="date" office:date-value="2009-01-10">
            <text:p>10/01/0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table:style-name="ce9" office:value-type="string">
            <text:p>47640818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3.57">
            <text:p>153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1</text:p>
          </table:table-cell>
          <table:table-cell office:value-type="string">
            <text:p>F/ 1607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table:style-name="ce9" office:value-type="string">
            <text:p>47658005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54.56">
            <text:p>654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6</text:p>
          </table:table-cell>
          <table:table-cell office:value-type="string">
            <text:p>F/ 1824</text:p>
          </table:table-cell>
          <table:table-cell table:style-name="ce7" office:value-type="date" office:date-value="2009-12-05">
            <text:p>05/12/09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table:style-name="ce9" office:value-type="string">
            <text:p>47705338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7.74">
            <text:p>637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9</text:p>
          </table:table-cell>
          <table:table-cell office:value-type="string">
            <text:p>F/ 1870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table:style-name="ce9" office:value-type="string">
            <text:p>47705632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3.7">
            <text:p>643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5</text:p>
          </table:table-cell>
          <table:table-cell office:value-type="string">
            <text:p>F/ 1776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table:style-name="ce9" office:value-type="string">
            <text:p>47705792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5.9">
            <text:p>645,9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4</text:p>
          </table:table-cell>
          <table:table-cell office:value-type="string">
            <text:p>F/ 1584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table:style-name="ce9" office:value-type="string">
            <text:p>47707919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2.59">
            <text:p>212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5</text:p>
          </table:table-cell>
          <table:table-cell office:value-type="string">
            <text:p>F/ 1483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table:style-name="ce9" office:value-type="string">
            <text:p>47708972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11.59">
            <text:p>111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24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0.78">
            <text:p>31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4</text:p>
          </table:table-cell>
          <table:table-cell office:value-type="string">
            <text:p>F/ 1562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table:style-name="ce9" office:value-type="string">
            <text:p>47730329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9.11">
            <text:p>239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1</text:p>
          </table:table-cell>
          <table:table-cell office:value-type="string">
            <text:p>F/ 1568</text:p>
          </table:table-cell>
          <table:table-cell table:style-name="ce7" office:value-type="date" office:date-value="2009-04-13">
            <text:p>13/04/09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table:style-name="ce9" office:value-type="string">
            <text:p>47805915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2.53">
            <text:p>162,5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82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17.62">
            <text:p>517,6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9</text:p>
          </table:table-cell>
          <table:table-cell office:value-type="string">
            <text:p>F/ 1728</text:p>
          </table:table-cell>
          <table:table-cell table:style-name="ce7" office:value-type="date" office:date-value="2009-09-29">
            <text:p>29/09/0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table:style-name="ce9" office:value-type="string">
            <text:p>47808116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0.36">
            <text:p>80,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6</text:p>
          </table:table-cell>
          <table:table-cell office:value-type="string">
            <text:p>F/ 1766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table:style-name="ce9" office:value-type="string">
            <text:p>47810747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83.71">
            <text:p>283,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1</text:p>
          </table:table-cell>
          <table:table-cell office:value-type="string">
            <text:p>F/ 1862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table:style-name="ce9" office:value-type="string">
            <text:p>47811929-X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47.27">
            <text:p>247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15</text:p>
          </table:table-cell>
          <table:table-cell office:value-type="string">
            <text:p>F/ 1526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table:style-name="ce9" office:value-type="string">
            <text:p>47846259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2.07">
            <text:p>322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1</text:p>
          </table:table-cell>
          <table:table-cell office:value-type="string">
            <text:p>F/ 1600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table:style-name="ce9" office:value-type="string">
            <text:p>47875659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2.61">
            <text:p>292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2</text:p>
          </table:table-cell>
          <table:table-cell office:value-type="string">
            <text:p>F/ 1625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table:style-name="ce9" office:value-type="string">
            <text:p>52210376-Q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47.88">
            <text:p>147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0</text:p>
          </table:table-cell>
          <table:table-cell office:value-type="string">
            <text:p>F/ 1860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8" office:value-type="string">
            <text:p>52212146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3.39">
            <text:p>153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4</text:p>
          </table:table-cell>
          <table:table-cell office:value-type="string">
            <text:p>F/ 1495</text:p>
          </table:table-cell>
          <table:table-cell table:style-name="ce7" office:value-type="date" office:date-value="2009-02-02">
            <text:p>02/02/09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8" office:value-type="string">
            <text:p>52212147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98.21">
            <text:p>398,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2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8.28">
            <text:p>628,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8</text:p>
          </table:table-cell>
          <table:table-cell office:value-type="string">
            <text:p>AB/ 143</text:p>
          </table:table-cell>
          <table:table-cell table:style-name="ce7" office:value-type="date" office:date-value="2009-12-07">
            <text:p>07/12/09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table:style-name="ce9" office:value-type="string">
            <text:p>52215145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334.49">
            <text:p>-334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9</text:p>
          </table:table-cell>
          <table:table-cell office:value-type="string">
            <text:p>F/ 1508</text:p>
          </table:table-cell>
          <table:table-cell table:style-name="ce7" office:value-type="date" office:date-value="2009-02-28">
            <text:p>28/02/0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table:style-name="ce9" office:value-type="string">
            <text:p>52217016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89.16">
            <text:p>1289,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F/ 1770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table:style-name="ce9" office:value-type="string">
            <text:p>52219378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6.81">
            <text:p>196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4</text:p>
          </table:table-cell>
          <table:table-cell office:value-type="string">
            <text:p>F/ 1558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table:style-name="ce9" office:value-type="string">
            <text:p>52219817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1.83">
            <text:p>331,8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9</text:p>
          </table:table-cell>
          <table:table-cell office:value-type="string">
            <text:p>F/ 1486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table:style-name="ce9" office:value-type="string">
            <text:p>5240870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66">
            <text:p>167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9</text:p>
          </table:table-cell>
          <table:table-cell office:value-type="string">
            <text:p>AB/ 132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table:style-name="ce9" office:value-type="string">
            <text:p>5242098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527.11">
            <text:p>-527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7</text:p>
          </table:table-cell>
          <table:table-cell office:value-type="string">
            <text:p>F/ 1468</text:p>
          </table:table-cell>
          <table:table-cell table:style-name="ce7" office:value-type="date" office:date-value="2009-01-11">
            <text:p>11/01/09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table:style-name="ce9" office:value-type="string">
            <text:p>52421546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586.94">
            <text:p>586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53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08.7">
            <text:p>608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03</text:p>
          </table:table-cell>
          <table:table-cell office:value-type="string">
            <text:p>F/ 1515</text:p>
          </table:table-cell>
          <table:table-cell table:style-name="ce7" office:value-type="date" office:date-value="2009-03-09">
            <text:p>09/03/09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table:style-name="ce9" office:value-type="string">
            <text:p>52422801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5.24">
            <text:p>195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4</text:p>
          </table:table-cell>
          <table:table-cell office:value-type="string">
            <text:p>F/ 1869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table:style-name="ce9" office:value-type="string">
            <text:p>5242283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7.95">
            <text:p>167,9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1</text:p>
          </table:table-cell>
          <table:table-cell office:value-type="string">
            <text:p>F/ 1569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table:style-name="ce9" office:value-type="string">
            <text:p>52422893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24.53">
            <text:p>824,5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6</text:p>
          </table:table-cell>
          <table:table-cell table:style-name="ce7" office:value-type="date" office:date-value="2009-07-15">
            <text:p>15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75">
            <text:p>72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F/ 1711</text:p>
          </table:table-cell>
          <table:table-cell table:style-name="ce7" office:value-type="date" office:date-value="2009-09-08">
            <text:p>08/09/09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8" office:value-type="string">
            <text:p>52423176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29">
            <text:p>335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7</text:p>
          </table:table-cell>
          <table:table-cell office:value-type="string">
            <text:p>F/ 1806</text:p>
          </table:table-cell>
          <table:table-cell table:style-name="ce7" office:value-type="date" office:date-value="2009-11-25">
            <text:p>25/11/09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table:style-name="ce9" office:value-type="string">
            <text:p>52423502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8.21">
            <text:p>98,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3</text:p>
          </table:table-cell>
          <table:table-cell office:value-type="string">
            <text:p>AB/ 1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8" office:value-type="string">
            <text:p>5242371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217.81">
            <text:p>-217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9</text:p>
          </table:table-cell>
          <table:table-cell office:value-type="string">
            <text:p>F/ 1680</text:p>
          </table:table-cell>
          <table:table-cell table:style-name="ce7" office:value-type="date" office:date-value="2009-08-08">
            <text:p>08/08/0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table:style-name="ce9" office:value-type="string">
            <text:p>52423837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1.51">
            <text:p>111,5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73</text:p>
          </table:table-cell>
          <table:table-cell table:style-name="ce7" office:value-type="date" office:date-value="2009-01-15">
            <text:p>1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15">
            <text:p>335,1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F/ 1560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table:style-name="ce9" office:value-type="string">
            <text:p>52424470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4.76">
            <text:p>164,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F/ 1809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table:style-name="ce9" office:value-type="string">
            <text:p>52424492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5.31">
            <text:p>995,3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06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1.48">
            <text:p>1301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0</text:p>
          </table:table-cell>
          <table:table-cell office:value-type="string">
            <text:p>F/ 1863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table:style-name="ce9" office:value-type="string">
            <text:p>5242481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54.23">
            <text:p>1654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4</text:p>
          </table:table-cell>
          <table:table-cell office:value-type="string">
            <text:p>F/ 1462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table:style-name="ce9" office:value-type="string">
            <text:p>52424822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94.44">
            <text:p>1294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7</text:p>
          </table:table-cell>
          <table:table-cell office:value-type="string">
            <text:p>F/ 1738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table:style-name="ce9" office:value-type="string">
            <text:p>52425361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9.91">
            <text:p>159,9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F/ 1771</text:p>
          </table:table-cell>
          <table:table-cell table:style-name="ce7" office:value-type="date" office:date-value="2009-11-05">
            <text:p>05/11/09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8" office:value-type="string">
            <text:p>52425541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76.37">
            <text:p>776,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7</text:p>
          </table:table-cell>
          <table:table-cell office:value-type="string">
            <text:p>F/ 1764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table:style-name="ce9" office:value-type="string">
            <text:p>52425556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03.88">
            <text:p>603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498</text:p>
          </table:table-cell>
          <table:table-cell table:style-name="ce7" office:value-type="date" office:date-value="2009-02-08">
            <text:p>08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68">
            <text:p>329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88</text:p>
          </table:table-cell>
          <table:table-cell office:value-type="string">
            <text:p>F/ 1823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table:style-name="ce9" office:value-type="string">
            <text:p>52425907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48.63">
            <text:p>748,6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F/ 1471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table:style-name="ce9" office:value-type="string">
            <text:p>52425925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5.58">
            <text:p>635,5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F/ 1734</text:p>
          </table:table-cell>
          <table:table-cell table:style-name="ce7" office:value-type="date" office:date-value="2009-10-08">
            <text:p>08/10/09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table:style-name="ce9" office:value-type="string">
            <text:p>52426255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0.94">
            <text:p>330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7</text:p>
          </table:table-cell>
          <table:table-cell office:value-type="string">
            <text:p>F/ 1848</text:p>
          </table:table-cell>
          <table:table-cell table:style-name="ce7" office:value-type="date" office:date-value="2009-12-17">
            <text:p>17/12/09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table:style-name="ce9" office:value-type="string">
            <text:p>5242628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2.39">
            <text:p>82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58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3.38">
            <text:p>73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0</text:p>
          </table:table-cell>
          <table:table-cell office:value-type="string">
            <text:p>F/ 1585</text:p>
          </table:table-cell>
          <table:table-cell table:style-name="ce7" office:value-type="date" office:date-value="2009-04-25">
            <text:p>25/04/09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8" office:value-type="string">
            <text:p>52426968-U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1.93">
            <text:p>141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1</text:p>
          </table:table-cell>
          <table:table-cell office:value-type="string">
            <text:p>AB/ 124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table:style-name="ce9" office:value-type="string">
            <text:p>52427400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287.84">
            <text:p>-1287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8</text:p>
          </table:table-cell>
          <table:table-cell office:value-type="string">
            <text:p>F/ 1674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table:style-name="ce9" office:value-type="string">
            <text:p>524276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6.93">
            <text:p>196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2</text:p>
          </table:table-cell>
          <table:table-cell office:value-type="string">
            <text:p>F/ 1736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table:style-name="ce9" office:value-type="string">
            <text:p>5242795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25">
            <text:p>335,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F/ 1686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table:style-name="ce9" office:value-type="string">
            <text:p>52428030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51.24">
            <text:p>951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1</text:p>
          </table:table-cell>
          <table:table-cell office:value-type="string">
            <text:p>F/ 1533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table:style-name="ce9" office:value-type="string">
            <text:p>52428036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8.2">
            <text:p>328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2</text:p>
          </table:table-cell>
          <table:table-cell office:value-type="string">
            <text:p>F/ 1664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table:style-name="ce9" office:value-type="string">
            <text:p>5242805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59.19">
            <text:p>459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67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96.18">
            <text:p>196,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5</text:p>
          </table:table-cell>
          <table:table-cell office:value-type="string">
            <text:p>F/ 1677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table:style-name="ce9" office:value-type="string">
            <text:p>52428345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9.48">
            <text:p>329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20</text:p>
          </table:table-cell>
          <table:table-cell office:value-type="string">
            <text:p>F/ 1550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table:style-name="ce9" office:value-type="string">
            <text:p>5242834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79.24">
            <text:p>579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7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73.54">
            <text:p>1473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7</text:p>
          </table:table-cell>
          <table:table-cell office:value-type="string">
            <text:p>F/ 1698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table:style-name="ce9" office:value-type="string">
            <text:p>52428434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72">
            <text:p>72,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14</text:p>
          </table:table-cell>
          <table:table-cell office:value-type="string">
            <text:p>F/ 1546</text:p>
          </table:table-cell>
          <table:table-cell table:style-name="ce7" office:value-type="date" office:date-value="2009-04-01">
            <text:p>01/04/09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table:style-name="ce9" office:value-type="string">
            <text:p>52428452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1.23">
            <text:p>44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2</text:p>
          </table:table-cell>
          <table:table-cell office:value-type="string">
            <text:p>F/ 1599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table:style-name="ce9" office:value-type="string">
            <text:p>5242859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27">
            <text:p>335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9</text:p>
          </table:table-cell>
          <table:table-cell office:value-type="string">
            <text:p>F/ 1553</text:p>
          </table:table-cell>
          <table:table-cell table:style-name="ce7" office:value-type="date" office:date-value="2009-04-05">
            <text:p>05/04/0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table:style-name="ce9" office:value-type="string">
            <text:p>52428600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7.14">
            <text:p>107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73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82">
            <text:p>72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3</text:p>
          </table:table-cell>
          <table:table-cell office:value-type="string">
            <text:p>F/ 1729</text:p>
          </table:table-cell>
          <table:table-cell table:style-name="ce7" office:value-type="date" office:date-value="2009-10-01">
            <text:p>01/10/09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8" office:value-type="string">
            <text:p>52428703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64.27">
            <text:p>264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4</text:p>
          </table:table-cell>
          <table:table-cell office:value-type="string">
            <text:p>F/ 1555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table:style-name="ce9" office:value-type="string">
            <text:p>52428740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3.76">
            <text:p>93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8</text:p>
          </table:table-cell>
          <table:table-cell office:value-type="string">
            <text:p>F/ 1668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table:style-name="ce9" office:value-type="string">
            <text:p>52428795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90.92">
            <text:p>1290,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8</text:p>
          </table:table-cell>
          <table:table-cell office:value-type="string">
            <text:p>F/ 1603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table:style-name="ce9" office:value-type="string">
            <text:p>5242885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6.95">
            <text:p>296,9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4</text:p>
          </table:table-cell>
          <table:table-cell office:value-type="string">
            <text:p>F/ 1704</text:p>
          </table:table-cell>
          <table:table-cell table:style-name="ce7" office:value-type="date" office:date-value="2009-08-29">
            <text:p>29/08/09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table:style-name="ce9" office:value-type="string">
            <text:p>52428877-N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6.77">
            <text:p>146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18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10.44">
            <text:p>1310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0</text:p>
          </table:table-cell>
          <table:table-cell office:value-type="string">
            <text:p>F/ 1720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table:style-name="ce9" office:value-type="string">
            <text:p>5242926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1.71">
            <text:p>91,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1</text:p>
          </table:table-cell>
          <table:table-cell office:value-type="string">
            <text:p>F/ 1816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8" office:value-type="string">
            <text:p>52429415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00.3">
            <text:p>300,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3</text:p>
          </table:table-cell>
          <table:table-cell office:value-type="string">
            <text:p>F/ 1642</text:p>
          </table:table-cell>
          <table:table-cell table:style-name="ce7" office:value-type="date" office:date-value="2009-06-20">
            <text:p>20/06/09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table:style-name="ce9" office:value-type="string">
            <text:p>5242976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6.75">
            <text:p>996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F/ 1812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table:style-name="ce9" office:value-type="string">
            <text:p>53085983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1.98">
            <text:p>321,9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6</text:p>
          </table:table-cell>
          <table:table-cell office:value-type="string">
            <text:p>F/ 1861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table:style-name="ce9" office:value-type="string">
            <text:p>53326297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82.7">
            <text:p>582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55</text:p>
          </table:table-cell>
          <table:table-cell office:value-type="string">
            <text:p>F/ 1739</text:p>
          </table:table-cell>
          <table:table-cell table:style-name="ce7" office:value-type="date" office:date-value="2009-10-15">
            <text:p>15/10/09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table:style-name="ce9" office:value-type="string">
            <text:p>5332646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71.7">
            <text:p>671,7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F/ 1737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table:style-name="ce9" office:value-type="string">
            <text:p>53326731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20.96">
            <text:p>220,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F/ 1661</text:p>
          </table:table-cell>
          <table:table-cell table:style-name="ce7" office:value-type="date" office:date-value="2009-07-21">
            <text:p>21/07/09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table:style-name="ce9" office:value-type="string">
            <text:p>53326736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85.64">
            <text:p>185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3</text:p>
          </table:table-cell>
          <table:table-cell office:value-type="string">
            <text:p>F/ 1693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table:style-name="ce9" office:value-type="string">
            <text:p>53327414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9.57">
            <text:p>159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5</text:p>
          </table:table-cell>
          <table:table-cell office:value-type="string">
            <text:p>F/ 1628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table:style-name="ce9" office:value-type="string">
            <text:p>53328148-C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8">
            <text:p>159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846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3.85">
            <text:p>323,8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F/ 1844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table:style-name="ce9" office:value-type="string">
            <text:p>53328818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94.81">
            <text:p>294,8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AB/ 120</text:p>
          </table:table-cell>
          <table:table-cell table:style-name="ce7" office:value-type="date" office:date-value="2009-01-28">
            <text:p>28/01/09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table:style-name="ce9" office:value-type="string">
            <text:p>53328875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48.42">
            <text:p>-148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5</text:p>
          </table:table-cell>
          <table:table-cell office:value-type="string">
            <text:p>F/ 1524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table:style-name="ce9" office:value-type="string">
            <text:p>5332912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915.82">
            <text:p>915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65</text:p>
          </table:table-cell>
          <table:table-cell office:value-type="string">
            <text:p>F/ 1547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table:style-name="ce9" office:value-type="string">
            <text:p>53329219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3.44">
            <text:p>153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32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63">
            <text:p>318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1</text:p>
          </table:table-cell>
          <table:table-cell office:value-type="string">
            <text:p>F/ 1614</text:p>
          </table:table-cell>
          <table:table-cell table:style-name="ce7" office:value-type="date" office:date-value="2009-05-13">
            <text:p>13/05/09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table:style-name="ce9" office:value-type="string">
            <text:p>53329600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2.32">
            <text:p>162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68</text:p>
          </table:table-cell>
          <table:table-cell office:value-type="string">
            <text:p>F/ 148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table:style-name="ce9" office:value-type="string">
            <text:p>53330011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33.59">
            <text:p>433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2</text:p>
          </table:table-cell>
          <table:table-cell office:value-type="string">
            <text:p>F/ 1781</text:p>
          </table:table-cell>
          <table:table-cell table:style-name="ce7" office:value-type="date" office:date-value="2009-11-11">
            <text:p>11/11/09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table:style-name="ce9" office:value-type="string">
            <text:p>5432154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58.39">
            <text:p>558,3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F/ 1458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table:style-name="ce9" office:value-type="string">
            <text:p>54674433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58">
            <text:p>168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1</text:p>
          </table:table-cell>
          <table:table-cell office:value-type="string">
            <text:p>F/ 1688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table:style-name="ce9" office:value-type="string">
            <text:p>69290664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56.34">
            <text:p>1156,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F/ 1721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table:style-name="ce9" office:value-type="string">
            <text:p>76543210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7.9">
            <text:p>587,9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7</text:p>
          </table:table-cell>
          <table:table-cell office:value-type="string">
            <text:p>F/ 1876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table:style-name="ce9" office:value-type="string">
            <text:p>77317485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89">
            <text:p>318,8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22</text:p>
          </table:table-cell>
          <table:table-cell office:value-type="string">
            <text:p>F/ 1675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table:style-name="ce9" office:value-type="string">
            <text:p>7731750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45.27">
            <text:p>445,2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F/ 1588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table:style-name="ce9" office:value-type="string">
            <text:p>77317617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7.88">
            <text:p>647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745</text:p>
          </table:table-cell>
          <table:table-cell table:style-name="ce7" office:value-type="date" office:date-value="2009-10-21">
            <text:p>21/10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01.58">
            <text:p>301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1</text:p>
          </table:table-cell>
          <table:table-cell office:value-type="string">
            <text:p>F/ 1857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table:style-name="ce9" office:value-type="string">
            <text:p>77317628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4.82">
            <text:p>294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74</text:p>
          </table:table-cell>
          <table:table-cell office:value-type="string">
            <text:p>F/ 1514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8" office:value-type="string">
            <text:p>77318633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89.43">
            <text:p>189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1</text:p>
          </table:table-cell>
          <table:table-cell office:value-type="string">
            <text:p>F/ 1634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table:style-name="ce9" office:value-type="string">
            <text:p>77318673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0.26">
            <text:p>670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465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10.88">
            <text:p>1310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40</text:p>
          </table:table-cell>
          <table:table-cell office:value-type="string">
            <text:p>F/ 1554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table:style-name="ce9" office:value-type="string">
            <text:p>7761386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4.14">
            <text:p>124,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F/ 1794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table:style-name="ce9" office:value-type="string">
            <text:p>7761417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14.24">
            <text:p>614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81</text:p>
          </table:table-cell>
          <table:table-cell office:value-type="string">
            <text:p>F/ 1836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table:style-name="ce9" office:value-type="string">
            <text:p>7761417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08.21">
            <text:p>208,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59</text:p>
          </table:table-cell>
          <table:table-cell office:value-type="string">
            <text:p>F/ 1682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table:style-name="ce9" office:value-type="string">
            <text:p>77741884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8.01">
            <text:p>78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8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5.96">
            <text:p>325,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F/ 1802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table:style-name="ce9" office:value-type="string">
            <text:p>7774198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5.48">
            <text:p>155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73</text:p>
          </table:table-cell>
          <table:table-cell office:value-type="string">
            <text:p>F/ 1825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table:style-name="ce9" office:value-type="string">
            <text:p>7774200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59.42">
            <text:p>759,4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F/ 1520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table:style-name="ce9" office:value-type="string">
            <text:p>77742016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09.57">
            <text:p>209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2</text:p>
          </table:table-cell>
          <table:table-cell office:value-type="string">
            <text:p>F/ 1799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table:style-name="ce9" office:value-type="string">
            <text:p>79290549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79.67">
            <text:p>279,6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3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7.59">
            <text:p>167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7</text:p>
          </table:table-cell>
          <table:table-cell office:value-type="string">
            <text:p>F/ 1778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table:style-name="ce9" office:value-type="string">
            <text:p>79290627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89.52">
            <text:p>289,5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1</text:p>
          </table:table-cell>
          <table:table-cell office:value-type="string">
            <text:p>F/ 1651</text:p>
          </table:table-cell>
          <table:table-cell table:style-name="ce7" office:value-type="date" office:date-value="2009-07-04">
            <text:p>04/07/09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table:style-name="ce9" office:value-type="string">
            <text:p>7929065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0.18">
            <text:p>80,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8</text:p>
          </table:table-cell>
          <table:table-cell office:value-type="string">
            <text:p>F/ 1657</text:p>
          </table:table-cell>
          <table:table-cell table:style-name="ce7" office:value-type="date" office:date-value="2009-07-17">
            <text:p>17/07/09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8" office:value-type="string">
            <text:p>79290663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8.76">
            <text:p>648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92</text:p>
          </table:table-cell>
          <table:table-cell office:value-type="string">
            <text:p>F/ 1536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table:style-name="ce9" office:value-type="string">
            <text:p>7929066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56.34">
            <text:p>556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7</text:p>
          </table:table-cell>
          <table:table-cell office:value-type="string">
            <text:p>F/ 1527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table:style-name="ce9" office:value-type="string">
            <text:p>79290672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2.4">
            <text:p>82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41</text:p>
          </table:table-cell>
          <table:table-cell office:value-type="string">
            <text:p>F/ 1638</text:p>
          </table:table-cell>
          <table:table-cell table:style-name="ce7" office:value-type="date" office:date-value="2009-06-09">
            <text:p>09/06/09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table:style-name="ce9" office:value-type="string">
            <text:p>7929068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0.78">
            <text:p>67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2</text:p>
          </table:table-cell>
          <table:table-cell office:value-type="string">
            <text:p>F/ 1731</text:p>
          </table:table-cell>
          <table:table-cell table:style-name="ce7" office:value-type="date" office:date-value="2009-10-05">
            <text:p>05/10/09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table:style-name="ce9" office:value-type="string">
            <text:p>81063922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4.29">
            <text:p>234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1</text:p>
          </table:table-cell>
          <table:table-cell office:value-type="string">
            <text:p>F/ 1454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table:style-name="ce9" office:value-type="string">
            <text:p>81210320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2</text:p>
          </table:table-cell>
          <table:table-cell table:style-name="ce7" office:value-type="date" office:date-value="2009-07-07">
            <text:p>07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9.11">
            <text:p>319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3</text:p>
          </table:table-cell>
          <table:table-cell table:style-name="ce7" office:value-type="date" office:date-value="2009-10-07">
            <text:p>07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96.86">
            <text:p>496,8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51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84.74">
            <text:p>284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8</text:p>
          </table:table-cell>
          <table:table-cell office:value-type="string">
            <text:p>F/ 1805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table:style-name="ce9" office:value-type="string">
            <text:p>81408943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8.06">
            <text:p>638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1</text:p>
          </table:table-cell>
          <table:table-cell office:value-type="string">
            <text:p>F/ 1707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table:style-name="ce9" office:value-type="string">
            <text:p>81607482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93.46">
            <text:p>393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16</text:p>
          </table:table-cell>
          <table:table-cell table:style-name="ce7" office:value-type="date" office:date-value="2009-09-14">
            <text:p>14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2.34">
            <text:p>11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9</text:p>
          </table:table-cell>
          <table:table-cell office:value-type="string">
            <text:p>F/ 1620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table:style-name="ce9" office:value-type="string">
            <text:p>81609654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87.64">
            <text:p>287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4</text:p>
          </table:table-cell>
          <table:table-cell office:value-type="string">
            <text:p>F/ 1702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table:style-name="ce9" office:value-type="string">
            <text:p>81648047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9.09">
            <text:p>319,0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2</text:p>
          </table:table-cell>
          <table:table-cell office:value-type="string">
            <text:p>F/ 1859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table:style-name="ce9" office:value-type="string">
            <text:p>81660988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1.4">
            <text:p>161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86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75.64">
            <text:p>875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35</text:p>
          </table:table-cell>
          <table:table-cell office:value-type="string">
            <text:p>F/ 1576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table:style-name="ce9" office:value-type="string">
            <text:p>81723637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89.93">
            <text:p>389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7</text:p>
          </table:table-cell>
          <table:table-cell office:value-type="string">
            <text:p>F/ 1759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table:style-name="ce9" office:value-type="string">
            <text:p>81757006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2.13">
            <text:p>332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53</text:p>
          </table:table-cell>
          <table:table-cell office:value-type="string">
            <text:p>F/ 1563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table:style-name="ce9" office:value-type="string">
            <text:p>81773033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68.12">
            <text:p>768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44</text:p>
          </table:table-cell>
          <table:table-cell table:style-name="ce7" office:value-type="date" office:date-value="2009-06-29">
            <text:p>29/06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1.16">
            <text:p>161,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2</text:p>
          </table:table-cell>
          <table:table-cell office:value-type="string">
            <text:p>F/ 1592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table:style-name="ce9" office:value-type="string">
            <text:p>81804910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5.86">
            <text:p>155,8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F/ 1774</text:p>
          </table:table-cell>
          <table:table-cell table:style-name="ce7" office:value-type="date" office:date-value="2009-11-07">
            <text:p>07/11/09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table:style-name="ce9" office:value-type="string">
            <text:p>8180525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1.18">
            <text:p>671,1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F/ 1525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table:style-name="ce9" office:value-type="string">
            <text:p>81805594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57.31">
            <text:p>857,3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0</text:p>
          </table:table-cell>
          <table:table-cell office:value-type="string">
            <text:p>F/ 1871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table:style-name="ce9" office:value-type="string">
            <text:p>8180565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8.11">
            <text:p>498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26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4.28">
            <text:p>634,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F/ 1743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table:style-name="ce9" office:value-type="string">
            <text:p>81807063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43.76">
            <text:p>743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7</text:p>
          </table:table-cell>
          <table:table-cell office:value-type="string">
            <text:p>F/ 1593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table:style-name="ce9" office:value-type="string">
            <text:p>8180729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05.73">
            <text:p>105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3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97">
            <text:p>152,9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F/ 1827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table:style-name="ce9" office:value-type="string">
            <text:p>8180740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74">
            <text:p>223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3</text:p>
          </table:table-cell>
          <table:table-cell office:value-type="string">
            <text:p>F/ 1763</text:p>
          </table:table-cell>
          <table:table-cell table:style-name="ce7" office:value-type="date" office:date-value="2009-11-01">
            <text:p>01/11/09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table:style-name="ce9" office:value-type="string">
            <text:p>81808369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69.88">
            <text:p>869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04</text:p>
          </table:table-cell>
          <table:table-cell office:value-type="string">
            <text:p>F/ 1828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table:style-name="ce9" office:value-type="string">
            <text:p>81811165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67">
            <text:p>335,6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47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67.62">
            <text:p>367,6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0</text:p>
          </table:table-cell>
          <table:table-cell office:value-type="string">
            <text:p>F/ 1755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table:style-name="ce9" office:value-type="string">
            <text:p>83323717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12.52">
            <text:p>112,5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4</text:p>
          </table:table-cell>
          <table:table-cell office:value-type="string">
            <text:p>F/ 1725</text:p>
          </table:table-cell>
          <table:table-cell table:style-name="ce7" office:value-type="date" office:date-value="2009-09-26">
            <text:p>26/09/09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table:style-name="ce9" office:value-type="string">
            <text:p>83326211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07.52">
            <text:p>407,5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5</text:p>
          </table:table-cell>
          <table:table-cell office:value-type="string">
            <text:p>AB/ 147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table:style-name="ce9" office:value-type="string">
            <text:p>8333847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87.64">
            <text:p>-487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7</text:p>
          </table:table-cell>
          <table:table-cell office:value-type="string">
            <text:p>F/ 1835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table:style-name="ce9" office:value-type="string">
            <text:p>83338475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11.42">
            <text:p>311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14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35.82">
            <text:p>935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77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12.34">
            <text:p>81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6</text:p>
          </table:table-cell>
          <table:table-cell office:value-type="string">
            <text:p>F/ 1703</text:p>
          </table:table-cell>
          <table:table-cell table:style-name="ce7" office:value-type="date" office:date-value="2009-08-28">
            <text:p>28/08/09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table:style-name="ce9" office:value-type="string">
            <text:p>8334565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8.8">
            <text:p>168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5</text:p>
          </table:table-cell>
          <table:table-cell office:value-type="string">
            <text:p>F/ 1532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table:style-name="ce9" office:value-type="string">
            <text:p>83345698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9.42">
            <text:p>449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8</text:p>
          </table:table-cell>
          <table:table-cell office:value-type="string">
            <text:p>F/ 1513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table:style-name="ce9" office:value-type="string">
            <text:p>83348927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58.24">
            <text:p>958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4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4.34">
            <text:p>494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2</text:p>
          </table:table-cell>
          <table:table-cell office:value-type="string">
            <text:p>F/ 148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table:style-name="ce9" office:value-type="string">
            <text:p>83352026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99">
            <text:p>167,9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43</text:p>
          </table:table-cell>
          <table:table-cell office:value-type="string">
            <text:p>F/ 1779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table:style-name="ce9" office:value-type="string">
            <text:p>8335251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82.14">
            <text:p>782,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F/ 1587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table:style-name="ce9" office:value-type="string">
            <text:p>83352529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1.44">
            <text:p>321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04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98.29">
            <text:p>598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4</text:p>
          </table:table-cell>
          <table:table-cell office:value-type="string">
            <text:p>F/ 1608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table:style-name="ce9" office:value-type="string">
            <text:p>83354723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7.36">
            <text:p>297,36</text:p>
          </table:table-cell>
          <table:table-cell table:number-columns-repeated="1013"/>
        </table:table-row>
        <table:table-row table:style-name="ro1" table:number-rows-repeated="650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s1" table:style-name="ta1" table:print="false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215" table:default-cell-style-name="ce2"/>
        <table:table-column table:style-name="co8" table:number-columns-repeated="805" table:default-cell-style-name="ce2"/>
        <table:table-row table:style-name="ro1">
          <table:table-cell table:style-name="ce14" office:value-type="string">
            <text:p>codi_client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gnoms</text:p>
          </table:table-cell>
          <table:table-cell table:style-name="ce6" office:value-type="string">
            <text:p>NIF</text:p>
          </table:table-cell>
          <table:table-cell table:style-name="ce14" table:number-columns-repeated="1019"/>
          <table:table-cell/>
        </table:table-row>
        <table:table-row table:style-name="ro1">
          <table:table-cell office:value-type="string">
            <text:p><text:s text:c="7"/>268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table:style-name="ce9" office:value-type="string">
            <text:p>53330011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table:style-name="ce9" office:value-type="string">
            <text:p>46805652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table:style-name="ce9" office:value-type="string">
            <text:p>41003270-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table:style-name="ce9" office:value-type="string">
            <text:p>47631062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73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table:style-name="ce9" office:value-type="string">
            <text:p>7774200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74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8" office:value-type="string">
            <text:p>77318633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table:style-name="ce9" office:value-type="string">
            <text:p>39362936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77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table:style-name="ce9" office:value-type="string">
            <text:p>47438502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8" office:value-type="string">
            <text:p>52423176-B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table:style-name="ce9" office:value-type="string">
            <text:p>81805594-I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table:style-name="ce9" office:value-type="string">
            <text:p>53326736-Y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table:style-name="ce9" office:value-type="string">
            <text:p>52424492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83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table:style-name="ce9" office:value-type="string">
            <text:p>12389751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table:style-name="ce9" office:value-type="string">
            <text:p>52426255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table:style-name="ce9" office:value-type="string">
            <text:p>41000127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table:style-name="ce9" office:value-type="string">
            <text:p>53328875-B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table:style-name="ce9" office:value-type="string">
            <text:p>39384055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90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table:style-name="ce9" office:value-type="string">
            <text:p>35751651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table:style-name="ce9" office:value-type="string">
            <text:p>52219378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92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table:style-name="ce9" office:value-type="string">
            <text:p>79290664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94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table:style-name="ce9" office:value-type="string">
            <text:p>37661668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table:style-name="ce9" office:value-type="string">
            <text:p>41000141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table:style-name="ce9" office:value-type="string">
            <text:p>47633979-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table:style-name="ce9" office:value-type="string">
            <text:p>12352530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table:style-name="ce9" office:value-type="string">
            <text:p>12323438-Y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8" office:value-type="string">
            <text:p>39378368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01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table:style-name="ce9" office:value-type="string">
            <text:p>4339196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03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table:style-name="ce9" office:value-type="string">
            <text:p>52422801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table:style-name="ce9" office:value-type="string">
            <text:p>46807292-C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table:style-name="ce9" office:value-type="string">
            <text:p>47630938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table:style-name="ce9" office:value-type="string">
            <text:p>47345320-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table:style-name="ce9" office:value-type="string">
            <text:p>41000143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table:style-name="ce9" office:value-type="string">
            <text:p>38855278-J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table:style-name="ce9" office:value-type="string">
            <text:p>81805251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table:style-name="ce9" office:value-type="string">
            <text:p>41000160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table:style-name="ce9" office:value-type="string">
            <text:p>12378531-X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table:style-name="ce9" office:value-type="string">
            <text:p>53085983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table:style-name="ce9" office:value-type="string">
            <text:p>12352025-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table:style-name="ce9" office:value-type="string">
            <text:p>12348927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table:style-name="ce9" office:value-type="string">
            <text:p>41000162-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table:style-name="ce9" office:value-type="string">
            <text:p>12301236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22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table:style-name="ce9" office:value-type="string">
            <text:p>77317507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8" office:value-type="string">
            <text:p>52425541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26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table:style-name="ce9" office:value-type="string">
            <text:p>12323716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table:style-name="ce9" office:value-type="string">
            <text:p>46807406-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table:style-name="ce9" office:value-type="string">
            <text:p>41234570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table:style-name="ce9" office:value-type="string">
            <text:p>41009320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table:style-name="ce9" office:value-type="string">
            <text:p>4460290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2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table:style-name="ce9" office:value-type="string">
            <text:p>46805251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3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table:style-name="ce9" office:value-type="string">
            <text:p>81808369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4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table:style-name="ce9" office:value-type="string">
            <text:p>41000135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table:style-name="ce9" office:value-type="string">
            <text:p>81807063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7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table:style-name="ce9" office:value-type="string">
            <text:p>41234581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table:style-name="ce9" office:value-type="string">
            <text:p>52420984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40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table:style-name="ce9" office:value-type="string">
            <text:p>77613864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table:style-name="ce9" office:value-type="string">
            <text:p>83352529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table:style-name="ce9" office:value-type="string">
            <text:p>52424470-A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table:style-name="ce9" office:value-type="string">
            <text:p>37386240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table:style-name="ce9" office:value-type="string">
            <text:p>53326731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4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table:style-name="ce9" office:value-type="string">
            <text:p>27601585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53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table:style-name="ce9" office:value-type="string">
            <text:p>81773033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55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table:style-name="ce9" office:value-type="string">
            <text:p>5332646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56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table:style-name="ce9" office:value-type="string">
            <text:p>27662789-A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64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table:style-name="ce9" office:value-type="string">
            <text:p>38853916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table:style-name="ce9" office:value-type="string">
            <text:p>52428030-Y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table:style-name="ce9" office:value-type="string">
            <text:p>12363561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6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table:style-name="ce9" office:value-type="string">
            <text:p>41003189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0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table:style-name="ce9" office:value-type="string">
            <text:p>4763380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1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table:style-name="ce9" office:value-type="string">
            <text:p>81210320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2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table:style-name="ce9" office:value-type="string">
            <text:p>81804910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3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table:style-name="ce9" office:value-type="string">
            <text:p>43475475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4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table:style-name="ce9" office:value-type="string">
            <text:p>46721314-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table:style-name="ce9" office:value-type="string">
            <text:p>39382010-M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table:style-name="ce9" office:value-type="string">
            <text:p>77614170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7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table:style-name="ce9" office:value-type="string">
            <text:p>5242555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8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8" office:value-type="string">
            <text:p>12384616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table:style-name="ce9" office:value-type="string">
            <text:p>47640818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81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table:style-name="ce9" office:value-type="string">
            <text:p>77614175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table:style-name="ce9" office:value-type="string">
            <text:p>38854206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86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table:style-name="ce9" office:value-type="string">
            <text:p>1230390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1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table:style-name="ce9" office:value-type="string">
            <text:p>77318673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2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table:style-name="ce9" office:value-type="string">
            <text:p>7929054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3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table:style-name="ce9" office:value-type="string">
            <text:p>27658991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4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table:style-name="ce9" office:value-type="string">
            <text:p>83326211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5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table:style-name="ce9" office:value-type="string">
            <text:p>4770897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04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table:style-name="ce9" office:value-type="string">
            <text:p>81811165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table:style-name="ce9" office:value-type="string">
            <text:p>39382051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table:style-name="ce9" office:value-type="string">
            <text:p>36962434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table:style-name="ce9" office:value-type="string">
            <text:p>14270927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table:style-name="ce9" office:value-type="string">
            <text:p>46773033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12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table:style-name="ce9" office:value-type="string">
            <text:p>12338474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14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table:style-name="ce9" office:value-type="string">
            <text:p>52428452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15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table:style-name="ce9" office:value-type="string">
            <text:p>47846259-M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table:style-name="ce9" office:value-type="string">
            <text:p>39378978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table:style-name="ce9" office:value-type="string">
            <text:p>12384834-I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table:style-name="ce9" office:value-type="string">
            <text:p>77741985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20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table:style-name="ce9" office:value-type="string">
            <text:p>5242834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23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table:style-name="ce9" office:value-type="string">
            <text:p>22222222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24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table:style-name="ce9" office:value-type="string">
            <text:p>41234596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table:style-name="ce9" office:value-type="string">
            <text:p>27660573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table:style-name="ce9" office:value-type="string">
            <text:p>47631122-V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table:style-name="ce9" office:value-type="string">
            <text:p>41000144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table:style-name="ce9" office:value-type="string">
            <text:p>47609701-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table:style-name="ce9" office:value-type="string">
            <text:p>77317617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table:style-name="ce9" office:value-type="string">
            <text:p>81807406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35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table:style-name="ce9" office:value-type="string">
            <text:p>81723637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36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table:style-name="ce9" office:value-type="string">
            <text:p>12374845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37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table:style-name="ce9" office:value-type="string">
            <text:p>46801633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41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table:style-name="ce9" office:value-type="string">
            <text:p>41000145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43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table:style-name="ce9" office:value-type="string">
            <text:p>83352514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4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table:style-name="ce9" office:value-type="string">
            <text:p>47632091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table:style-name="ce9" office:value-type="string">
            <text:p>54674433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table:style-name="ce9" office:value-type="string">
            <text:p>76543210-P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table:style-name="ce9" office:value-type="string">
            <text:p>52425925-J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table:style-name="ce9" office:value-type="string">
            <text:p>77742016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5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table:style-name="ce9" office:value-type="string">
            <text:p>77741884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62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table:style-name="ce9" office:value-type="string">
            <text:p>38822697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table:style-name="ce9" office:value-type="string">
            <text:p>39597844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table:style-name="ce9" office:value-type="string">
            <text:p>43543633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65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table:style-name="ce9" office:value-type="string">
            <text:p>53329219-I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table:style-name="ce9" office:value-type="string">
            <text:p>36675379-J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table:style-name="ce9" office:value-type="string">
            <text:p>4355596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6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table:style-name="ce9" office:value-type="string">
            <text:p>41234597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1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table:style-name="ce9" office:value-type="string">
            <text:p>47811929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3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table:style-name="ce9" office:value-type="string">
            <text:p>41003320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5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table:style-name="ce9" office:value-type="string">
            <text:p>39375858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8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table:style-name="ce9" office:value-type="string">
            <text:p>52428853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table:style-name="ce9" office:value-type="string">
            <text:p>41005723-P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table:style-name="ce9" office:value-type="string">
            <text:p>41234578-A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table:style-name="ce9" office:value-type="string">
            <text:p>53328818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86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table:style-name="ce9" office:value-type="string">
            <text:p>1238924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88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table:style-name="ce9" office:value-type="string">
            <text:p>52425907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1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table:style-name="ce9" office:value-type="string">
            <text:p>12363553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3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table:style-name="ce9" office:value-type="string">
            <text:p>12326211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4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table:style-name="ce9" office:value-type="string">
            <text:p>12384771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6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table:style-name="ce9" office:value-type="string">
            <text:p>4745981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7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table:style-name="ce9" office:value-type="string">
            <text:p>77317485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8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table:style-name="ce9" office:value-type="string">
            <text:p>81408943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table:style-name="ce9" office:value-type="string">
            <text:p>41000130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0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table:style-name="ce9" office:value-type="string">
            <text:p>41002294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1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table:style-name="ce9" office:value-type="string">
            <text:p>47805915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2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table:style-name="ce9" office:value-type="string">
            <text:p>12363559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3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8" office:value-type="string">
            <text:p>5242371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4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table:style-name="ce9" office:value-type="string">
            <text:p>39381559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5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table:style-name="ce9" office:value-type="string">
            <text:p>0266332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6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table:style-name="ce9" office:value-type="string">
            <text:p>46811165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7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table:style-name="ce9" office:value-type="string">
            <text:p>46648047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table:style-name="ce9" office:value-type="string">
            <text:p>47630760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0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table:style-name="ce9" office:value-type="string">
            <text:p>39373091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1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table:style-name="ce9" office:value-type="string">
            <text:p>1235479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2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table:style-name="ce9" office:value-type="string">
            <text:p>47347758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4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table:style-name="ce9" office:value-type="string">
            <text:p>47707919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5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table:style-name="ce9" office:value-type="string">
            <text:p>53328148-C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6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table:style-name="ce9" office:value-type="string">
            <text:p>5332629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7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table:style-name="ce9" office:value-type="string">
            <text:p>41000150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8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table:style-name="ce9" office:value-type="string">
            <text:p>41000136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table:style-name="ce9" office:value-type="string">
            <text:p>52217016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0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table:style-name="ce9" office:value-type="string">
            <text:p>34562345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1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table:style-name="ce9" office:value-type="string">
            <text:p>41009629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4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table:style-name="ce9" office:value-type="string">
            <text:p>52422836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7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table:style-name="ce9" office:value-type="string">
            <text:p>39376824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8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table:style-name="ce9" office:value-type="string">
            <text:p>41000142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table:style-name="ce9" office:value-type="string">
            <text:p>46806643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1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table:style-name="ce9" office:value-type="string">
            <text:p>41000151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2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table:style-name="ce9" office:value-type="string">
            <text:p>4660965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3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table:style-name="ce9" office:value-type="string">
            <text:p>41234587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4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table:style-name="ce9" office:value-type="string">
            <text:p>41000152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5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table:style-name="ce9" office:value-type="string">
            <text:p>41234584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6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table:style-name="ce9" office:value-type="string">
            <text:p>1234565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7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8" office:value-type="string">
            <text:p>47630714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0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table:style-name="ce9" office:value-type="string">
            <text:p>12376264-Z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1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table:style-name="ce9" office:value-type="string">
            <text:p>77317628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2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table:style-name="ce9" office:value-type="string">
            <text:p>39368310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3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table:style-name="ce9" office:value-type="string">
            <text:p>5242976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4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table:style-name="ce9" office:value-type="string">
            <text:p>52219817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5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table:style-name="ce9" office:value-type="string">
            <text:p>52428345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6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table:style-name="ce9" office:value-type="string">
            <text:p>41234566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7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table:style-name="ce9" office:value-type="string">
            <text:p>8180729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8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table:style-name="ce9" office:value-type="string">
            <text:p>39379167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table:style-name="ce9" office:value-type="string">
            <text:p>39359769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0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table:style-name="ce9" office:value-type="string">
            <text:p>52424814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1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table:style-name="ce9" office:value-type="string">
            <text:p>69290664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2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table:style-name="ce9" office:value-type="string">
            <text:p>1234569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3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table:style-name="ce9" office:value-type="string">
            <text:p>3886253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4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table:style-name="ce9" office:value-type="string">
            <text:p>52428877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5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table:style-name="ce9" office:value-type="string">
            <text:p>83338474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6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table:style-name="ce9" office:value-type="string">
            <text:p>47810747-Z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7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table:style-name="ce9" office:value-type="string">
            <text:p>46723637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8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table:style-name="ce9" office:value-type="string">
            <text:p>4123457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table:style-name="ce9" office:value-type="string">
            <text:p>47632935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0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8" office:value-type="string">
            <text:p>52426968-U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1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table:style-name="ce9" office:value-type="string">
            <text:p>47875659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2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table:style-name="ce9" office:value-type="string">
            <text:p>12372643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3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table:style-name="ce9" office:value-type="string">
            <text:p>41006180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4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table:style-name="ce9" office:value-type="string">
            <text:p>5242482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5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table:style-name="ce9" office:value-type="string">
            <text:p>41004882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6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table:style-name="ce9" office:value-type="string">
            <text:p>41005631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7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table:style-name="ce9" office:value-type="string">
            <text:p>52421546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8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table:style-name="ce9" office:value-type="string">
            <text:p>52428795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table:style-name="ce9" office:value-type="string">
            <text:p>38417250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0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table:style-name="ce9" office:value-type="string">
            <text:p>4123457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1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table:style-name="ce9" office:value-type="string">
            <text:p>4680706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2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table:style-name="ce9" office:value-type="string">
            <text:p>26459680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4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table:style-name="ce9" office:value-type="string">
            <text:p>52428740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6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table:style-name="ce9" office:value-type="string">
            <text:p>39354261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7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table:style-name="ce9" office:value-type="string">
            <text:p>79290627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8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table:style-name="ce9" office:value-type="string">
            <text:p>38858219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table:style-name="ce9" office:value-type="string">
            <text:p>52423837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0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table:style-name="ce9" office:value-type="string">
            <text:p>3937063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1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table:style-name="ce9" office:value-type="string">
            <text:p>81607482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2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table:style-name="ce9" office:value-type="string">
            <text:p>81063922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3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table:style-name="ce9" office:value-type="string">
            <text:p>44999191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4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table:style-name="ce9" office:value-type="string">
            <text:p>12301876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5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table:style-name="ce9" office:value-type="string">
            <text:p>8334569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6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7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table:style-name="ce9" office:value-type="string">
            <text:p>4666098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8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table:style-name="ce9" office:value-type="string">
            <text:p>12373695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table:style-name="ce9" office:value-type="string">
            <text:p>4770563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0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table:style-name="ce9" office:value-type="string">
            <text:p>12367822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1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table:style-name="ce9" office:value-type="string">
            <text:p>47633009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2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table:style-name="ce9" office:value-type="string">
            <text:p>38852322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3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table:style-name="ce9" office:value-type="string">
            <text:p>41000155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4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table:style-name="ce9" office:value-type="string">
            <text:p>47631650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5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table:style-name="ce9" office:value-type="string">
            <text:p>12301084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6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table:style-name="ce9" office:value-type="string">
            <text:p>8334565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7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table:style-name="ce9" office:value-type="string">
            <text:p>41234579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8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table:style-name="ce9" office:value-type="string">
            <text:p>41009147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table:style-name="ce9" office:value-type="string">
            <text:p>46805594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0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table:style-name="ce9" office:value-type="string">
            <text:p>41096637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1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table:style-name="ce9" office:value-type="string">
            <text:p>12354765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2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table:style-name="ce9" office:value-type="string">
            <text:p>3885539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3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table:style-name="ce9" office:value-type="string">
            <text:p>12374896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4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table:style-name="ce9" office:value-type="string">
            <text:p>12301287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5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table:style-name="ce9" office:value-type="string">
            <text:p>47632413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6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table:style-name="ce9" office:value-type="string">
            <text:p>41002915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7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table:style-name="ce9" office:value-type="string">
            <text:p>52428434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8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table:style-name="ce9" office:value-type="string">
            <text:p>02565991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table:style-name="ce9" office:value-type="string">
            <text:p>41000153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0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table:style-name="ce9" office:value-type="string">
            <text:p>39372492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1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table:style-name="ce9" office:value-type="string">
            <text:p>79290659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2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table:style-name="ce9" office:value-type="string">
            <text:p>52210376-Q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3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table:style-name="ce9" office:value-type="string">
            <text:p>4100691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5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table:style-name="ce9" office:value-type="string">
            <text:p>44005080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6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table:style-name="ce9" office:value-type="string">
            <text:p>41005481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7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table:style-name="ce9" office:value-type="string">
            <text:p>12372691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table:style-name="ce9" office:value-type="string">
            <text:p>31458656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0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table:style-name="ce9" office:value-type="string">
            <text:p>1232347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1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table:style-name="ce9" office:value-type="string">
            <text:p>47658005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2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table:style-name="ce9" office:value-type="string">
            <text:p>38843652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3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table:style-name="ce9" office:value-type="string">
            <text:p>53327414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4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table:style-name="ce9" office:value-type="string">
            <text:p>27608648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5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table:style-name="ce9" office:value-type="string">
            <text:p>47705792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6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table:style-name="ce9" office:value-type="string">
            <text:p>3885126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7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table:style-name="ce9" office:value-type="string">
            <text:p>41000140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8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table:style-name="ce9" office:value-type="string">
            <text:p>52215145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table:style-name="ce9" office:value-type="string">
            <text:p>81609654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2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table:style-name="ce9" office:value-type="string">
            <text:p>8166098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3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table:style-name="ce9" office:value-type="string">
            <text:p>12321518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5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8" office:value-type="string">
            <text:p>47631694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6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table:style-name="ce9" office:value-type="string">
            <text:p>39358452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7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table:style-name="ce9" office:value-type="string">
            <text:p>83338475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8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table:style-name="ce9" office:value-type="string">
            <text:p>47632759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table:style-name="ce9" office:value-type="string">
            <text:p>41003158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0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table:style-name="ce9" office:value-type="string">
            <text:p>83323717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1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table:style-name="ce9" office:value-type="string">
            <text:p>4763202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3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table:style-name="ce9" office:value-type="string">
            <text:p>41000146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6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table:style-name="ce9" office:value-type="string">
            <text:p>46063922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7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table:style-name="ce9" office:value-type="string">
            <text:p>47632500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table:style-name="ce9" office:value-type="string">
            <text:p>52428600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1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8" office:value-type="string">
            <text:p>52429415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2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table:style-name="ce9" office:value-type="string">
            <text:p>5242805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4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table:style-name="ce9" office:value-type="string">
            <text:p>12389704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5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table:style-name="ce9" office:value-type="string">
            <text:p>1238477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7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table:style-name="ce9" office:value-type="string">
            <text:p>41009186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8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8" office:value-type="string">
            <text:p>79290663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0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table:style-name="ce9" office:value-type="string">
            <text:p>37267766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1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table:style-name="ce9" office:value-type="string">
            <text:p>52428036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3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table:style-name="ce9" office:value-type="string">
            <text:p>41000129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4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table:style-name="ce9" office:value-type="string">
            <text:p>3937727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5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table:style-name="ce9" office:value-type="string">
            <text:p>07927110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6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table:style-name="ce9" office:value-type="string">
            <text:p>47705338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7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table:style-name="ce9" office:value-type="string">
            <text:p>41000161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8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table:style-name="ce9" office:value-type="string">
            <text:p>12312055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table:style-name="ce9" office:value-type="string">
            <text:p>41003137-Z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0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8" office:value-type="string">
            <text:p>52212146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1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table:style-name="ce9" office:value-type="string">
            <text:p>39108628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2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table:style-name="ce9" office:value-type="string">
            <text:p>38828642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3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8" office:value-type="string">
            <text:p>52428703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4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table:style-name="ce9" office:value-type="string">
            <text:p>12352514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5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table:style-name="ce9" office:value-type="string">
            <text:p>5332912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6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table:style-name="ce9" office:value-type="string">
            <text:p>41234567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7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table:style-name="ce9" office:value-type="string">
            <text:p>52426285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8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table:style-name="ce9" office:value-type="string">
            <text:p>5242769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table:style-name="ce9" office:value-type="string">
            <text:p>52408700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0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table:style-name="ce9" office:value-type="string">
            <text:p>39366003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1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table:style-name="ce9" office:value-type="string">
            <text:p>52422893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2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table:style-name="ce9" office:value-type="string">
            <text:p>46365015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3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table:style-name="ce9" office:value-type="string">
            <text:p>12363513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4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8" office:value-type="string">
            <text:p>52212147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5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table:style-name="ce9" office:value-type="string">
            <text:p>41000131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6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table:style-name="ce9" office:value-type="string">
            <text:p>39369581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7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table:style-name="ce9" office:value-type="string">
            <text:p>52423502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8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table:style-name="ce9" office:value-type="string">
            <text:p>47632780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table:style-name="ce9" office:value-type="string">
            <text:p>47808116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0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table:style-name="ce9" office:value-type="string">
            <text:p>12390180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1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table:style-name="ce9" office:value-type="string">
            <text:p>12367888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2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table:style-name="ce9" office:value-type="string">
            <text:p>83352026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3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table:style-name="ce9" office:value-type="string">
            <text:p>4660748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4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8" office:value-type="string">
            <text:p>00665456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8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table:style-name="ce9" office:value-type="string">
            <text:p>47632722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table:style-name="ce9" office:value-type="string">
            <text:p>3936182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0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table:style-name="ce9" office:value-type="string">
            <text:p>8180565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1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table:style-name="ce9" office:value-type="string">
            <text:p>12354723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2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table:style-name="ce9" office:value-type="string">
            <text:p>5432154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3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table:style-name="ce9" office:value-type="string">
            <text:p>4123459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4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table:style-name="ce9" office:value-type="string">
            <text:p>83354723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5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table:style-name="ce9" office:value-type="string">
            <text:p>47603410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6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table:style-name="ce9" office:value-type="string">
            <text:p>02607758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7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table:style-name="ce9" office:value-type="string">
            <text:p>39369363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8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table:style-name="ce9" office:value-type="string">
            <text:p>41234598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table:style-name="ce9" office:value-type="string">
            <text:p>23311136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0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table:style-name="ce9" office:value-type="string">
            <text:p>1237376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1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table:style-name="ce9" office:value-type="string">
            <text:p>53329600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2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table:style-name="ce9" office:value-type="string">
            <text:p>52428595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3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table:style-name="ce9" office:value-type="string">
            <text:p>47633931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4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table:style-name="ce9" office:value-type="string">
            <text:p>47632631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5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table:style-name="ce9" office:value-type="string">
            <text:p>41000156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6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7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table:style-name="ce9" office:value-type="string">
            <text:p>52425361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8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table:style-name="ce9" office:value-type="string">
            <text:p>83348927-A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table:style-name="ce9" office:value-type="string">
            <text:p>35080616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0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table:style-name="ce9" office:value-type="string">
            <text:p>41234599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1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table:style-name="ce9" office:value-type="string">
            <text:p>35114494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2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table:style-name="ce9" office:value-type="string">
            <text:p>5242795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3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table:style-name="ce9" office:value-type="string">
            <text:p>41008140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4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table:style-name="ce9" office:value-type="string">
            <text:p>81648047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5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table:style-name="ce9" office:value-type="string">
            <text:p>41002175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6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table:style-name="ce9" office:value-type="string">
            <text:p>46757006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7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table:style-name="ce9" office:value-type="string">
            <text:p>79290672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8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table:style-name="ce9" office:value-type="string">
            <text:p>4680733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table:style-name="ce9" office:value-type="string">
            <text:p>38845438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0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table:style-name="ce9" office:value-type="string">
            <text:p>52429266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1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table:style-name="ce9" office:value-type="string">
            <text:p>52427400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2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table:style-name="ce9" office:value-type="string">
            <text:p>47623810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3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table:style-name="ce9" office:value-type="string">
            <text:p>33333333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4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table:style-name="ce9" office:value-type="string">
            <text:p>4773032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5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table:style-name="ce9" office:value-type="string">
            <text:p>44981366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6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7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table:style-name="ce9" office:value-type="string">
            <text:p>81757006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8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table:style-name="ce9" office:value-type="string">
            <text:p>36904525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40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table:style-name="ce9" office:value-type="string">
            <text:p>41234588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41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table:style-name="ce9" office:value-type="string">
            <text:p>79290685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42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table:style-name="ce9" office:value-type="string">
            <text:p>47632117-F</text:p>
          </table:table-cell>
          <table:table-cell table:number-columns-repeated="1020"/>
        </table:table-row>
        <table:table-row table:style-name="ro1" table:number-rows-repeated="651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s2" table:style-name="ta1" table:print="false">
        <table:table-column table:style-name="co13" table:number-columns-repeated="2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3" table:default-cell-style-name="ce17"/>
        <table:table-column table:style-name="co13" table:default-cell-style-name="ce2"/>
        <table:table-column table:style-name="co13" table:default-cell-style-name="ce17"/>
        <table:table-column table:style-name="co12" table:number-columns-repeated="5" table:default-cell-style-name="ce2"/>
        <table:table-column table:style-name="co15" table:default-cell-style-name="ce2"/>
        <table:table-column table:style-name="co6" table:number-columns-repeated="227" table:default-cell-style-name="ce2"/>
        <table:table-column table:style-name="co8" table:number-columns-repeated="783" table:default-cell-style-name="ce2"/>
        <table:table-row table:style-name="ro1">
          <table:table-cell table:style-name="ce15" office:value-type="string">
            <text:p>codi_client</text:p>
          </table:table-cell>
          <table:table-cell table:style-name="ce15" office:value-type="string">
            <text:p>codi_postal</text:p>
          </table:table-cell>
          <table:table-cell table:style-name="ce15" office:value-type="string">
            <text:p>poblacio</text:p>
          </table:table-cell>
          <table:table-cell table:style-name="ce15" office:value-type="string">
            <text:p>adreça</text:p>
          </table:table-cell>
          <table:table-cell table:style-name="ce15" office:value-type="string">
            <text:p>email</text:p>
          </table:table-cell>
          <table:table-cell table:style-name="ce16" office:value-type="string">
            <text:p>telefon</text:p>
          </table:table-cell>
          <table:table-cell table:style-name="ce1" office:value-type="string">
            <text:p>telefon2</text:p>
          </table:table-cell>
          <table:table-cell table:style-name="ce16" office:value-type="string">
            <text:p>FAX</text:p>
          </table:table-cell>
          <table:table-cell table:style-name="ce6" office:value-type="string">
            <text:p>IVA</text:p>
          </table:table-cell>
          <table:table-cell table:style-name="ce6" office:value-type="string">
            <text:p>dte</text:p>
          </table:table-cell>
          <table:table-cell table:style-name="ce6" office:value-type="string">
            <text:p>ports</text:p>
          </table:table-cell>
          <table:table-cell table:style-name="ce1" office:value-type="string">
            <text:p>t_lliuram</text:p>
          </table:table-cell>
          <table:table-cell table:style-name="ce6" office:value-type="string">
            <text:p>f_pag</text:p>
          </table:table-cell>
          <table:table-cell table:style-name="ce1" office:value-type="string">
            <text:p>rappel</text:p>
          </table:table-cell>
          <table:table-cell table:style-name="ce15" table:number-columns-repeated="1010"/>
        </table:table-row>
        <table:table-row table:style-name="ro1">
          <table:table-cell office:value-type="string">
            <text:p><text:s text:c="7"/>268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42</text:p>
          </table:table-cell>
          <table:table-cell/>
          <table:table-cell office:value-type="float" office:value="931111141">
            <text:p>931111141</text:p>
          </table:table-cell>
          <table:table-cell/>
          <table:table-cell office:value-type="float" office:value="931112131">
            <text:p>93111213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54</text:p>
          </table:table-cell>
          <table:table-cell/>
          <table:table-cell office:value-type="float" office:value="931111150">
            <text:p>931111150</text:p>
          </table:table-cell>
          <table:table-cell/>
          <table:table-cell office:value-type="float" office:value="931112139">
            <text:p>9311121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60</text:p>
          </table:table-cell>
          <table:table-cell/>
          <table:table-cell office:value-type="float" office:value="931111152">
            <text:p>931111152</text:p>
          </table:table-cell>
          <table:table-cell/>
          <table:table-cell office:value-type="float" office:value="931112145">
            <text:p>9311121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84</text:p>
          </table:table-cell>
          <table:table-cell/>
          <table:table-cell office:value-type="float" office:value="931111181">
            <text:p>931111181</text:p>
          </table:table-cell>
          <table:table-cell/>
          <table:table-cell office:value-type="float" office:value="931112169">
            <text:p>93111216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3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04</text:p>
          </table:table-cell>
          <table:table-cell/>
          <table:table-cell office:value-type="float" office:value="931111198">
            <text:p>931111198</text:p>
          </table:table-cell>
          <table:table-cell/>
          <table:table-cell office:value-type="float" office:value="931112189">
            <text:p>93111218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4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16</text:p>
          </table:table-cell>
          <table:table-cell/>
          <table:table-cell office:value-type="float" office:value="931111202">
            <text:p>931111202</text:p>
          </table:table-cell>
          <table:table-cell/>
          <table:table-cell office:value-type="float" office:value="931112201">
            <text:p>93111220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20</text:p>
          </table:table-cell>
          <table:table-cell/>
          <table:table-cell office:value-type="float" office:value="931111205">
            <text:p>931111205</text:p>
          </table:table-cell>
          <table:table-cell/>
          <table:table-cell office:value-type="float" office:value="931112205">
            <text:p>93111220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7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38</text:p>
          </table:table-cell>
          <table:table-cell/>
          <table:table-cell office:value-type="float" office:value="931111213">
            <text:p>931111213</text:p>
          </table:table-cell>
          <table:table-cell/>
          <table:table-cell office:value-type="float" office:value="931112223">
            <text:p>93111222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07</text:p>
          </table:table-cell>
          <table:table-cell/>
          <table:table-cell office:value-type="float" office:value="931111269">
            <text:p>931111269</text:p>
          </table:table-cell>
          <table:table-cell/>
          <table:table-cell office:value-type="float" office:value="931112235">
            <text:p>93111223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12</text:p>
          </table:table-cell>
          <table:table-cell/>
          <table:table-cell office:value-type="float" office:value="931111272">
            <text:p>931111272</text:p>
          </table:table-cell>
          <table:table-cell/>
          <table:table-cell office:value-type="float" office:value="931112240">
            <text:p>93111224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17</text:p>
          </table:table-cell>
          <table:table-cell/>
          <table:table-cell office:value-type="float" office:value="931111273">
            <text:p>931111273</text:p>
          </table:table-cell>
          <table:table-cell/>
          <table:table-cell office:value-type="float" office:value="931112245">
            <text:p>9311122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08210</text:p>
          </table:table-cell>
          <table:table-cell office:value-type="string">
            <text:p>Barberà del Vallès</text:p>
          </table:table-cell>
          <table:table-cell office:value-type="string">
            <text:p>Mi, 72</text:p>
          </table:table-cell>
          <table:table-cell/>
          <table:table-cell office:value-type="float" office:value="931111241">
            <text:p>931111241</text:p>
          </table:table-cell>
          <table:table-cell/>
          <table:table-cell office:value-type="float" office:value="931112252">
            <text:p>93111225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83</text:p>
          </table:table-cell>
          <table:table-cell office:value-type="string">
            <text:p>08210</text:p>
          </table:table-cell>
          <table:table-cell office:value-type="string">
            <text:p>Barberà del Vallès</text:p>
          </table:table-cell>
          <table:table-cell office:value-type="string">
            <text:p>Mi, 77</text:p>
          </table:table-cell>
          <table:table-cell/>
          <table:table-cell office:value-type="float" office:value="931111242">
            <text:p>931111242</text:p>
          </table:table-cell>
          <table:table-cell/>
          <table:table-cell office:value-type="float" office:value="931112257">
            <text:p>93111225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02</text:p>
          </table:table-cell>
          <table:table-cell/>
          <table:table-cell office:value-type="float" office:value="931111318">
            <text:p>931111318</text:p>
          </table:table-cell>
          <table:table-cell/>
          <table:table-cell office:value-type="float" office:value="931112282">
            <text:p>93111228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Mi, 54</text:p>
          </table:table-cell>
          <table:table-cell/>
          <table:table-cell office:value-type="float" office:value="931111349">
            <text:p>931111349</text:p>
          </table:table-cell>
          <table:table-cell/>
          <table:table-cell office:value-type="float" office:value="931112286">
            <text:p>93111228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08921</text:p>
          </table:table-cell>
          <table:table-cell office:value-type="string">
            <text:p>Santa Coloma de Gramanet</text:p>
          </table:table-cell>
          <table:table-cell office:value-type="string">
            <text:p>Mi, 58</text:p>
          </table:table-cell>
          <table:table-cell/>
          <table:table-cell office:value-type="float" office:value="931111352">
            <text:p>931111352</text:p>
          </table:table-cell>
          <table:table-cell/>
          <table:table-cell office:value-type="float" office:value="931112290">
            <text:p>93111229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08921</text:p>
          </table:table-cell>
          <table:table-cell office:value-type="string">
            <text:p>Santa Coloma de Gramanet</text:p>
          </table:table-cell>
          <table:table-cell office:value-type="string">
            <text:p>Mi, 62</text:p>
          </table:table-cell>
          <table:table-cell/>
          <table:table-cell office:value-type="float" office:value="931111359">
            <text:p>931111359</text:p>
          </table:table-cell>
          <table:table-cell/>
          <table:table-cell office:value-type="float" office:value="931112294">
            <text:p>93111229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0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Mi, 66</text:p>
          </table:table-cell>
          <table:table-cell/>
          <table:table-cell office:value-type="float" office:value="931111369">
            <text:p>931111369</text:p>
          </table:table-cell>
          <table:table-cell/>
          <table:table-cell office:value-type="float" office:value="931112298">
            <text:p>93111229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82</text:p>
          </table:table-cell>
          <table:table-cell/>
          <table:table-cell office:value-type="float" office:value="931111117">
            <text:p>931111117</text:p>
          </table:table-cell>
          <table:table-cell/>
          <table:table-cell office:value-type="float" office:value="931112317">
            <text:p>93111231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2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99</text:p>
          </table:table-cell>
          <table:table-cell/>
          <table:table-cell office:value-type="float" office:value="931111122">
            <text:p>931111122</text:p>
          </table:table-cell>
          <table:table-cell/>
          <table:table-cell office:value-type="float" office:value="931112335">
            <text:p>9311123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4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05</text:p>
          </table:table-cell>
          <table:table-cell/>
          <table:table-cell office:value-type="float" office:value="931111123">
            <text:p>931111123</text:p>
          </table:table-cell>
          <table:table-cell/>
          <table:table-cell office:value-type="float" office:value="931112341">
            <text:p>93111234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17</text:p>
          </table:table-cell>
          <table:table-cell/>
          <table:table-cell office:value-type="float" office:value="931111126">
            <text:p>931111126</text:p>
          </table:table-cell>
          <table:table-cell/>
          <table:table-cell office:value-type="float" office:value="931112353">
            <text:p>9311123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29</text:p>
          </table:table-cell>
          <table:table-cell/>
          <table:table-cell office:value-type="float" office:value="931111132">
            <text:p>931111132</text:p>
          </table:table-cell>
          <table:table-cell/>
          <table:table-cell office:value-type="float" office:value="931112365">
            <text:p>93111236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41</text:p>
          </table:table-cell>
          <table:table-cell/>
          <table:table-cell office:value-type="float" office:value="931111139">
            <text:p>931111139</text:p>
          </table:table-cell>
          <table:table-cell/>
          <table:table-cell office:value-type="float" office:value="931112377">
            <text:p>93111237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55</text:p>
          </table:table-cell>
          <table:table-cell/>
          <table:table-cell office:value-type="float" office:value="931111143">
            <text:p>931111143</text:p>
          </table:table-cell>
          <table:table-cell/>
          <table:table-cell office:value-type="float" office:value="931112387">
            <text:p>9311123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20</text:p>
          </table:table-cell>
          <table:table-cell/>
          <table:table-cell office:value-type="float" office:value="931111171">
            <text:p>931111171</text:p>
          </table:table-cell>
          <table:table-cell/>
          <table:table-cell office:value-type="float" office:value="931112452">
            <text:p>93111245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0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31</text:p>
          </table:table-cell>
          <table:table-cell/>
          <table:table-cell office:value-type="float" office:value="931111175">
            <text:p>931111175</text:p>
          </table:table-cell>
          <table:table-cell/>
          <table:table-cell office:value-type="float" office:value="931112463">
            <text:p>9311124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03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45</text:p>
          </table:table-cell>
          <table:table-cell/>
          <table:table-cell office:value-type="float" office:value="931111182">
            <text:p>931111182</text:p>
          </table:table-cell>
          <table:table-cell/>
          <table:table-cell office:value-type="float" office:value="931112477">
            <text:p>93111247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50</text:p>
          </table:table-cell>
          <table:table-cell/>
          <table:table-cell office:value-type="float" office:value="931111183">
            <text:p>931111183</text:p>
          </table:table-cell>
          <table:table-cell/>
          <table:table-cell office:value-type="float" office:value="931112482">
            <text:p>93111248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60</text:p>
          </table:table-cell>
          <table:table-cell/>
          <table:table-cell office:value-type="float" office:value="931111186">
            <text:p>931111186</text:p>
          </table:table-cell>
          <table:table-cell/>
          <table:table-cell office:value-type="float" office:value="931112492">
            <text:p>93111249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72</text:p>
          </table:table-cell>
          <table:table-cell/>
          <table:table-cell office:value-type="float" office:value="931111189">
            <text:p>931111189</text:p>
          </table:table-cell>
          <table:table-cell/>
          <table:table-cell office:value-type="float" office:value="931112504">
            <text:p>93111250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24</text:p>
          </table:table-cell>
          <table:table-cell/>
          <table:table-cell office:value-type="float" office:value="931111204">
            <text:p>931111204</text:p>
          </table:table-cell>
          <table:table-cell/>
          <table:table-cell office:value-type="float" office:value="931112529">
            <text:p>93111252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43</text:p>
          </table:table-cell>
          <table:table-cell/>
          <table:table-cell office:value-type="float" office:value="931111235">
            <text:p>931111235</text:p>
          </table:table-cell>
          <table:table-cell/>
          <table:table-cell office:value-type="float" office:value="931112548">
            <text:p>93111254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50</text:p>
          </table:table-cell>
          <table:table-cell/>
          <table:table-cell office:value-type="float" office:value="931111311">
            <text:p>931111311</text:p>
          </table:table-cell>
          <table:table-cell/>
          <table:table-cell office:value-type="float" office:value="931112555">
            <text:p>9311125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9</text:p>
          </table:table-cell>
          <table:table-cell/>
          <table:table-cell office:value-type="float" office:value="931111218">
            <text:p>931111218</text:p>
          </table:table-cell>
          <table:table-cell/>
          <table:table-cell office:value-type="float" office:value="931112630">
            <text:p>931112630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14</text:p>
          </table:table-cell>
          <table:table-cell/>
          <table:table-cell office:value-type="float" office:value="931111220">
            <text:p>931111220</text:p>
          </table:table-cell>
          <table:table-cell/>
          <table:table-cell office:value-type="float" office:value="931112635">
            <text:p>93111263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19</text:p>
          </table:table-cell>
          <table:table-cell/>
          <table:table-cell office:value-type="float" office:value="931111223">
            <text:p>931111223</text:p>
          </table:table-cell>
          <table:table-cell/>
          <table:table-cell office:value-type="float" office:value="931112640">
            <text:p>93111264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24</text:p>
          </table:table-cell>
          <table:table-cell/>
          <table:table-cell office:value-type="float" office:value="931111227">
            <text:p>931111227</text:p>
          </table:table-cell>
          <table:table-cell/>
          <table:table-cell office:value-type="float" office:value="931112645">
            <text:p>9311126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29</text:p>
          </table:table-cell>
          <table:table-cell/>
          <table:table-cell office:value-type="float" office:value="931111230">
            <text:p>931111230</text:p>
          </table:table-cell>
          <table:table-cell/>
          <table:table-cell office:value-type="float" office:value="931112650">
            <text:p>93111265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34</text:p>
          </table:table-cell>
          <table:table-cell/>
          <table:table-cell office:value-type="float" office:value="931111244">
            <text:p>931111244</text:p>
          </table:table-cell>
          <table:table-cell/>
          <table:table-cell office:value-type="float" office:value="931112655">
            <text:p>9311126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39</text:p>
          </table:table-cell>
          <table:table-cell/>
          <table:table-cell office:value-type="float" office:value="931111253">
            <text:p>931111253</text:p>
          </table:table-cell>
          <table:table-cell/>
          <table:table-cell office:value-type="float" office:value="931112660">
            <text:p>93111266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22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45</text:p>
          </table:table-cell>
          <table:table-cell/>
          <table:table-cell office:value-type="float" office:value="931111263">
            <text:p>931111263</text:p>
          </table:table-cell>
          <table:table-cell/>
          <table:table-cell office:value-type="float" office:value="931112666">
            <text:p>93111266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71</text:p>
          </table:table-cell>
          <table:table-cell/>
          <table:table-cell office:value-type="float" office:value="931111335">
            <text:p>931111335</text:p>
          </table:table-cell>
          <table:table-cell/>
          <table:table-cell office:value-type="float" office:value="931112692">
            <text:p>93111269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26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76</text:p>
          </table:table-cell>
          <table:table-cell/>
          <table:table-cell office:value-type="float" office:value="931111337">
            <text:p>931111337</text:p>
          </table:table-cell>
          <table:table-cell/>
          <table:table-cell office:value-type="float" office:value="931112697">
            <text:p>93111269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82</text:p>
          </table:table-cell>
          <table:table-cell/>
          <table:table-cell office:value-type="float" office:value="931111343">
            <text:p>931111343</text:p>
          </table:table-cell>
          <table:table-cell/>
          <table:table-cell office:value-type="float" office:value="931112703">
            <text:p>93111270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Obelix, 4</text:p>
          </table:table-cell>
          <table:table-cell/>
          <table:table-cell office:value-type="float" office:value="931111240">
            <text:p>931111240</text:p>
          </table:table-cell>
          <table:table-cell/>
          <table:table-cell office:value-type="float" office:value="931112708">
            <text:p>93111270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Astérix,3</text:p>
          </table:table-cell>
          <table:table-cell/>
          <table:table-cell office:value-type="float" office:value="931111188">
            <text:p>931111188</text:p>
          </table:table-cell>
          <table:table-cell/>
          <table:table-cell office:value-type="float" office:value="931112712">
            <text:p>93111271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8</text:p>
          </table:table-cell>
          <table:table-cell/>
          <table:table-cell office:value-type="float" office:value="931111219">
            <text:p>931111219</text:p>
          </table:table-cell>
          <table:table-cell/>
          <table:table-cell office:value-type="float" office:value="931112717">
            <text:p>93111271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2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3</text:p>
          </table:table-cell>
          <table:table-cell/>
          <table:table-cell office:value-type="float" office:value="931111221">
            <text:p>931111221</text:p>
          </table:table-cell>
          <table:table-cell/>
          <table:table-cell office:value-type="float" office:value="931112722">
            <text:p>93111272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3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8</text:p>
          </table:table-cell>
          <table:table-cell/>
          <table:table-cell office:value-type="float" office:value="931111222">
            <text:p>931111222</text:p>
          </table:table-cell>
          <table:table-cell/>
          <table:table-cell office:value-type="float" office:value="931112727">
            <text:p>9311127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23</text:p>
          </table:table-cell>
          <table:table-cell/>
          <table:table-cell office:value-type="float" office:value="931111226">
            <text:p>931111226</text:p>
          </table:table-cell>
          <table:table-cell/>
          <table:table-cell office:value-type="float" office:value="931112732">
            <text:p>93111273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28</text:p>
          </table:table-cell>
          <table:table-cell/>
          <table:table-cell office:value-type="float" office:value="931111228">
            <text:p>931111228</text:p>
          </table:table-cell>
          <table:table-cell/>
          <table:table-cell office:value-type="float" office:value="931112737">
            <text:p>93111273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7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44</text:p>
          </table:table-cell>
          <table:table-cell/>
          <table:table-cell office:value-type="float" office:value="931111261">
            <text:p>931111261</text:p>
          </table:table-cell>
          <table:table-cell/>
          <table:table-cell office:value-type="float" office:value="931112753">
            <text:p>9311127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50</text:p>
          </table:table-cell>
          <table:table-cell/>
          <table:table-cell office:value-type="float" office:value="931111264">
            <text:p>931111264</text:p>
          </table:table-cell>
          <table:table-cell/>
          <table:table-cell office:value-type="float" office:value="931112759">
            <text:p>9311127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40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61</text:p>
          </table:table-cell>
          <table:table-cell/>
          <table:table-cell office:value-type="float" office:value="931111284">
            <text:p>931111284</text:p>
          </table:table-cell>
          <table:table-cell/>
          <table:table-cell office:value-type="float" office:value="931112770">
            <text:p>93111277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66</text:p>
          </table:table-cell>
          <table:table-cell/>
          <table:table-cell office:value-type="float" office:value="931111285">
            <text:p>931111285</text:p>
          </table:table-cell>
          <table:table-cell/>
          <table:table-cell office:value-type="float" office:value="931112775">
            <text:p>9311127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71</text:p>
          </table:table-cell>
          <table:table-cell/>
          <table:table-cell office:value-type="float" office:value="931111286">
            <text:p>931111286</text:p>
          </table:table-cell>
          <table:table-cell/>
          <table:table-cell office:value-type="float" office:value="931112780">
            <text:p>93111278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77</text:p>
          </table:table-cell>
          <table:table-cell/>
          <table:table-cell office:value-type="float" office:value="931111290">
            <text:p>931111290</text:p>
          </table:table-cell>
          <table:table-cell/>
          <table:table-cell office:value-type="float" office:value="931112786">
            <text:p>93111278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83</text:p>
          </table:table-cell>
          <table:table-cell/>
          <table:table-cell office:value-type="float" office:value="931111292">
            <text:p>931111292</text:p>
          </table:table-cell>
          <table:table-cell/>
          <table:table-cell office:value-type="float" office:value="931112792">
            <text:p>93111279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4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90</text:p>
          </table:table-cell>
          <table:table-cell/>
          <table:table-cell office:value-type="float" office:value="931111298">
            <text:p>931111298</text:p>
          </table:table-cell>
          <table:table-cell/>
          <table:table-cell office:value-type="float" office:value="931112799">
            <text:p>93111279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3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96</text:p>
          </table:table-cell>
          <table:table-cell/>
          <table:table-cell office:value-type="float" office:value="931111308">
            <text:p>931111308</text:p>
          </table:table-cell>
          <table:table-cell/>
          <table:table-cell office:value-type="float" office:value="931112805">
            <text:p>93111280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5</text:p>
          </table:table-cell>
          <table:table-cell office:value-type="string">
            <text:p>08005</text:p>
          </table:table-cell>
          <table:table-cell office:value-type="string">
            <text:p>Barcelona</text:p>
          </table:table-cell>
          <table:table-cell office:value-type="string">
            <text:p>Astérix,103</text:p>
          </table:table-cell>
          <table:table-cell/>
          <table:table-cell office:value-type="float" office:value="931111314">
            <text:p>931111314</text:p>
          </table:table-cell>
          <table:table-cell/>
          <table:table-cell office:value-type="float" office:value="931112812">
            <text:p>931112812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6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09</text:p>
          </table:table-cell>
          <table:table-cell/>
          <table:table-cell office:value-type="float" office:value="931111320">
            <text:p>931111320</text:p>
          </table:table-cell>
          <table:table-cell/>
          <table:table-cell office:value-type="float" office:value="931112818">
            <text:p>93111281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6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15</text:p>
          </table:table-cell>
          <table:table-cell/>
          <table:table-cell office:value-type="float" office:value="931111322">
            <text:p>931111322</text:p>
          </table:table-cell>
          <table:table-cell/>
          <table:table-cell office:value-type="float" office:value="931112824">
            <text:p>93111282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20</text:p>
          </table:table-cell>
          <table:table-cell/>
          <table:table-cell office:value-type="float" office:value="931111324">
            <text:p>931111324</text:p>
          </table:table-cell>
          <table:table-cell/>
          <table:table-cell office:value-type="float" office:value="931112829">
            <text:p>93111282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25</text:p>
          </table:table-cell>
          <table:table-cell/>
          <table:table-cell office:value-type="float" office:value="931111327">
            <text:p>931111327</text:p>
          </table:table-cell>
          <table:table-cell/>
          <table:table-cell office:value-type="float" office:value="931112834">
            <text:p>931112834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6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30</text:p>
          </table:table-cell>
          <table:table-cell/>
          <table:table-cell office:value-type="float" office:value="931111340">
            <text:p>931111340</text:p>
          </table:table-cell>
          <table:table-cell/>
          <table:table-cell office:value-type="float" office:value="931112839">
            <text:p>9311128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0</text:p>
          </table:table-cell>
          <table:table-cell office:value-type="string">
            <text:p>08018</text:p>
          </table:table-cell>
          <table:table-cell office:value-type="string">
            <text:p>Barcelona</text:p>
          </table:table-cell>
          <table:table-cell office:value-type="string">
            <text:p>Astérix,135</text:p>
          </table:table-cell>
          <table:table-cell/>
          <table:table-cell office:value-type="float" office:value="931111342">
            <text:p>931111342</text:p>
          </table:table-cell>
          <table:table-cell/>
          <table:table-cell office:value-type="float" office:value="931112844">
            <text:p>93111284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1</text:p>
          </table:table-cell>
          <table:table-cell office:value-type="string">
            <text:p>08520</text:p>
          </table:table-cell>
          <table:table-cell office:value-type="string">
            <text:p>Les Franqueses del Vallès</text:p>
          </table:table-cell>
          <table:table-cell office:value-type="string">
            <text:p>Astérix,142</text:p>
          </table:table-cell>
          <table:table-cell/>
          <table:table-cell office:value-type="float" office:value="931111370">
            <text:p>931111370</text:p>
          </table:table-cell>
          <table:table-cell/>
          <table:table-cell office:value-type="float" office:value="931112851">
            <text:p>9311128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47</text:p>
          </table:table-cell>
          <table:table-cell/>
          <table:table-cell office:value-type="float" office:value="931111373">
            <text:p>931111373</text:p>
          </table:table-cell>
          <table:table-cell/>
          <table:table-cell office:value-type="float" office:value="931112856">
            <text:p>93111285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3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52</text:p>
          </table:table-cell>
          <table:table-cell/>
          <table:table-cell office:value-type="float" office:value="931111376">
            <text:p>931111376</text:p>
          </table:table-cell>
          <table:table-cell/>
          <table:table-cell office:value-type="float" office:value="931112861">
            <text:p>93111286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Astérix,155</text:p>
          </table:table-cell>
          <table:table-cell/>
          <table:table-cell office:value-type="float" office:value="931111377">
            <text:p>931111377</text:p>
          </table:table-cell>
          <table:table-cell/>
          <table:table-cell office:value-type="float" office:value="931112864">
            <text:p>93111286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58</text:p>
          </table:table-cell>
          <table:table-cell/>
          <table:table-cell office:value-type="float" office:value="931111378">
            <text:p>931111378</text:p>
          </table:table-cell>
          <table:table-cell/>
          <table:table-cell office:value-type="float" office:value="931112867">
            <text:p>9311128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1</text:p>
          </table:table-cell>
          <table:table-cell/>
          <table:table-cell office:value-type="float" office:value="931111379">
            <text:p>931111379</text:p>
          </table:table-cell>
          <table:table-cell/>
          <table:table-cell office:value-type="float" office:value="931112870">
            <text:p>93111287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4</text:p>
          </table:table-cell>
          <table:table-cell/>
          <table:table-cell office:value-type="float" office:value="931111380">
            <text:p>931111380</text:p>
          </table:table-cell>
          <table:table-cell/>
          <table:table-cell office:value-type="float" office:value="931112873">
            <text:p>93111287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7</text:p>
          </table:table-cell>
          <table:table-cell/>
          <table:table-cell office:value-type="float" office:value="931111381">
            <text:p>931111381</text:p>
          </table:table-cell>
          <table:table-cell/>
          <table:table-cell office:value-type="float" office:value="931112876">
            <text:p>93111287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9</text:p>
          </table:table-cell>
          <table:table-cell office:value-type="string">
            <text:p>08520</text:p>
          </table:table-cell>
          <table:table-cell office:value-type="string">
            <text:p>Les Franqueses del Vallès</text:p>
          </table:table-cell>
          <table:table-cell office:value-type="string">
            <text:p>Astérix,170</text:p>
          </table:table-cell>
          <table:table-cell/>
          <table:table-cell office:value-type="float" office:value="931111382">
            <text:p>931111382</text:p>
          </table:table-cell>
          <table:table-cell/>
          <table:table-cell office:value-type="float" office:value="931112879">
            <text:p>9311128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81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3</text:p>
          </table:table-cell>
          <table:table-cell/>
          <table:table-cell office:value-type="float" office:value="931111383">
            <text:p>931111383</text:p>
          </table:table-cell>
          <table:table-cell/>
          <table:table-cell office:value-type="float" office:value="931112882">
            <text:p>93111288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6</text:p>
          </table:table-cell>
          <table:table-cell/>
          <table:table-cell office:value-type="float" office:value="931111384">
            <text:p>931111384</text:p>
          </table:table-cell>
          <table:table-cell/>
          <table:table-cell office:value-type="float" office:value="931112885">
            <text:p>93111288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8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9</text:p>
          </table:table-cell>
          <table:table-cell/>
          <table:table-cell office:value-type="float" office:value="931111385">
            <text:p>931111385</text:p>
          </table:table-cell>
          <table:table-cell/>
          <table:table-cell office:value-type="float" office:value="931112888">
            <text:p>93111288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1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82</text:p>
          </table:table-cell>
          <table:table-cell/>
          <table:table-cell office:value-type="float" office:value="931111386">
            <text:p>931111386</text:p>
          </table:table-cell>
          <table:table-cell/>
          <table:table-cell office:value-type="float" office:value="931112891">
            <text:p>9311128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88</text:p>
          </table:table-cell>
          <table:table-cell/>
          <table:table-cell office:value-type="float" office:value="931111389">
            <text:p>931111389</text:p>
          </table:table-cell>
          <table:table-cell/>
          <table:table-cell office:value-type="float" office:value="931112897">
            <text:p>93111289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3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91</text:p>
          </table:table-cell>
          <table:table-cell/>
          <table:table-cell office:value-type="float" office:value="931111390">
            <text:p>931111390</text:p>
          </table:table-cell>
          <table:table-cell/>
          <table:table-cell office:value-type="float" office:value="931112900">
            <text:p>931112900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98</text:p>
          </table:table-cell>
          <table:table-cell/>
          <table:table-cell office:value-type="float" office:value="931111394">
            <text:p>931111394</text:p>
          </table:table-cell>
          <table:table-cell/>
          <table:table-cell office:value-type="float" office:value="931112907">
            <text:p>93111290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04</text:p>
          </table:table-cell>
          <table:table-cell/>
          <table:table-cell office:value-type="float" office:value="931111397">
            <text:p>931111397</text:p>
          </table:table-cell>
          <table:table-cell/>
          <table:table-cell office:value-type="float" office:value="931112913">
            <text:p>93111291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0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08</text:p>
          </table:table-cell>
          <table:table-cell/>
          <table:table-cell office:value-type="float" office:value="931111399">
            <text:p>931111399</text:p>
          </table:table-cell>
          <table:table-cell/>
          <table:table-cell office:value-type="float" office:value="931112917">
            <text:p>93111291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16</text:p>
          </table:table-cell>
          <table:table-cell/>
          <table:table-cell office:value-type="float" office:value="931111403">
            <text:p>931111403</text:p>
          </table:table-cell>
          <table:table-cell/>
          <table:table-cell office:value-type="float" office:value="931112925">
            <text:p>93111292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19</text:p>
          </table:table-cell>
          <table:table-cell/>
          <table:table-cell office:value-type="float" office:value="931111404">
            <text:p>931111404</text:p>
          </table:table-cell>
          <table:table-cell/>
          <table:table-cell office:value-type="float" office:value="931112928">
            <text:p>93111292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22</text:p>
          </table:table-cell>
          <table:table-cell/>
          <table:table-cell office:value-type="float" office:value="931111405">
            <text:p>931111405</text:p>
          </table:table-cell>
          <table:table-cell/>
          <table:table-cell office:value-type="float" office:value="931112931">
            <text:p>93111293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27</text:p>
          </table:table-cell>
          <table:table-cell/>
          <table:table-cell office:value-type="float" office:value="931111407">
            <text:p>931111407</text:p>
          </table:table-cell>
          <table:table-cell/>
          <table:table-cell office:value-type="float" office:value="931112936">
            <text:p>93111293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1</text:p>
          </table:table-cell>
          <table:table-cell/>
          <table:table-cell office:value-type="float" office:value="931111409">
            <text:p>931111409</text:p>
          </table:table-cell>
          <table:table-cell/>
          <table:table-cell office:value-type="float" office:value="931112940">
            <text:p>93111294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4</text:p>
          </table:table-cell>
          <table:table-cell/>
          <table:table-cell office:value-type="float" office:value="931111410">
            <text:p>931111410</text:p>
          </table:table-cell>
          <table:table-cell/>
          <table:table-cell office:value-type="float" office:value="931112943">
            <text:p>93111294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7</text:p>
          </table:table-cell>
          <table:table-cell/>
          <table:table-cell office:value-type="float" office:value="931111411">
            <text:p>931111411</text:p>
          </table:table-cell>
          <table:table-cell/>
          <table:table-cell office:value-type="float" office:value="931112946">
            <text:p>93111294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40</text:p>
          </table:table-cell>
          <table:table-cell/>
          <table:table-cell office:value-type="float" office:value="931111412">
            <text:p>931111412</text:p>
          </table:table-cell>
          <table:table-cell/>
          <table:table-cell office:value-type="float" office:value="931112949">
            <text:p>93111294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43</text:p>
          </table:table-cell>
          <table:table-cell/>
          <table:table-cell office:value-type="float" office:value="931111413">
            <text:p>931111413</text:p>
          </table:table-cell>
          <table:table-cell/>
          <table:table-cell office:value-type="float" office:value="931112952">
            <text:p>931112952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54</text:p>
          </table:table-cell>
          <table:table-cell/>
          <table:table-cell office:value-type="float" office:value="931111419">
            <text:p>931111419</text:p>
          </table:table-cell>
          <table:table-cell/>
          <table:table-cell office:value-type="float" office:value="931112963">
            <text:p>9311129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Astérix,262</text:p>
          </table:table-cell>
          <table:table-cell/>
          <table:table-cell office:value-type="float" office:value="931111423">
            <text:p>931111423</text:p>
          </table:table-cell>
          <table:table-cell/>
          <table:table-cell office:value-type="float" office:value="931112971">
            <text:p>9311129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</text:p>
          </table:table-cell>
          <table:table-cell/>
          <table:table-cell office:value-type="float" office:value="931111428">
            <text:p>931111428</text:p>
          </table:table-cell>
          <table:table-cell/>
          <table:table-cell office:value-type="float" office:value="931112981">
            <text:p>93111298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</text:p>
          </table:table-cell>
          <table:table-cell/>
          <table:table-cell office:value-type="float" office:value="931111429">
            <text:p>931111429</text:p>
          </table:table-cell>
          <table:table-cell/>
          <table:table-cell office:value-type="float" office:value="931112983">
            <text:p>9311129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</text:p>
          </table:table-cell>
          <table:table-cell/>
          <table:table-cell office:value-type="float" office:value="931111430">
            <text:p>931111430</text:p>
          </table:table-cell>
          <table:table-cell/>
          <table:table-cell office:value-type="float" office:value="931112985">
            <text:p>93111298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</text:p>
          </table:table-cell>
          <table:table-cell/>
          <table:table-cell office:value-type="float" office:value="931111431">
            <text:p>931111431</text:p>
          </table:table-cell>
          <table:table-cell/>
          <table:table-cell office:value-type="float" office:value="931112987">
            <text:p>9311129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7</text:p>
          </table:table-cell>
          <table:table-cell/>
          <table:table-cell office:value-type="float" office:value="931111432">
            <text:p>931111432</text:p>
          </table:table-cell>
          <table:table-cell/>
          <table:table-cell office:value-type="float" office:value="931112989">
            <text:p>93111298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9</text:p>
          </table:table-cell>
          <table:table-cell/>
          <table:table-cell office:value-type="float" office:value="931111433">
            <text:p>931111433</text:p>
          </table:table-cell>
          <table:table-cell/>
          <table:table-cell office:value-type="float" office:value="931112991">
            <text:p>9311129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1</text:p>
          </table:table-cell>
          <table:table-cell/>
          <table:table-cell office:value-type="float" office:value="931111434">
            <text:p>931111434</text:p>
          </table:table-cell>
          <table:table-cell/>
          <table:table-cell office:value-type="float" office:value="931112993">
            <text:p>93111299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3</text:p>
          </table:table-cell>
          <table:table-cell/>
          <table:table-cell office:value-type="float" office:value="931111435">
            <text:p>931111435</text:p>
          </table:table-cell>
          <table:table-cell/>
          <table:table-cell office:value-type="float" office:value="931112995">
            <text:p>9311129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5</text:p>
          </table:table-cell>
          <table:table-cell/>
          <table:table-cell office:value-type="float" office:value="931111436">
            <text:p>931111436</text:p>
          </table:table-cell>
          <table:table-cell/>
          <table:table-cell office:value-type="float" office:value="931112997">
            <text:p>93111299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7</text:p>
          </table:table-cell>
          <table:table-cell/>
          <table:table-cell office:value-type="float" office:value="931111437">
            <text:p>931111437</text:p>
          </table:table-cell>
          <table:table-cell/>
          <table:table-cell office:value-type="float" office:value="931112999">
            <text:p>93111299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9</text:p>
          </table:table-cell>
          <table:table-cell/>
          <table:table-cell office:value-type="float" office:value="931111438">
            <text:p>931111438</text:p>
          </table:table-cell>
          <table:table-cell/>
          <table:table-cell office:value-type="float" office:value="931113001">
            <text:p>93111300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1</text:p>
          </table:table-cell>
          <table:table-cell/>
          <table:table-cell office:value-type="float" office:value="931111439">
            <text:p>931111439</text:p>
          </table:table-cell>
          <table:table-cell/>
          <table:table-cell office:value-type="float" office:value="931113003">
            <text:p>93111300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3</text:p>
          </table:table-cell>
          <table:table-cell/>
          <table:table-cell office:value-type="float" office:value="931111440">
            <text:p>931111440</text:p>
          </table:table-cell>
          <table:table-cell/>
          <table:table-cell office:value-type="float" office:value="931113005">
            <text:p>93111300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5</text:p>
          </table:table-cell>
          <table:table-cell/>
          <table:table-cell office:value-type="float" office:value="931111441">
            <text:p>931111441</text:p>
          </table:table-cell>
          <table:table-cell/>
          <table:table-cell office:value-type="float" office:value="931113007">
            <text:p>93111300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7</text:p>
          </table:table-cell>
          <table:table-cell/>
          <table:table-cell office:value-type="float" office:value="931111442">
            <text:p>931111442</text:p>
          </table:table-cell>
          <table:table-cell/>
          <table:table-cell office:value-type="float" office:value="931113009">
            <text:p>93111300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9</text:p>
          </table:table-cell>
          <table:table-cell/>
          <table:table-cell office:value-type="float" office:value="931111443">
            <text:p>931111443</text:p>
          </table:table-cell>
          <table:table-cell/>
          <table:table-cell office:value-type="float" office:value="931113011">
            <text:p>93111301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1</text:p>
          </table:table-cell>
          <table:table-cell/>
          <table:table-cell office:value-type="float" office:value="931111444">
            <text:p>931111444</text:p>
          </table:table-cell>
          <table:table-cell/>
          <table:table-cell office:value-type="float" office:value="931113013">
            <text:p>93111301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3</text:p>
          </table:table-cell>
          <table:table-cell/>
          <table:table-cell office:value-type="float" office:value="931111445">
            <text:p>931111445</text:p>
          </table:table-cell>
          <table:table-cell/>
          <table:table-cell office:value-type="float" office:value="931113015">
            <text:p>9311130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5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5</text:p>
          </table:table-cell>
          <table:table-cell/>
          <table:table-cell office:value-type="float" office:value="931111446">
            <text:p>931111446</text:p>
          </table:table-cell>
          <table:table-cell/>
          <table:table-cell office:value-type="float" office:value="931113017">
            <text:p>93111301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7</text:p>
          </table:table-cell>
          <table:table-cell/>
          <table:table-cell office:value-type="float" office:value="931111447">
            <text:p>931111447</text:p>
          </table:table-cell>
          <table:table-cell/>
          <table:table-cell office:value-type="float" office:value="931113019">
            <text:p>93111301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9</text:p>
          </table:table-cell>
          <table:table-cell/>
          <table:table-cell office:value-type="float" office:value="931111448">
            <text:p>931111448</text:p>
          </table:table-cell>
          <table:table-cell/>
          <table:table-cell office:value-type="float" office:value="931113021">
            <text:p>93111302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1</text:p>
          </table:table-cell>
          <table:table-cell/>
          <table:table-cell office:value-type="float" office:value="931111449">
            <text:p>931111449</text:p>
          </table:table-cell>
          <table:table-cell/>
          <table:table-cell office:value-type="float" office:value="931113023">
            <text:p>9311130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3</text:p>
          </table:table-cell>
          <table:table-cell/>
          <table:table-cell office:value-type="float" office:value="931111450">
            <text:p>931111450</text:p>
          </table:table-cell>
          <table:table-cell/>
          <table:table-cell office:value-type="float" office:value="931113025">
            <text:p>93111302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5</text:p>
          </table:table-cell>
          <table:table-cell/>
          <table:table-cell office:value-type="float" office:value="931111451">
            <text:p>931111451</text:p>
          </table:table-cell>
          <table:table-cell/>
          <table:table-cell office:value-type="float" office:value="931113027">
            <text:p>9311130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7</text:p>
          </table:table-cell>
          <table:table-cell/>
          <table:table-cell office:value-type="float" office:value="931111452">
            <text:p>931111452</text:p>
          </table:table-cell>
          <table:table-cell/>
          <table:table-cell office:value-type="float" office:value="931113029">
            <text:p>93111302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9</text:p>
          </table:table-cell>
          <table:table-cell/>
          <table:table-cell office:value-type="float" office:value="931111453">
            <text:p>931111453</text:p>
          </table:table-cell>
          <table:table-cell/>
          <table:table-cell office:value-type="float" office:value="931113031">
            <text:p>9311130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1</text:p>
          </table:table-cell>
          <table:table-cell/>
          <table:table-cell office:value-type="float" office:value="931111454">
            <text:p>931111454</text:p>
          </table:table-cell>
          <table:table-cell/>
          <table:table-cell office:value-type="float" office:value="931113033">
            <text:p>93111303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3</text:p>
          </table:table-cell>
          <table:table-cell/>
          <table:table-cell office:value-type="float" office:value="931111455">
            <text:p>931111455</text:p>
          </table:table-cell>
          <table:table-cell/>
          <table:table-cell office:value-type="float" office:value="931113035">
            <text:p>9311130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5</text:p>
          </table:table-cell>
          <table:table-cell/>
          <table:table-cell office:value-type="float" office:value="931111456">
            <text:p>931111456</text:p>
          </table:table-cell>
          <table:table-cell/>
          <table:table-cell office:value-type="float" office:value="931113037">
            <text:p>93111303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7</text:p>
          </table:table-cell>
          <table:table-cell/>
          <table:table-cell office:value-type="float" office:value="931111457">
            <text:p>931111457</text:p>
          </table:table-cell>
          <table:table-cell/>
          <table:table-cell office:value-type="float" office:value="931113039">
            <text:p>9311130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9</text:p>
          </table:table-cell>
          <table:table-cell/>
          <table:table-cell office:value-type="float" office:value="931111458">
            <text:p>931111458</text:p>
          </table:table-cell>
          <table:table-cell/>
          <table:table-cell office:value-type="float" office:value="931113041">
            <text:p>93111304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1</text:p>
          </table:table-cell>
          <table:table-cell/>
          <table:table-cell office:value-type="float" office:value="931111459">
            <text:p>931111459</text:p>
          </table:table-cell>
          <table:table-cell/>
          <table:table-cell office:value-type="float" office:value="931113043">
            <text:p>9311130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3</text:p>
          </table:table-cell>
          <table:table-cell/>
          <table:table-cell office:value-type="float" office:value="931111460">
            <text:p>931111460</text:p>
          </table:table-cell>
          <table:table-cell/>
          <table:table-cell office:value-type="float" office:value="931113045">
            <text:p>93111304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8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5</text:p>
          </table:table-cell>
          <table:table-cell/>
          <table:table-cell office:value-type="float" office:value="931111461">
            <text:p>931111461</text:p>
          </table:table-cell>
          <table:table-cell/>
          <table:table-cell office:value-type="float" office:value="931113047">
            <text:p>93111304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8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7</text:p>
          </table:table-cell>
          <table:table-cell/>
          <table:table-cell office:value-type="float" office:value="931111462">
            <text:p>931111462</text:p>
          </table:table-cell>
          <table:table-cell/>
          <table:table-cell office:value-type="float" office:value="931113049">
            <text:p>93111304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9</text:p>
          </table:table-cell>
          <table:table-cell/>
          <table:table-cell office:value-type="float" office:value="931111464">
            <text:p>931111464</text:p>
          </table:table-cell>
          <table:table-cell/>
          <table:table-cell office:value-type="float" office:value="931113051">
            <text:p>9311130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1</text:p>
          </table:table-cell>
          <table:table-cell/>
          <table:table-cell office:value-type="float" office:value="931111465">
            <text:p>931111465</text:p>
          </table:table-cell>
          <table:table-cell/>
          <table:table-cell office:value-type="float" office:value="931113053">
            <text:p>9311130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3</text:p>
          </table:table-cell>
          <table:table-cell/>
          <table:table-cell office:value-type="float" office:value="931111466">
            <text:p>931111466</text:p>
          </table:table-cell>
          <table:table-cell/>
          <table:table-cell office:value-type="float" office:value="931113055">
            <text:p>9311130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5</text:p>
          </table:table-cell>
          <table:table-cell/>
          <table:table-cell office:value-type="float" office:value="931111467">
            <text:p>931111467</text:p>
          </table:table-cell>
          <table:table-cell/>
          <table:table-cell office:value-type="float" office:value="931113057">
            <text:p>93111305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7</text:p>
          </table:table-cell>
          <table:table-cell/>
          <table:table-cell office:value-type="float" office:value="931111468">
            <text:p>931111468</text:p>
          </table:table-cell>
          <table:table-cell/>
          <table:table-cell office:value-type="float" office:value="931113059">
            <text:p>93111305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9</text:p>
          </table:table-cell>
          <table:table-cell/>
          <table:table-cell office:value-type="float" office:value="931111469">
            <text:p>931111469</text:p>
          </table:table-cell>
          <table:table-cell/>
          <table:table-cell office:value-type="float" office:value="931113061">
            <text:p>93111306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1</text:p>
          </table:table-cell>
          <table:table-cell/>
          <table:table-cell office:value-type="float" office:value="931111470">
            <text:p>931111470</text:p>
          </table:table-cell>
          <table:table-cell/>
          <table:table-cell office:value-type="float" office:value="931113063">
            <text:p>93111306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3</text:p>
          </table:table-cell>
          <table:table-cell/>
          <table:table-cell office:value-type="float" office:value="931111471">
            <text:p>931111471</text:p>
          </table:table-cell>
          <table:table-cell/>
          <table:table-cell office:value-type="float" office:value="931113065">
            <text:p>93111306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5</text:p>
          </table:table-cell>
          <table:table-cell/>
          <table:table-cell office:value-type="float" office:value="931111472">
            <text:p>931111472</text:p>
          </table:table-cell>
          <table:table-cell/>
          <table:table-cell office:value-type="float" office:value="931113067">
            <text:p>9311130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7</text:p>
          </table:table-cell>
          <table:table-cell/>
          <table:table-cell office:value-type="float" office:value="931111473">
            <text:p>931111473</text:p>
          </table:table-cell>
          <table:table-cell/>
          <table:table-cell office:value-type="float" office:value="931113069">
            <text:p>93111306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9</text:p>
          </table:table-cell>
          <table:table-cell/>
          <table:table-cell office:value-type="float" office:value="931111474">
            <text:p>931111474</text:p>
          </table:table-cell>
          <table:table-cell/>
          <table:table-cell office:value-type="float" office:value="931113071">
            <text:p>93111307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1</text:p>
          </table:table-cell>
          <table:table-cell/>
          <table:table-cell office:value-type="float" office:value="931111475">
            <text:p>931111475</text:p>
          </table:table-cell>
          <table:table-cell/>
          <table:table-cell office:value-type="float" office:value="931113073">
            <text:p>93111307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3</text:p>
          </table:table-cell>
          <table:table-cell/>
          <table:table-cell office:value-type="float" office:value="931111476">
            <text:p>931111476</text:p>
          </table:table-cell>
          <table:table-cell/>
          <table:table-cell office:value-type="float" office:value="931113075">
            <text:p>9311130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6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Pedra,105</text:p>
          </table:table-cell>
          <table:table-cell/>
          <table:table-cell office:value-type="float" office:value="931111477">
            <text:p>931111477</text:p>
          </table:table-cell>
          <table:table-cell/>
          <table:table-cell office:value-type="float" office:value="931113077">
            <text:p>93111307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7</text:p>
          </table:table-cell>
          <table:table-cell/>
          <table:table-cell office:value-type="float" office:value="931111478">
            <text:p>931111478</text:p>
          </table:table-cell>
          <table:table-cell/>
          <table:table-cell office:value-type="float" office:value="931113079">
            <text:p>9311130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1</text:p>
          </table:table-cell>
          <table:table-cell/>
          <table:table-cell office:value-type="float" office:value="931111481">
            <text:p>931111481</text:p>
          </table:table-cell>
          <table:table-cell/>
          <table:table-cell office:value-type="float" office:value="931113083">
            <text:p>9311130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3</text:p>
          </table:table-cell>
          <table:table-cell/>
          <table:table-cell office:value-type="float" office:value="931111482">
            <text:p>931111482</text:p>
          </table:table-cell>
          <table:table-cell/>
          <table:table-cell office:value-type="float" office:value="931113085">
            <text:p>93111308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5</text:p>
          </table:table-cell>
          <table:table-cell/>
          <table:table-cell office:value-type="float" office:value="931111483">
            <text:p>931111483</text:p>
          </table:table-cell>
          <table:table-cell/>
          <table:table-cell office:value-type="float" office:value="931113087">
            <text:p>9311130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7</text:p>
          </table:table-cell>
          <table:table-cell/>
          <table:table-cell office:value-type="float" office:value="931111484">
            <text:p>931111484</text:p>
          </table:table-cell>
          <table:table-cell/>
          <table:table-cell office:value-type="float" office:value="931113089">
            <text:p>93111308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9</text:p>
          </table:table-cell>
          <table:table-cell/>
          <table:table-cell office:value-type="float" office:value="931111485">
            <text:p>931111485</text:p>
          </table:table-cell>
          <table:table-cell/>
          <table:table-cell office:value-type="float" office:value="931113091">
            <text:p>9311130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1</text:p>
          </table:table-cell>
          <table:table-cell/>
          <table:table-cell office:value-type="float" office:value="931111486">
            <text:p>931111486</text:p>
          </table:table-cell>
          <table:table-cell/>
          <table:table-cell office:value-type="float" office:value="931113093">
            <text:p>93111309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3</text:p>
          </table:table-cell>
          <table:table-cell/>
          <table:table-cell office:value-type="float" office:value="931111487">
            <text:p>931111487</text:p>
          </table:table-cell>
          <table:table-cell/>
          <table:table-cell office:value-type="float" office:value="931113095">
            <text:p>9311130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5</text:p>
          </table:table-cell>
          <table:table-cell/>
          <table:table-cell office:value-type="float" office:value="931111488">
            <text:p>931111488</text:p>
          </table:table-cell>
          <table:table-cell/>
          <table:table-cell office:value-type="float" office:value="931113097">
            <text:p>93111309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7</text:p>
          </table:table-cell>
          <table:table-cell/>
          <table:table-cell office:value-type="float" office:value="931111489">
            <text:p>931111489</text:p>
          </table:table-cell>
          <table:table-cell/>
          <table:table-cell office:value-type="float" office:value="931113099">
            <text:p>9311130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9</text:p>
          </table:table-cell>
          <table:table-cell/>
          <table:table-cell office:value-type="float" office:value="931111490">
            <text:p>931111490</text:p>
          </table:table-cell>
          <table:table-cell/>
          <table:table-cell office:value-type="float" office:value="931113101">
            <text:p>93111310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2</text:p>
          </table:table-cell>
          <table:table-cell/>
          <table:table-cell office:value-type="float" office:value="931111492">
            <text:p>931111492</text:p>
          </table:table-cell>
          <table:table-cell/>
          <table:table-cell office:value-type="float" office:value="931113104">
            <text:p>93111310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6</text:p>
          </table:table-cell>
          <table:table-cell/>
          <table:table-cell office:value-type="float" office:value="931111495">
            <text:p>931111495</text:p>
          </table:table-cell>
          <table:table-cell/>
          <table:table-cell office:value-type="float" office:value="931113108">
            <text:p>931113108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8</text:p>
          </table:table-cell>
          <table:table-cell/>
          <table:table-cell office:value-type="float" office:value="931111496">
            <text:p>931111496</text:p>
          </table:table-cell>
          <table:table-cell/>
          <table:table-cell office:value-type="float" office:value="931113110">
            <text:p>93111311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1</text:p>
          </table:table-cell>
          <table:table-cell/>
          <table:table-cell office:value-type="float" office:value="931111498">
            <text:p>931111498</text:p>
          </table:table-cell>
          <table:table-cell/>
          <table:table-cell office:value-type="float" office:value="931113113">
            <text:p>93111311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4</text:p>
          </table:table-cell>
          <table:table-cell/>
          <table:table-cell office:value-type="float" office:value="931111500">
            <text:p>931111500</text:p>
          </table:table-cell>
          <table:table-cell/>
          <table:table-cell office:value-type="float" office:value="931113116">
            <text:p>93111311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6</text:p>
          </table:table-cell>
          <table:table-cell/>
          <table:table-cell office:value-type="float" office:value="931111501">
            <text:p>931111501</text:p>
          </table:table-cell>
          <table:table-cell/>
          <table:table-cell office:value-type="float" office:value="931113118">
            <text:p>93111311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9</text:p>
          </table:table-cell>
          <table:table-cell/>
          <table:table-cell office:value-type="float" office:value="931111503">
            <text:p>931111503</text:p>
          </table:table-cell>
          <table:table-cell/>
          <table:table-cell office:value-type="float" office:value="931113121">
            <text:p>93111312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1</text:p>
          </table:table-cell>
          <table:table-cell/>
          <table:table-cell office:value-type="float" office:value="931111504">
            <text:p>931111504</text:p>
          </table:table-cell>
          <table:table-cell/>
          <table:table-cell office:value-type="float" office:value="931113123">
            <text:p>93111312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4</text:p>
          </table:table-cell>
          <table:table-cell/>
          <table:table-cell office:value-type="float" office:value="931111506">
            <text:p>931111506</text:p>
          </table:table-cell>
          <table:table-cell/>
          <table:table-cell office:value-type="float" office:value="931113126">
            <text:p>93111312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8</text:p>
          </table:table-cell>
          <table:table-cell/>
          <table:table-cell office:value-type="float" office:value="931111509">
            <text:p>931111509</text:p>
          </table:table-cell>
          <table:table-cell/>
          <table:table-cell office:value-type="float" office:value="931113130">
            <text:p>93111313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</text:p>
          </table:table-cell>
          <table:table-cell/>
          <table:table-cell office:value-type="float" office:value="931111512">
            <text:p>931111512</text:p>
          </table:table-cell>
          <table:table-cell/>
          <table:table-cell office:value-type="float" office:value="931113134">
            <text:p>931113134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</text:p>
          </table:table-cell>
          <table:table-cell/>
          <table:table-cell office:value-type="float" office:value="931111513">
            <text:p>931111513</text:p>
          </table:table-cell>
          <table:table-cell/>
          <table:table-cell office:value-type="float" office:value="931113135">
            <text:p>9311131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6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Minca, 6</text:p>
          </table:table-cell>
          <table:table-cell/>
          <table:table-cell office:value-type="float" office:value="931111514">
            <text:p>931111514</text:p>
          </table:table-cell>
          <table:table-cell/>
          <table:table-cell office:value-type="float" office:value="931113136">
            <text:p>93111313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</text:p>
          </table:table-cell>
          <table:table-cell/>
          <table:table-cell office:value-type="float" office:value="931111515">
            <text:p>931111515</text:p>
          </table:table-cell>
          <table:table-cell/>
          <table:table-cell office:value-type="float" office:value="931113137">
            <text:p>93111313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8</text:p>
          </table:table-cell>
          <table:table-cell/>
          <table:table-cell office:value-type="float" office:value="931111516">
            <text:p>931111516</text:p>
          </table:table-cell>
          <table:table-cell/>
          <table:table-cell office:value-type="float" office:value="931113138">
            <text:p>93111313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9</text:p>
          </table:table-cell>
          <table:table-cell/>
          <table:table-cell office:value-type="float" office:value="931111517">
            <text:p>931111517</text:p>
          </table:table-cell>
          <table:table-cell/>
          <table:table-cell office:value-type="float" office:value="931113139">
            <text:p>9311131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0</text:p>
          </table:table-cell>
          <table:table-cell/>
          <table:table-cell office:value-type="float" office:value="931111518">
            <text:p>931111518</text:p>
          </table:table-cell>
          <table:table-cell/>
          <table:table-cell office:value-type="float" office:value="931113140">
            <text:p>93111314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1</text:p>
          </table:table-cell>
          <table:table-cell/>
          <table:table-cell office:value-type="float" office:value="931111519">
            <text:p>931111519</text:p>
          </table:table-cell>
          <table:table-cell/>
          <table:table-cell office:value-type="float" office:value="931113141">
            <text:p>93111314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2</text:p>
          </table:table-cell>
          <table:table-cell/>
          <table:table-cell office:value-type="float" office:value="931111520">
            <text:p>931111520</text:p>
          </table:table-cell>
          <table:table-cell/>
          <table:table-cell office:value-type="float" office:value="931113142">
            <text:p>93111314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3</text:p>
          </table:table-cell>
          <table:table-cell/>
          <table:table-cell office:value-type="float" office:value="931111521">
            <text:p>931111521</text:p>
          </table:table-cell>
          <table:table-cell/>
          <table:table-cell office:value-type="float" office:value="931113143">
            <text:p>93111314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4</text:p>
          </table:table-cell>
          <table:table-cell/>
          <table:table-cell office:value-type="float" office:value="931111522">
            <text:p>931111522</text:p>
          </table:table-cell>
          <table:table-cell/>
          <table:table-cell office:value-type="float" office:value="931113144">
            <text:p>93111314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5</text:p>
          </table:table-cell>
          <table:table-cell/>
          <table:table-cell office:value-type="float" office:value="931111523">
            <text:p>931111523</text:p>
          </table:table-cell>
          <table:table-cell/>
          <table:table-cell office:value-type="float" office:value="931113145">
            <text:p>9311131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6</text:p>
          </table:table-cell>
          <table:table-cell/>
          <table:table-cell office:value-type="float" office:value="931111524">
            <text:p>931111524</text:p>
          </table:table-cell>
          <table:table-cell/>
          <table:table-cell office:value-type="float" office:value="931113146">
            <text:p>93111314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7</text:p>
          </table:table-cell>
          <table:table-cell/>
          <table:table-cell office:value-type="float" office:value="931111525">
            <text:p>931111525</text:p>
          </table:table-cell>
          <table:table-cell/>
          <table:table-cell office:value-type="float" office:value="931113147">
            <text:p>9311131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8</text:p>
          </table:table-cell>
          <table:table-cell/>
          <table:table-cell office:value-type="float" office:value="931111526">
            <text:p>931111526</text:p>
          </table:table-cell>
          <table:table-cell/>
          <table:table-cell office:value-type="float" office:value="931113148">
            <text:p>93111314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9</text:p>
          </table:table-cell>
          <table:table-cell/>
          <table:table-cell office:value-type="float" office:value="931111527">
            <text:p>931111527</text:p>
          </table:table-cell>
          <table:table-cell/>
          <table:table-cell office:value-type="float" office:value="931113149">
            <text:p>93111314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0</text:p>
          </table:table-cell>
          <table:table-cell/>
          <table:table-cell office:value-type="float" office:value="931111528">
            <text:p>931111528</text:p>
          </table:table-cell>
          <table:table-cell/>
          <table:table-cell office:value-type="float" office:value="931113150">
            <text:p>93111315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1</text:p>
          </table:table-cell>
          <table:table-cell/>
          <table:table-cell office:value-type="float" office:value="931111529">
            <text:p>931111529</text:p>
          </table:table-cell>
          <table:table-cell/>
          <table:table-cell office:value-type="float" office:value="931113151">
            <text:p>93111315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2</text:p>
          </table:table-cell>
          <table:table-cell/>
          <table:table-cell office:value-type="float" office:value="931111530">
            <text:p>931111530</text:p>
          </table:table-cell>
          <table:table-cell/>
          <table:table-cell office:value-type="float" office:value="931113152">
            <text:p>93111315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3</text:p>
          </table:table-cell>
          <table:table-cell/>
          <table:table-cell office:value-type="float" office:value="931111531">
            <text:p>931111531</text:p>
          </table:table-cell>
          <table:table-cell/>
          <table:table-cell office:value-type="float" office:value="931113153">
            <text:p>9311131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4</text:p>
          </table:table-cell>
          <table:table-cell/>
          <table:table-cell office:value-type="float" office:value="931111532">
            <text:p>931111532</text:p>
          </table:table-cell>
          <table:table-cell/>
          <table:table-cell office:value-type="float" office:value="931113154">
            <text:p>93111315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5</text:p>
          </table:table-cell>
          <table:table-cell/>
          <table:table-cell office:value-type="float" office:value="931111533">
            <text:p>931111533</text:p>
          </table:table-cell>
          <table:table-cell/>
          <table:table-cell office:value-type="float" office:value="931113155">
            <text:p>93111315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6</text:p>
          </table:table-cell>
          <table:table-cell/>
          <table:table-cell office:value-type="float" office:value="931111534">
            <text:p>931111534</text:p>
          </table:table-cell>
          <table:table-cell/>
          <table:table-cell office:value-type="float" office:value="931113156">
            <text:p>93111315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7</text:p>
          </table:table-cell>
          <table:table-cell/>
          <table:table-cell office:value-type="float" office:value="931111535">
            <text:p>931111535</text:p>
          </table:table-cell>
          <table:table-cell/>
          <table:table-cell office:value-type="float" office:value="931113157">
            <text:p>93111315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8</text:p>
          </table:table-cell>
          <table:table-cell/>
          <table:table-cell office:value-type="float" office:value="931111536">
            <text:p>931111536</text:p>
          </table:table-cell>
          <table:table-cell/>
          <table:table-cell office:value-type="float" office:value="931113158">
            <text:p>93111315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9</text:p>
          </table:table-cell>
          <table:table-cell/>
          <table:table-cell office:value-type="float" office:value="931111537">
            <text:p>931111537</text:p>
          </table:table-cell>
          <table:table-cell/>
          <table:table-cell office:value-type="float" office:value="931113159">
            <text:p>9311131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0</text:p>
          </table:table-cell>
          <table:table-cell/>
          <table:table-cell office:value-type="float" office:value="931111538">
            <text:p>931111538</text:p>
          </table:table-cell>
          <table:table-cell/>
          <table:table-cell office:value-type="float" office:value="931113160">
            <text:p>931113160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1</text:p>
          </table:table-cell>
          <table:table-cell/>
          <table:table-cell office:value-type="float" office:value="931111539">
            <text:p>931111539</text:p>
          </table:table-cell>
          <table:table-cell/>
          <table:table-cell office:value-type="float" office:value="931113161">
            <text:p>93111316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2</text:p>
          </table:table-cell>
          <table:table-cell/>
          <table:table-cell office:value-type="float" office:value="931111540">
            <text:p>931111540</text:p>
          </table:table-cell>
          <table:table-cell/>
          <table:table-cell office:value-type="float" office:value="931113162">
            <text:p>93111316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3</text:p>
          </table:table-cell>
          <table:table-cell/>
          <table:table-cell office:value-type="float" office:value="931111541">
            <text:p>931111541</text:p>
          </table:table-cell>
          <table:table-cell/>
          <table:table-cell office:value-type="float" office:value="931113163">
            <text:p>9311131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4</text:p>
          </table:table-cell>
          <table:table-cell/>
          <table:table-cell office:value-type="float" office:value="931111542">
            <text:p>931111542</text:p>
          </table:table-cell>
          <table:table-cell/>
          <table:table-cell office:value-type="float" office:value="931113164">
            <text:p>93111316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5</text:p>
          </table:table-cell>
          <table:table-cell/>
          <table:table-cell office:value-type="float" office:value="931111551">
            <text:p>931111551</text:p>
          </table:table-cell>
          <table:table-cell/>
          <table:table-cell office:value-type="float" office:value="931113165">
            <text:p>93111316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6</text:p>
          </table:table-cell>
          <table:table-cell/>
          <table:table-cell office:value-type="float" office:value="931111552">
            <text:p>931111552</text:p>
          </table:table-cell>
          <table:table-cell/>
          <table:table-cell office:value-type="float" office:value="931113166">
            <text:p>93111316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9</text:p>
          </table:table-cell>
          <table:table-cell office:value-type="string">
            <text:p>08022</text:p>
          </table:table-cell>
          <table:table-cell office:value-type="string">
            <text:p>Barcelona</text:p>
          </table:table-cell>
          <table:table-cell office:value-type="string">
            <text:p>Minca, 37</text:p>
          </table:table-cell>
          <table:table-cell/>
          <table:table-cell office:value-type="float" office:value="931111553">
            <text:p>931111553</text:p>
          </table:table-cell>
          <table:table-cell/>
          <table:table-cell office:value-type="float" office:value="931113167">
            <text:p>9311131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0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Minca, 38</text:p>
          </table:table-cell>
          <table:table-cell/>
          <table:table-cell office:value-type="float" office:value="931111554">
            <text:p>931111554</text:p>
          </table:table-cell>
          <table:table-cell/>
          <table:table-cell office:value-type="float" office:value="931113168">
            <text:p>93111316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9</text:p>
          </table:table-cell>
          <table:table-cell/>
          <table:table-cell office:value-type="float" office:value="931111555">
            <text:p>931111555</text:p>
          </table:table-cell>
          <table:table-cell/>
          <table:table-cell office:value-type="float" office:value="931113169">
            <text:p>93111316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0</text:p>
          </table:table-cell>
          <table:table-cell/>
          <table:table-cell office:value-type="float" office:value="931111556">
            <text:p>931111556</text:p>
          </table:table-cell>
          <table:table-cell/>
          <table:table-cell office:value-type="float" office:value="931113170">
            <text:p>93111317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1</text:p>
          </table:table-cell>
          <table:table-cell/>
          <table:table-cell office:value-type="float" office:value="931111557">
            <text:p>931111557</text:p>
          </table:table-cell>
          <table:table-cell/>
          <table:table-cell office:value-type="float" office:value="931113171">
            <text:p>9311131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2</text:p>
          </table:table-cell>
          <table:table-cell/>
          <table:table-cell office:value-type="float" office:value="931111558">
            <text:p>931111558</text:p>
          </table:table-cell>
          <table:table-cell/>
          <table:table-cell office:value-type="float" office:value="931113172">
            <text:p>93111317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3</text:p>
          </table:table-cell>
          <table:table-cell/>
          <table:table-cell office:value-type="float" office:value="931111559">
            <text:p>931111559</text:p>
          </table:table-cell>
          <table:table-cell/>
          <table:table-cell office:value-type="float" office:value="931113173">
            <text:p>93111317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4</text:p>
          </table:table-cell>
          <table:table-cell/>
          <table:table-cell office:value-type="float" office:value="931111560">
            <text:p>931111560</text:p>
          </table:table-cell>
          <table:table-cell/>
          <table:table-cell office:value-type="float" office:value="931113174">
            <text:p>93111317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5</text:p>
          </table:table-cell>
          <table:table-cell/>
          <table:table-cell office:value-type="float" office:value="931111561">
            <text:p>931111561</text:p>
          </table:table-cell>
          <table:table-cell/>
          <table:table-cell office:value-type="float" office:value="931113175">
            <text:p>9311131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0</text:p>
          </table:table-cell>
          <table:table-cell office:value-type="string">
            <text:p>08032</text:p>
          </table:table-cell>
          <table:table-cell office:value-type="string">
            <text:p>Barcelona</text:p>
          </table:table-cell>
          <table:table-cell office:value-type="string">
            <text:p>Minca, 46</text:p>
          </table:table-cell>
          <table:table-cell/>
          <table:table-cell office:value-type="float" office:value="931111562">
            <text:p>931111562</text:p>
          </table:table-cell>
          <table:table-cell/>
          <table:table-cell office:value-type="float" office:value="931113176">
            <text:p>93111317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7</text:p>
          </table:table-cell>
          <table:table-cell/>
          <table:table-cell office:value-type="float" office:value="931111563">
            <text:p>931111563</text:p>
          </table:table-cell>
          <table:table-cell/>
          <table:table-cell office:value-type="float" office:value="931113177">
            <text:p>93111317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8</text:p>
          </table:table-cell>
          <table:table-cell/>
          <table:table-cell office:value-type="float" office:value="931111564">
            <text:p>931111564</text:p>
          </table:table-cell>
          <table:table-cell/>
          <table:table-cell office:value-type="float" office:value="931113178">
            <text:p>93111317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9</text:p>
          </table:table-cell>
          <table:table-cell/>
          <table:table-cell office:value-type="float" office:value="931111565">
            <text:p>931111565</text:p>
          </table:table-cell>
          <table:table-cell/>
          <table:table-cell office:value-type="float" office:value="931113179">
            <text:p>9311131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0</text:p>
          </table:table-cell>
          <table:table-cell/>
          <table:table-cell office:value-type="float" office:value="931111566">
            <text:p>931111566</text:p>
          </table:table-cell>
          <table:table-cell/>
          <table:table-cell office:value-type="float" office:value="931113180">
            <text:p>93111318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1</text:p>
          </table:table-cell>
          <table:table-cell/>
          <table:table-cell office:value-type="float" office:value="931111567">
            <text:p>931111567</text:p>
          </table:table-cell>
          <table:table-cell/>
          <table:table-cell office:value-type="float" office:value="931113181">
            <text:p>93111318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2</text:p>
          </table:table-cell>
          <table:table-cell/>
          <table:table-cell office:value-type="float" office:value="931111568">
            <text:p>931111568</text:p>
          </table:table-cell>
          <table:table-cell/>
          <table:table-cell office:value-type="float" office:value="931113182">
            <text:p>93111318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3</text:p>
          </table:table-cell>
          <table:table-cell/>
          <table:table-cell office:value-type="float" office:value="931111569">
            <text:p>931111569</text:p>
          </table:table-cell>
          <table:table-cell/>
          <table:table-cell office:value-type="float" office:value="931113183">
            <text:p>9311131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4</text:p>
          </table:table-cell>
          <table:table-cell/>
          <table:table-cell office:value-type="float" office:value="931111570">
            <text:p>931111570</text:p>
          </table:table-cell>
          <table:table-cell/>
          <table:table-cell office:value-type="float" office:value="931113184">
            <text:p>93111318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5</text:p>
          </table:table-cell>
          <table:table-cell/>
          <table:table-cell office:value-type="float" office:value="931111571">
            <text:p>931111571</text:p>
          </table:table-cell>
          <table:table-cell/>
          <table:table-cell office:value-type="float" office:value="931113185">
            <text:p>93111318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6</text:p>
          </table:table-cell>
          <table:table-cell/>
          <table:table-cell office:value-type="float" office:value="931111572">
            <text:p>931111572</text:p>
          </table:table-cell>
          <table:table-cell/>
          <table:table-cell office:value-type="float" office:value="931113186">
            <text:p>93111318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7</text:p>
          </table:table-cell>
          <table:table-cell/>
          <table:table-cell office:value-type="float" office:value="931111573">
            <text:p>931111573</text:p>
          </table:table-cell>
          <table:table-cell/>
          <table:table-cell office:value-type="float" office:value="931113187">
            <text:p>93111318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8</text:p>
          </table:table-cell>
          <table:table-cell/>
          <table:table-cell office:value-type="float" office:value="931111574">
            <text:p>931111574</text:p>
          </table:table-cell>
          <table:table-cell/>
          <table:table-cell office:value-type="float" office:value="931113188">
            <text:p>93111318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9</text:p>
          </table:table-cell>
          <table:table-cell/>
          <table:table-cell office:value-type="float" office:value="931111575">
            <text:p>931111575</text:p>
          </table:table-cell>
          <table:table-cell/>
          <table:table-cell office:value-type="float" office:value="931113189">
            <text:p>93111318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0</text:p>
          </table:table-cell>
          <table:table-cell/>
          <table:table-cell office:value-type="float" office:value="931111576">
            <text:p>931111576</text:p>
          </table:table-cell>
          <table:table-cell/>
          <table:table-cell office:value-type="float" office:value="931113190">
            <text:p>93111319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1</text:p>
          </table:table-cell>
          <table:table-cell/>
          <table:table-cell office:value-type="float" office:value="931111577">
            <text:p>931111577</text:p>
          </table:table-cell>
          <table:table-cell/>
          <table:table-cell office:value-type="float" office:value="931113191">
            <text:p>9311131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2</text:p>
          </table:table-cell>
          <table:table-cell/>
          <table:table-cell office:value-type="float" office:value="931111578">
            <text:p>931111578</text:p>
          </table:table-cell>
          <table:table-cell/>
          <table:table-cell office:value-type="float" office:value="931113192">
            <text:p>931113192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3</text:p>
          </table:table-cell>
          <table:table-cell/>
          <table:table-cell office:value-type="float" office:value="931111579">
            <text:p>931111579</text:p>
          </table:table-cell>
          <table:table-cell/>
          <table:table-cell office:value-type="float" office:value="931113193">
            <text:p>93111319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4</text:p>
          </table:table-cell>
          <table:table-cell/>
          <table:table-cell office:value-type="float" office:value="931111580">
            <text:p>931111580</text:p>
          </table:table-cell>
          <table:table-cell/>
          <table:table-cell office:value-type="float" office:value="931113194">
            <text:p>93111319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5</text:p>
          </table:table-cell>
          <table:table-cell/>
          <table:table-cell office:value-type="float" office:value="931111581">
            <text:p>931111581</text:p>
          </table:table-cell>
          <table:table-cell/>
          <table:table-cell office:value-type="float" office:value="931113195">
            <text:p>9311131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6</text:p>
          </table:table-cell>
          <table:table-cell/>
          <table:table-cell office:value-type="float" office:value="931111582">
            <text:p>931111582</text:p>
          </table:table-cell>
          <table:table-cell/>
          <table:table-cell office:value-type="float" office:value="931113196">
            <text:p>93111319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7</text:p>
          </table:table-cell>
          <table:table-cell/>
          <table:table-cell office:value-type="float" office:value="931111583">
            <text:p>931111583</text:p>
          </table:table-cell>
          <table:table-cell/>
          <table:table-cell office:value-type="float" office:value="931113197">
            <text:p>93111319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8</text:p>
          </table:table-cell>
          <table:table-cell/>
          <table:table-cell office:value-type="float" office:value="931111584">
            <text:p>931111584</text:p>
          </table:table-cell>
          <table:table-cell/>
          <table:table-cell office:value-type="float" office:value="931113198">
            <text:p>93111319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9</text:p>
          </table:table-cell>
          <table:table-cell/>
          <table:table-cell office:value-type="float" office:value="931111585">
            <text:p>931111585</text:p>
          </table:table-cell>
          <table:table-cell/>
          <table:table-cell office:value-type="float" office:value="931113199">
            <text:p>9311131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0</text:p>
          </table:table-cell>
          <table:table-cell/>
          <table:table-cell office:value-type="float" office:value="931111586">
            <text:p>931111586</text:p>
          </table:table-cell>
          <table:table-cell/>
          <table:table-cell office:value-type="float" office:value="931113200">
            <text:p>93111320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1</text:p>
          </table:table-cell>
          <table:table-cell/>
          <table:table-cell office:value-type="float" office:value="931111587">
            <text:p>931111587</text:p>
          </table:table-cell>
          <table:table-cell/>
          <table:table-cell office:value-type="float" office:value="931113201">
            <text:p>93111320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2</text:p>
          </table:table-cell>
          <table:table-cell/>
          <table:table-cell office:value-type="float" office:value="931111588">
            <text:p>931111588</text:p>
          </table:table-cell>
          <table:table-cell/>
          <table:table-cell office:value-type="float" office:value="931113202">
            <text:p>93111320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3</text:p>
          </table:table-cell>
          <table:table-cell/>
          <table:table-cell office:value-type="float" office:value="931111589">
            <text:p>931111589</text:p>
          </table:table-cell>
          <table:table-cell/>
          <table:table-cell office:value-type="float" office:value="931113203">
            <text:p>9311132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4</text:p>
          </table:table-cell>
          <table:table-cell/>
          <table:table-cell office:value-type="float" office:value="931111590">
            <text:p>931111590</text:p>
          </table:table-cell>
          <table:table-cell/>
          <table:table-cell office:value-type="float" office:value="931113204">
            <text:p>93111320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5</text:p>
          </table:table-cell>
          <table:table-cell/>
          <table:table-cell office:value-type="float" office:value="931111591">
            <text:p>931111591</text:p>
          </table:table-cell>
          <table:table-cell/>
          <table:table-cell office:value-type="float" office:value="931113205">
            <text:p>93111320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0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</text:p>
          </table:table-cell>
          <table:table-cell/>
          <table:table-cell office:value-type="float" office:value="931111243">
            <text:p>931111243</text:p>
          </table:table-cell>
          <table:table-cell/>
          <table:table-cell office:value-type="float" office:value="931113211">
            <text:p>93111321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1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8</text:p>
          </table:table-cell>
          <table:table-cell/>
          <table:table-cell office:value-type="float" office:value="931111345">
            <text:p>931111345</text:p>
          </table:table-cell>
          <table:table-cell/>
          <table:table-cell office:value-type="float" office:value="931113215">
            <text:p>9311132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12</text:p>
          </table:table-cell>
          <table:table-cell/>
          <table:table-cell office:value-type="float" office:value="931111346">
            <text:p>931111346</text:p>
          </table:table-cell>
          <table:table-cell/>
          <table:table-cell office:value-type="float" office:value="931113219">
            <text:p>93111321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3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16</text:p>
          </table:table-cell>
          <table:table-cell/>
          <table:table-cell office:value-type="float" office:value="931111347">
            <text:p>931111347</text:p>
          </table:table-cell>
          <table:table-cell/>
          <table:table-cell office:value-type="float" office:value="931113223">
            <text:p>9311132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5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0</text:p>
          </table:table-cell>
          <table:table-cell/>
          <table:table-cell office:value-type="float" office:value="931111348">
            <text:p>931111348</text:p>
          </table:table-cell>
          <table:table-cell/>
          <table:table-cell office:value-type="float" office:value="931113227">
            <text:p>9311132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6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4</text:p>
          </table:table-cell>
          <table:table-cell/>
          <table:table-cell office:value-type="float" office:value="931111350">
            <text:p>931111350</text:p>
          </table:table-cell>
          <table:table-cell/>
          <table:table-cell office:value-type="float" office:value="931113231">
            <text:p>9311132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7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8</text:p>
          </table:table-cell>
          <table:table-cell/>
          <table:table-cell office:value-type="float" office:value="931111351">
            <text:p>931111351</text:p>
          </table:table-cell>
          <table:table-cell/>
          <table:table-cell office:value-type="float" office:value="931113235">
            <text:p>9311132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32</text:p>
          </table:table-cell>
          <table:table-cell/>
          <table:table-cell office:value-type="float" office:value="931111353">
            <text:p>931111353</text:p>
          </table:table-cell>
          <table:table-cell/>
          <table:table-cell office:value-type="float" office:value="931113239">
            <text:p>9311132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9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36</text:p>
          </table:table-cell>
          <table:table-cell/>
          <table:table-cell office:value-type="float" office:value="931111354">
            <text:p>931111354</text:p>
          </table:table-cell>
          <table:table-cell/>
          <table:table-cell office:value-type="float" office:value="931113243">
            <text:p>9311132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0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0</text:p>
          </table:table-cell>
          <table:table-cell/>
          <table:table-cell office:value-type="float" office:value="931111355">
            <text:p>931111355</text:p>
          </table:table-cell>
          <table:table-cell/>
          <table:table-cell office:value-type="float" office:value="931113247">
            <text:p>9311132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1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4</text:p>
          </table:table-cell>
          <table:table-cell/>
          <table:table-cell office:value-type="float" office:value="931111356">
            <text:p>931111356</text:p>
          </table:table-cell>
          <table:table-cell/>
          <table:table-cell office:value-type="float" office:value="931113251">
            <text:p>9311132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8</text:p>
          </table:table-cell>
          <table:table-cell/>
          <table:table-cell office:value-type="float" office:value="931111358">
            <text:p>931111358</text:p>
          </table:table-cell>
          <table:table-cell/>
          <table:table-cell office:value-type="float" office:value="931113255">
            <text:p>93111325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3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52</text:p>
          </table:table-cell>
          <table:table-cell/>
          <table:table-cell office:value-type="float" office:value="931111360">
            <text:p>931111360</text:p>
          </table:table-cell>
          <table:table-cell/>
          <table:table-cell office:value-type="float" office:value="931113259">
            <text:p>9311132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4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Antaviana, 56</text:p>
          </table:table-cell>
          <table:table-cell/>
          <table:table-cell office:value-type="float" office:value="931111361">
            <text:p>931111361</text:p>
          </table:table-cell>
          <table:table-cell/>
          <table:table-cell office:value-type="float" office:value="931113263">
            <text:p>93111326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5</text:p>
          </table:table-cell>
          <table:table-cell office:value-type="string">
            <text:p>08917</text:p>
          </table:table-cell>
          <table:table-cell office:value-type="string">
            <text:p>Badalona</text:p>
          </table:table-cell>
          <table:table-cell office:value-type="string">
            <text:p>Antaviana, 60</text:p>
          </table:table-cell>
          <table:table-cell/>
          <table:table-cell office:value-type="float" office:value="931111363">
            <text:p>931111363</text:p>
          </table:table-cell>
          <table:table-cell/>
          <table:table-cell office:value-type="float" office:value="931113267">
            <text:p>9311132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6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64</text:p>
          </table:table-cell>
          <table:table-cell/>
          <table:table-cell office:value-type="float" office:value="931111364">
            <text:p>931111364</text:p>
          </table:table-cell>
          <table:table-cell/>
          <table:table-cell office:value-type="float" office:value="931113271">
            <text:p>9311132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7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68</text:p>
          </table:table-cell>
          <table:table-cell/>
          <table:table-cell office:value-type="float" office:value="931111365">
            <text:p>931111365</text:p>
          </table:table-cell>
          <table:table-cell/>
          <table:table-cell office:value-type="float" office:value="931113275">
            <text:p>9311132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8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72</text:p>
          </table:table-cell>
          <table:table-cell/>
          <table:table-cell office:value-type="float" office:value="931111366">
            <text:p>931111366</text:p>
          </table:table-cell>
          <table:table-cell/>
          <table:table-cell office:value-type="float" office:value="931113279">
            <text:p>9311132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9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76</text:p>
          </table:table-cell>
          <table:table-cell/>
          <table:table-cell office:value-type="float" office:value="931111367">
            <text:p>931111367</text:p>
          </table:table-cell>
          <table:table-cell/>
          <table:table-cell office:value-type="float" office:value="931113283">
            <text:p>9311132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80</text:p>
          </table:table-cell>
          <table:table-cell/>
          <table:table-cell office:value-type="float" office:value="931111368">
            <text:p>931111368</text:p>
          </table:table-cell>
          <table:table-cell/>
          <table:table-cell office:value-type="float" office:value="931113287">
            <text:p>9311132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4</text:p>
          </table:table-cell>
          <table:table-cell/>
          <table:table-cell office:value-type="float" office:value="931111369">
            <text:p>931111369</text:p>
          </table:table-cell>
          <table:table-cell/>
          <table:table-cell office:value-type="float" office:value="931113291">
            <text:p>9311132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5</text:p>
          </table:table-cell>
          <table:table-cell/>
          <table:table-cell office:value-type="float" office:value="931111370">
            <text:p>931111370</text:p>
          </table:table-cell>
          <table:table-cell/>
          <table:table-cell office:value-type="float" office:value="931113295">
            <text:p>93111329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6</text:p>
          </table:table-cell>
          <table:table-cell/>
          <table:table-cell office:value-type="float" office:value="931111371">
            <text:p>931111371</text:p>
          </table:table-cell>
          <table:table-cell/>
          <table:table-cell office:value-type="float" office:value="931113299">
            <text:p>9311132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7</text:p>
          </table:table-cell>
          <table:table-cell/>
          <table:table-cell office:value-type="float" office:value="931111372">
            <text:p>931111372</text:p>
          </table:table-cell>
          <table:table-cell/>
          <table:table-cell office:value-type="float" office:value="931113303">
            <text:p>9311133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8</text:p>
          </table:table-cell>
          <table:table-cell/>
          <table:table-cell office:value-type="float" office:value="931111373">
            <text:p>931111373</text:p>
          </table:table-cell>
          <table:table-cell/>
          <table:table-cell office:value-type="float" office:value="931113307">
            <text:p>93111330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9</text:p>
          </table:table-cell>
          <table:table-cell/>
          <table:table-cell office:value-type="float" office:value="931111374">
            <text:p>931111374</text:p>
          </table:table-cell>
          <table:table-cell/>
          <table:table-cell office:value-type="float" office:value="931113311">
            <text:p>93111331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9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0</text:p>
          </table:table-cell>
          <table:table-cell/>
          <table:table-cell office:value-type="float" office:value="931111375">
            <text:p>931111375</text:p>
          </table:table-cell>
          <table:table-cell/>
          <table:table-cell office:value-type="float" office:value="931113315">
            <text:p>9311133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0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1</text:p>
          </table:table-cell>
          <table:table-cell/>
          <table:table-cell office:value-type="float" office:value="931111376">
            <text:p>931111376</text:p>
          </table:table-cell>
          <table:table-cell/>
          <table:table-cell office:value-type="float" office:value="931113319">
            <text:p>93111331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2</text:p>
          </table:table-cell>
          <table:table-cell/>
          <table:table-cell office:value-type="float" office:value="931111377">
            <text:p>931111377</text:p>
          </table:table-cell>
          <table:table-cell/>
          <table:table-cell office:value-type="float" office:value="931113323">
            <text:p>9311133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3</text:p>
          </table:table-cell>
          <table:table-cell/>
          <table:table-cell office:value-type="float" office:value="931111378">
            <text:p>931111378</text:p>
          </table:table-cell>
          <table:table-cell/>
          <table:table-cell office:value-type="float" office:value="931113327">
            <text:p>9311133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4</text:p>
          </table:table-cell>
          <table:table-cell/>
          <table:table-cell office:value-type="float" office:value="931111379">
            <text:p>931111379</text:p>
          </table:table-cell>
          <table:table-cell/>
          <table:table-cell office:value-type="float" office:value="931113331">
            <text:p>9311133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5</text:p>
          </table:table-cell>
          <table:table-cell/>
          <table:table-cell office:value-type="float" office:value="931111380">
            <text:p>931111380</text:p>
          </table:table-cell>
          <table:table-cell/>
          <table:table-cell office:value-type="float" office:value="931113335">
            <text:p>9311133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9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6</text:p>
          </table:table-cell>
          <table:table-cell/>
          <table:table-cell office:value-type="float" office:value="931111381">
            <text:p>931111381</text:p>
          </table:table-cell>
          <table:table-cell/>
          <table:table-cell office:value-type="float" office:value="931113339">
            <text:p>9311133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7</text:p>
          </table:table-cell>
          <table:table-cell/>
          <table:table-cell office:value-type="float" office:value="931111382">
            <text:p>931111382</text:p>
          </table:table-cell>
          <table:table-cell/>
          <table:table-cell office:value-type="float" office:value="931113343">
            <text:p>93111334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2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8</text:p>
          </table:table-cell>
          <table:table-cell/>
          <table:table-cell office:value-type="float" office:value="931111383">
            <text:p>931111383</text:p>
          </table:table-cell>
          <table:table-cell/>
          <table:table-cell office:value-type="float" office:value="931113347">
            <text:p>9311133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9</text:p>
          </table:table-cell>
          <table:table-cell/>
          <table:table-cell office:value-type="float" office:value="931111384">
            <text:p>931111384</text:p>
          </table:table-cell>
          <table:table-cell/>
          <table:table-cell office:value-type="float" office:value="931113351">
            <text:p>93111335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0</text:p>
          </table:table-cell>
          <table:table-cell/>
          <table:table-cell office:value-type="float" office:value="931111385">
            <text:p>931111385</text:p>
          </table:table-cell>
          <table:table-cell/>
          <table:table-cell office:value-type="float" office:value="931113355">
            <text:p>9311133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1</text:p>
          </table:table-cell>
          <table:table-cell/>
          <table:table-cell office:value-type="float" office:value="931111386">
            <text:p>931111386</text:p>
          </table:table-cell>
          <table:table-cell/>
          <table:table-cell office:value-type="float" office:value="931113359">
            <text:p>9311133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2</text:p>
          </table:table-cell>
          <table:table-cell/>
          <table:table-cell office:value-type="float" office:value="931111387">
            <text:p>931111387</text:p>
          </table:table-cell>
          <table:table-cell/>
          <table:table-cell office:value-type="float" office:value="931113363">
            <text:p>93111336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0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3</text:p>
          </table:table-cell>
          <table:table-cell/>
          <table:table-cell office:value-type="float" office:value="931111388">
            <text:p>931111388</text:p>
          </table:table-cell>
          <table:table-cell/>
          <table:table-cell office:value-type="float" office:value="931113367">
            <text:p>9311133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4</text:p>
          </table:table-cell>
          <table:table-cell/>
          <table:table-cell office:value-type="float" office:value="931111389">
            <text:p>931111389</text:p>
          </table:table-cell>
          <table:table-cell/>
          <table:table-cell office:value-type="float" office:value="931113371">
            <text:p>9311133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5</text:p>
          </table:table-cell>
          <table:table-cell/>
          <table:table-cell office:value-type="float" office:value="931111390">
            <text:p>931111390</text:p>
          </table:table-cell>
          <table:table-cell/>
          <table:table-cell office:value-type="float" office:value="931113375">
            <text:p>9311133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6</text:p>
          </table:table-cell>
          <table:table-cell/>
          <table:table-cell office:value-type="float" office:value="931111391">
            <text:p>931111391</text:p>
          </table:table-cell>
          <table:table-cell/>
          <table:table-cell office:value-type="float" office:value="931113379">
            <text:p>93111337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7</text:p>
          </table:table-cell>
          <table:table-cell/>
          <table:table-cell office:value-type="float" office:value="931111392">
            <text:p>931111392</text:p>
          </table:table-cell>
          <table:table-cell/>
          <table:table-cell office:value-type="float" office:value="931113383">
            <text:p>9311133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8</text:p>
          </table:table-cell>
          <table:table-cell/>
          <table:table-cell office:value-type="float" office:value="931111393">
            <text:p>931111393</text:p>
          </table:table-cell>
          <table:table-cell/>
          <table:table-cell office:value-type="float" office:value="931113387">
            <text:p>93111338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9</text:p>
          </table:table-cell>
          <table:table-cell/>
          <table:table-cell office:value-type="float" office:value="931111394">
            <text:p>931111394</text:p>
          </table:table-cell>
          <table:table-cell/>
          <table:table-cell office:value-type="float" office:value="931113391">
            <text:p>9311133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60</text:p>
          </table:table-cell>
          <table:table-cell/>
          <table:table-cell office:value-type="float" office:value="931111395">
            <text:p>931111395</text:p>
          </table:table-cell>
          <table:table-cell/>
          <table:table-cell office:value-type="float" office:value="931113395">
            <text:p>93111339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4</text:p>
          </table:table-cell>
          <table:table-cell/>
          <table:table-cell office:value-type="float" office:value="931111396">
            <text:p>931111396</text:p>
          </table:table-cell>
          <table:table-cell/>
          <table:table-cell office:value-type="float" office:value="931113399">
            <text:p>9311133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5</text:p>
          </table:table-cell>
          <table:table-cell/>
          <table:table-cell office:value-type="float" office:value="931111397">
            <text:p>931111397</text:p>
          </table:table-cell>
          <table:table-cell/>
          <table:table-cell office:value-type="float" office:value="931113403">
            <text:p>93111340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1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6</text:p>
          </table:table-cell>
          <table:table-cell/>
          <table:table-cell office:value-type="float" office:value="931111398">
            <text:p>931111398</text:p>
          </table:table-cell>
          <table:table-cell/>
          <table:table-cell office:value-type="float" office:value="931113407">
            <text:p>93111340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2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7</text:p>
          </table:table-cell>
          <table:table-cell/>
          <table:table-cell office:value-type="float" office:value="931111399">
            <text:p>931111399</text:p>
          </table:table-cell>
          <table:table-cell/>
          <table:table-cell office:value-type="float" office:value="931113411">
            <text:p>93111341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3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8</text:p>
          </table:table-cell>
          <table:table-cell/>
          <table:table-cell office:value-type="float" office:value="931111400">
            <text:p>931111400</text:p>
          </table:table-cell>
          <table:table-cell/>
          <table:table-cell office:value-type="float" office:value="931113415">
            <text:p>93111341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4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9</text:p>
          </table:table-cell>
          <table:table-cell/>
          <table:table-cell office:value-type="float" office:value="931111401">
            <text:p>931111401</text:p>
          </table:table-cell>
          <table:table-cell/>
          <table:table-cell office:value-type="float" office:value="931113419">
            <text:p>93111341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5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0</text:p>
          </table:table-cell>
          <table:table-cell/>
          <table:table-cell office:value-type="float" office:value="931111402">
            <text:p>931111402</text:p>
          </table:table-cell>
          <table:table-cell/>
          <table:table-cell office:value-type="float" office:value="931113423">
            <text:p>9311134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6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1</text:p>
          </table:table-cell>
          <table:table-cell/>
          <table:table-cell office:value-type="float" office:value="931111403">
            <text:p>931111403</text:p>
          </table:table-cell>
          <table:table-cell/>
          <table:table-cell office:value-type="float" office:value="931113427">
            <text:p>93111342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7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2</text:p>
          </table:table-cell>
          <table:table-cell/>
          <table:table-cell office:value-type="float" office:value="931111404">
            <text:p>931111404</text:p>
          </table:table-cell>
          <table:table-cell/>
          <table:table-cell office:value-type="float" office:value="931113431">
            <text:p>9311134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8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3</text:p>
          </table:table-cell>
          <table:table-cell/>
          <table:table-cell office:value-type="float" office:value="931111405">
            <text:p>931111405</text:p>
          </table:table-cell>
          <table:table-cell/>
          <table:table-cell office:value-type="float" office:value="931113435">
            <text:p>9311134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4</text:p>
          </table:table-cell>
          <table:table-cell/>
          <table:table-cell office:value-type="float" office:value="931111406">
            <text:p>931111406</text:p>
          </table:table-cell>
          <table:table-cell/>
          <table:table-cell office:value-type="float" office:value="931113439">
            <text:p>9311134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5</text:p>
          </table:table-cell>
          <table:table-cell/>
          <table:table-cell office:value-type="float" office:value="931111407">
            <text:p>931111407</text:p>
          </table:table-cell>
          <table:table-cell/>
          <table:table-cell office:value-type="float" office:value="931113443">
            <text:p>9311134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1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6</text:p>
          </table:table-cell>
          <table:table-cell/>
          <table:table-cell office:value-type="float" office:value="931111408">
            <text:p>931111408</text:p>
          </table:table-cell>
          <table:table-cell/>
          <table:table-cell office:value-type="float" office:value="931113447">
            <text:p>9311134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2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7</text:p>
          </table:table-cell>
          <table:table-cell/>
          <table:table-cell office:value-type="float" office:value="931111409">
            <text:p>931111409</text:p>
          </table:table-cell>
          <table:table-cell/>
          <table:table-cell office:value-type="float" office:value="931113451">
            <text:p>93111345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3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8</text:p>
          </table:table-cell>
          <table:table-cell/>
          <table:table-cell office:value-type="float" office:value="931111410">
            <text:p>931111410</text:p>
          </table:table-cell>
          <table:table-cell/>
          <table:table-cell office:value-type="float" office:value="931113455">
            <text:p>9311134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4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9</text:p>
          </table:table-cell>
          <table:table-cell/>
          <table:table-cell office:value-type="float" office:value="931111411">
            <text:p>931111411</text:p>
          </table:table-cell>
          <table:table-cell/>
          <table:table-cell office:value-type="float" office:value="931113459">
            <text:p>93111345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5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0</text:p>
          </table:table-cell>
          <table:table-cell/>
          <table:table-cell office:value-type="float" office:value="931111412">
            <text:p>931111412</text:p>
          </table:table-cell>
          <table:table-cell/>
          <table:table-cell office:value-type="float" office:value="931113463">
            <text:p>9311134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6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1</text:p>
          </table:table-cell>
          <table:table-cell/>
          <table:table-cell office:value-type="float" office:value="931111413">
            <text:p>931111413</text:p>
          </table:table-cell>
          <table:table-cell/>
          <table:table-cell office:value-type="float" office:value="931113467">
            <text:p>9311134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7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2</text:p>
          </table:table-cell>
          <table:table-cell/>
          <table:table-cell office:value-type="float" office:value="931111414">
            <text:p>931111414</text:p>
          </table:table-cell>
          <table:table-cell/>
          <table:table-cell office:value-type="float" office:value="931113471">
            <text:p>9311134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8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3</text:p>
          </table:table-cell>
          <table:table-cell/>
          <table:table-cell office:value-type="float" office:value="931111415">
            <text:p>931111415</text:p>
          </table:table-cell>
          <table:table-cell/>
          <table:table-cell office:value-type="float" office:value="931113475">
            <text:p>9311134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4</text:p>
          </table:table-cell>
          <table:table-cell/>
          <table:table-cell office:value-type="float" office:value="931111416">
            <text:p>931111416</text:p>
          </table:table-cell>
          <table:table-cell/>
          <table:table-cell office:value-type="float" office:value="931113479">
            <text:p>9311134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5</text:p>
          </table:table-cell>
          <table:table-cell/>
          <table:table-cell office:value-type="float" office:value="931111417">
            <text:p>931111417</text:p>
          </table:table-cell>
          <table:table-cell/>
          <table:table-cell office:value-type="float" office:value="931113483">
            <text:p>9311134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3</text:p>
          </table:table-cell>
          <table:table-cell/>
          <table:table-cell office:value-type="float" office:value="931111418">
            <text:p>931111418</text:p>
          </table:table-cell>
          <table:table-cell/>
          <table:table-cell office:value-type="float" office:value="931113487">
            <text:p>93111348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4</text:p>
          </table:table-cell>
          <table:table-cell/>
          <table:table-cell office:value-type="float" office:value="931111419">
            <text:p>931111419</text:p>
          </table:table-cell>
          <table:table-cell/>
          <table:table-cell office:value-type="float" office:value="931113491">
            <text:p>9311134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5</text:p>
          </table:table-cell>
          <table:table-cell/>
          <table:table-cell office:value-type="float" office:value="931111420">
            <text:p>931111420</text:p>
          </table:table-cell>
          <table:table-cell/>
          <table:table-cell office:value-type="float" office:value="931113495">
            <text:p>93111349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6</text:p>
          </table:table-cell>
          <table:table-cell/>
          <table:table-cell office:value-type="float" office:value="931111421">
            <text:p>931111421</text:p>
          </table:table-cell>
          <table:table-cell/>
          <table:table-cell office:value-type="float" office:value="931113499">
            <text:p>9311134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8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7</text:p>
          </table:table-cell>
          <table:table-cell/>
          <table:table-cell office:value-type="float" office:value="931111422">
            <text:p>931111422</text:p>
          </table:table-cell>
          <table:table-cell/>
          <table:table-cell office:value-type="float" office:value="931113503">
            <text:p>9311135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9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8</text:p>
          </table:table-cell>
          <table:table-cell/>
          <table:table-cell office:value-type="float" office:value="931111423">
            <text:p>931111423</text:p>
          </table:table-cell>
          <table:table-cell/>
          <table:table-cell office:value-type="float" office:value="931113507">
            <text:p>93111350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0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9</text:p>
          </table:table-cell>
          <table:table-cell/>
          <table:table-cell office:value-type="float" office:value="931111424">
            <text:p>931111424</text:p>
          </table:table-cell>
          <table:table-cell/>
          <table:table-cell office:value-type="float" office:value="931113511">
            <text:p>93111351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0</text:p>
          </table:table-cell>
          <table:table-cell/>
          <table:table-cell office:value-type="float" office:value="931111425">
            <text:p>931111425</text:p>
          </table:table-cell>
          <table:table-cell/>
          <table:table-cell office:value-type="float" office:value="931113515">
            <text:p>93111351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1</text:p>
          </table:table-cell>
          <table:table-cell/>
          <table:table-cell office:value-type="float" office:value="931111426">
            <text:p>931111426</text:p>
          </table:table-cell>
          <table:table-cell/>
          <table:table-cell office:value-type="float" office:value="931113519">
            <text:p>93111351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2</text:p>
          </table:table-cell>
          <table:table-cell/>
          <table:table-cell office:value-type="float" office:value="931111427">
            <text:p>931111427</text:p>
          </table:table-cell>
          <table:table-cell/>
          <table:table-cell office:value-type="float" office:value="931113523">
            <text:p>9311135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3</text:p>
          </table:table-cell>
          <table:table-cell/>
          <table:table-cell office:value-type="float" office:value="931111428">
            <text:p>931111428</text:p>
          </table:table-cell>
          <table:table-cell/>
          <table:table-cell office:value-type="float" office:value="931113527">
            <text:p>9311135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5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4</text:p>
          </table:table-cell>
          <table:table-cell/>
          <table:table-cell office:value-type="float" office:value="931111429">
            <text:p>931111429</text:p>
          </table:table-cell>
          <table:table-cell/>
          <table:table-cell office:value-type="float" office:value="931113531">
            <text:p>93111353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6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5</text:p>
          </table:table-cell>
          <table:table-cell/>
          <table:table-cell office:value-type="float" office:value="931111430">
            <text:p>931111430</text:p>
          </table:table-cell>
          <table:table-cell/>
          <table:table-cell office:value-type="float" office:value="931113535">
            <text:p>9311135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7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6</text:p>
          </table:table-cell>
          <table:table-cell/>
          <table:table-cell office:value-type="float" office:value="931111431">
            <text:p>931111431</text:p>
          </table:table-cell>
          <table:table-cell/>
          <table:table-cell office:value-type="float" office:value="931113539">
            <text:p>9311135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8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7</text:p>
          </table:table-cell>
          <table:table-cell/>
          <table:table-cell office:value-type="float" office:value="931111432">
            <text:p>931111432</text:p>
          </table:table-cell>
          <table:table-cell/>
          <table:table-cell office:value-type="float" office:value="931113543">
            <text:p>9311135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9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8</text:p>
          </table:table-cell>
          <table:table-cell/>
          <table:table-cell office:value-type="float" office:value="931111433">
            <text:p>931111433</text:p>
          </table:table-cell>
          <table:table-cell/>
          <table:table-cell office:value-type="float" office:value="931113547">
            <text:p>93111354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0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9</text:p>
          </table:table-cell>
          <table:table-cell/>
          <table:table-cell office:value-type="float" office:value="931111434">
            <text:p>931111434</text:p>
          </table:table-cell>
          <table:table-cell/>
          <table:table-cell office:value-type="float" office:value="931113551">
            <text:p>9311135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0</text:p>
          </table:table-cell>
          <table:table-cell/>
          <table:table-cell office:value-type="float" office:value="931111435">
            <text:p>931111435</text:p>
          </table:table-cell>
          <table:table-cell/>
          <table:table-cell office:value-type="float" office:value="931113555">
            <text:p>9311135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1</text:p>
          </table:table-cell>
          <table:table-cell/>
          <table:table-cell office:value-type="float" office:value="931111436">
            <text:p>931111436</text:p>
          </table:table-cell>
          <table:table-cell/>
          <table:table-cell office:value-type="float" office:value="931113559">
            <text:p>9311135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2</text:p>
          </table:table-cell>
          <table:table-cell/>
          <table:table-cell office:value-type="float" office:value="931111437">
            <text:p>931111437</text:p>
          </table:table-cell>
          <table:table-cell/>
          <table:table-cell office:value-type="float" office:value="931113563">
            <text:p>9311135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3</text:p>
          </table:table-cell>
          <table:table-cell/>
          <table:table-cell office:value-type="float" office:value="931111438">
            <text:p>931111438</text:p>
          </table:table-cell>
          <table:table-cell/>
          <table:table-cell office:value-type="float" office:value="931113567">
            <text:p>93111356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3</text:p>
          </table:table-cell>
          <table:table-cell/>
          <table:table-cell office:value-type="float" office:value="931111439">
            <text:p>931111439</text:p>
          </table:table-cell>
          <table:table-cell/>
          <table:table-cell office:value-type="float" office:value="931113571">
            <text:p>93111357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4</text:p>
          </table:table-cell>
          <table:table-cell/>
          <table:table-cell office:value-type="float" office:value="931111440">
            <text:p>931111440</text:p>
          </table:table-cell>
          <table:table-cell/>
          <table:table-cell office:value-type="float" office:value="931113575">
            <text:p>9311135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5</text:p>
          </table:table-cell>
          <table:table-cell/>
          <table:table-cell office:value-type="float" office:value="931111441">
            <text:p>931111441</text:p>
          </table:table-cell>
          <table:table-cell/>
          <table:table-cell office:value-type="float" office:value="931113579">
            <text:p>93111357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6</text:p>
          </table:table-cell>
          <table:table-cell/>
          <table:table-cell office:value-type="float" office:value="931111442">
            <text:p>931111442</text:p>
          </table:table-cell>
          <table:table-cell/>
          <table:table-cell office:value-type="float" office:value="931113583">
            <text:p>9311135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7</text:p>
          </table:table-cell>
          <table:table-cell/>
          <table:table-cell office:value-type="float" office:value="931111443">
            <text:p>931111443</text:p>
          </table:table-cell>
          <table:table-cell/>
          <table:table-cell office:value-type="float" office:value="931113587">
            <text:p>9311135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8</text:p>
          </table:table-cell>
          <table:table-cell/>
          <table:table-cell office:value-type="float" office:value="931111444">
            <text:p>931111444</text:p>
          </table:table-cell>
          <table:table-cell/>
          <table:table-cell office:value-type="float" office:value="931113591">
            <text:p>9311135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9</text:p>
          </table:table-cell>
          <table:table-cell/>
          <table:table-cell office:value-type="float" office:value="931111445">
            <text:p>931111445</text:p>
          </table:table-cell>
          <table:table-cell/>
          <table:table-cell office:value-type="float" office:value="931113595">
            <text:p>9311135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0</text:p>
          </table:table-cell>
          <table:table-cell/>
          <table:table-cell office:value-type="float" office:value="931111446">
            <text:p>931111446</text:p>
          </table:table-cell>
          <table:table-cell/>
          <table:table-cell office:value-type="float" office:value="931113599">
            <text:p>9311135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3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1</text:p>
          </table:table-cell>
          <table:table-cell/>
          <table:table-cell office:value-type="float" office:value="931111447">
            <text:p>931111447</text:p>
          </table:table-cell>
          <table:table-cell/>
          <table:table-cell office:value-type="float" office:value="931113603">
            <text:p>9311136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4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2</text:p>
          </table:table-cell>
          <table:table-cell/>
          <table:table-cell office:value-type="float" office:value="931111448">
            <text:p>931111448</text:p>
          </table:table-cell>
          <table:table-cell/>
          <table:table-cell office:value-type="float" office:value="931113607">
            <text:p>93111360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3</text:p>
          </table:table-cell>
          <table:table-cell/>
          <table:table-cell office:value-type="float" office:value="931111449">
            <text:p>931111449</text:p>
          </table:table-cell>
          <table:table-cell/>
          <table:table-cell office:value-type="float" office:value="931113611">
            <text:p>93111361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4</text:p>
          </table:table-cell>
          <table:table-cell/>
          <table:table-cell office:value-type="float" office:value="931111450">
            <text:p>931111450</text:p>
          </table:table-cell>
          <table:table-cell/>
          <table:table-cell office:value-type="float" office:value="931113615">
            <text:p>9311136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5</text:p>
          </table:table-cell>
          <table:table-cell/>
          <table:table-cell office:value-type="float" office:value="931111451">
            <text:p>931111451</text:p>
          </table:table-cell>
          <table:table-cell/>
          <table:table-cell office:value-type="float" office:value="931113619">
            <text:p>93111361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6</text:p>
          </table:table-cell>
          <table:table-cell/>
          <table:table-cell office:value-type="float" office:value="931111452">
            <text:p>931111452</text:p>
          </table:table-cell>
          <table:table-cell/>
          <table:table-cell office:value-type="float" office:value="931113623">
            <text:p>93111362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7</text:p>
          </table:table-cell>
          <table:table-cell/>
          <table:table-cell office:value-type="float" office:value="931111453">
            <text:p>931111453</text:p>
          </table:table-cell>
          <table:table-cell/>
          <table:table-cell office:value-type="float" office:value="931113627">
            <text:p>9311136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8</text:p>
          </table:table-cell>
          <table:table-cell/>
          <table:table-cell office:value-type="float" office:value="931111454">
            <text:p>931111454</text:p>
          </table:table-cell>
          <table:table-cell/>
          <table:table-cell office:value-type="float" office:value="931113631">
            <text:p>9311136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9</text:p>
          </table:table-cell>
          <table:table-cell/>
          <table:table-cell office:value-type="float" office:value="931111455">
            <text:p>931111455</text:p>
          </table:table-cell>
          <table:table-cell/>
          <table:table-cell office:value-type="float" office:value="931113635">
            <text:p>9311136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0</text:p>
          </table:table-cell>
          <table:table-cell/>
          <table:table-cell office:value-type="float" office:value="931111456">
            <text:p>931111456</text:p>
          </table:table-cell>
          <table:table-cell/>
          <table:table-cell office:value-type="float" office:value="931113639">
            <text:p>9311136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3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1</text:p>
          </table:table-cell>
          <table:table-cell/>
          <table:table-cell office:value-type="float" office:value="931111457">
            <text:p>931111457</text:p>
          </table:table-cell>
          <table:table-cell/>
          <table:table-cell office:value-type="float" office:value="931113643">
            <text:p>9311136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4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2</text:p>
          </table:table-cell>
          <table:table-cell/>
          <table:table-cell office:value-type="float" office:value="931111458">
            <text:p>931111458</text:p>
          </table:table-cell>
          <table:table-cell/>
          <table:table-cell office:value-type="float" office:value="931113647">
            <text:p>93111364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3</text:p>
          </table:table-cell>
          <table:table-cell/>
          <table:table-cell office:value-type="float" office:value="931111459">
            <text:p>931111459</text:p>
          </table:table-cell>
          <table:table-cell/>
          <table:table-cell office:value-type="float" office:value="931113651">
            <text:p>9311136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4</text:p>
          </table:table-cell>
          <table:table-cell/>
          <table:table-cell office:value-type="float" office:value="931111460">
            <text:p>931111460</text:p>
          </table:table-cell>
          <table:table-cell/>
          <table:table-cell office:value-type="float" office:value="931113655">
            <text:p>9311136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5</text:p>
          </table:table-cell>
          <table:table-cell/>
          <table:table-cell office:value-type="float" office:value="931111461">
            <text:p>931111461</text:p>
          </table:table-cell>
          <table:table-cell/>
          <table:table-cell office:value-type="float" office:value="931113659">
            <text:p>9311136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6</text:p>
          </table:table-cell>
          <table:table-cell/>
          <table:table-cell office:value-type="float" office:value="931111462">
            <text:p>931111462</text:p>
          </table:table-cell>
          <table:table-cell/>
          <table:table-cell office:value-type="float" office:value="931113663">
            <text:p>9311136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7</text:p>
          </table:table-cell>
          <table:table-cell/>
          <table:table-cell office:value-type="float" office:value="931111463">
            <text:p>931111463</text:p>
          </table:table-cell>
          <table:table-cell/>
          <table:table-cell office:value-type="float" office:value="931113667">
            <text:p>9311136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8</text:p>
          </table:table-cell>
          <table:table-cell/>
          <table:table-cell office:value-type="float" office:value="931111464">
            <text:p>931111464</text:p>
          </table:table-cell>
          <table:table-cell/>
          <table:table-cell office:value-type="float" office:value="931113671">
            <text:p>9311136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9</text:p>
          </table:table-cell>
          <table:table-cell/>
          <table:table-cell office:value-type="float" office:value="931111465">
            <text:p>931111465</text:p>
          </table:table-cell>
          <table:table-cell/>
          <table:table-cell office:value-type="float" office:value="931113675">
            <text:p>9311136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10</text:p>
          </table:table-cell>
          <table:table-cell/>
          <table:table-cell office:value-type="float" office:value="931111466">
            <text:p>931111466</text:p>
          </table:table-cell>
          <table:table-cell/>
          <table:table-cell office:value-type="float" office:value="931113679">
            <text:p>93111367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 table:number-rows-repeated="651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èfons" table:style-name="ta1" table:print="false">
        <table:table-column table:style-name="co8" table:default-cell-style-name="ce2"/>
        <table:table-column table:style-name="co16" table:default-cell-style-name="ce2"/>
        <table:table-column table:style-name="co17" table:default-cell-style-name="ce2"/>
        <table:table-column table:style-name="co8" table:number-columns-repeated="1021" table:default-cell-style-name="ce2"/>
        <table:table-row table:style-name="ro1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9" office:value-type="string" table:number-columns-spanned="4" table:number-rows-spanned="1">
            <text:p>Clients de Barcelona amb transport urgen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>
            <text:p>N</text:p>
          </table:table-cell>
          <table:table-cell table:style-name="ce24" office:value-type="string">
            <text:p>Cognoms</text:p>
          </table:table-cell>
          <table:table-cell table:style-name="ce24" office:value-type="string">
            <text:p>Nom</text:p>
          </table:table-cell>
          <table:table-cell table:style-name="ce24" office:value-type="string">
            <text:p>Telèfons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498</text:p>
          </table:table-cell>
          <table:table-cell table:style-name="ce25" table:formula="of:=VLOOKUP([.$A5];[$Clients1.$A$2:.$D$358];3;FALSE())" office:value-type="string" office:string-value="BARRIS FOLGADO">
            <text:p>BARRIS FOLGADO</text:p>
          </table:table-cell>
          <table:table-cell table:style-name="ce26" table:formula="of:=VLOOKUP([.$A5];[$Clients1.$A$2:.$D$358];2;FALSE())" office:value-type="string" office:string-value="DANIEL">
            <text:p>DANIEL</text:p>
          </table:table-cell>
          <table:table-cell table:style-name="ce25" table:formula="of:=VLOOKUP([.A5];[$Clients2.$A$2:.$N$358];6;FALSE( ))" office:value-type="float" office:value="931111469">
            <text:p>931111469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41</text:p>
          </table:table-cell>
          <table:table-cell table:style-name="ce25" table:formula="of:=VLOOKUP([.$A6];[$Clients1.$A$2:.$D$358];3;FALSE())" office:value-type="string" office:string-value="BERENGUER MORENO">
            <text:p>BERENGUER MORENO</text:p>
          </table:table-cell>
          <table:table-cell table:style-name="ce26" table:formula="of:=VLOOKUP([.$A6];[$Clients1.$A$2:.$D$358];2;FALSE())" office:value-type="string" office:string-value="ENRIQUE">
            <text:p>ENRIQUE</text:p>
          </table:table-cell>
          <table:table-cell table:style-name="ce25" table:formula="of:=VLOOKUP([.A6];[$Clients2.$A$2:.$N$358];6;FALSE( ))" office:value-type="float" office:value="931111517">
            <text:p>931111517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332</text:p>
          </table:table-cell>
          <table:table-cell table:style-name="ce25" table:formula="of:=VLOOKUP([.$A7];[$Clients1.$A$2:.$D$358];3;FALSE())" office:value-type="string" office:string-value="CASTILLA BELLOSO">
            <text:p>CASTILLA BELLOSO</text:p>
          </table:table-cell>
          <table:table-cell table:style-name="ce26" table:formula="of:=VLOOKUP([.$A7];[$Clients1.$A$2:.$D$358];2;FALSE())" office:value-type="string" office:string-value="JOSE LUIS">
            <text:p>JOSE LUIS</text:p>
          </table:table-cell>
          <table:table-cell table:style-name="ce25" table:formula="of:=VLOOKUP([.A7];[$Clients2.$A$2:.$N$358];6;FALSE( ))" office:value-type="float" office:value="931111221">
            <text:p>931111221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437</text:p>
          </table:table-cell>
          <table:table-cell table:style-name="ce25" table:formula="of:=VLOOKUP([.$A8];[$Clients1.$A$2:.$D$358];3;FALSE())" office:value-type="string" office:string-value="CORTES GONZALEZ">
            <text:p>CORTES GONZALEZ</text:p>
          </table:table-cell>
          <table:table-cell table:style-name="ce26" table:formula="of:=VLOOKUP([.$A8];[$Clients1.$A$2:.$D$358];2;FALSE())" office:value-type="string" office:string-value="ANTONIO">
            <text:p>ANTONIO</text:p>
          </table:table-cell>
          <table:table-cell table:style-name="ce25" table:formula="of:=VLOOKUP([.A8];[$Clients2.$A$2:.$N$358];6;FALSE( ))" office:value-type="float" office:value="931111438">
            <text:p>931111438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34</text:p>
          </table:table-cell>
          <table:table-cell table:style-name="ce25" table:formula="of:=VLOOKUP([.$A9];[$Clients1.$A$2:.$D$358];3;FALSE())" office:value-type="string" office:string-value="CUADRADO BARJOLLO">
            <text:p>CUADRADO BARJOLLO</text:p>
          </table:table-cell>
          <table:table-cell table:style-name="ce26" table:formula="of:=VLOOKUP([.$A9];[$Clients1.$A$2:.$D$358];2;FALSE())" office:value-type="string" office:string-value="CARLOS">
            <text:p>CARLOS</text:p>
          </table:table-cell>
          <table:table-cell table:style-name="ce25" table:formula="of:=VLOOKUP([.A9];[$Clients2.$A$2:.$N$358];6;FALSE( ))" office:value-type="float" office:value="931111512">
            <text:p>931111512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54</text:p>
          </table:table-cell>
          <table:table-cell table:style-name="ce25" table:formula="of:=VLOOKUP([.$A10];[$Clients1.$A$2:.$D$358];3;FALSE())" office:value-type="string" office:string-value="ESTRELLS MORENO">
            <text:p>ESTRELLS MORENO</text:p>
          </table:table-cell>
          <table:table-cell table:style-name="ce26" table:formula="of:=VLOOKUP([.$A10];[$Clients1.$A$2:.$D$358];2;FALSE())" office:value-type="string" office:string-value="JORDI">
            <text:p>JORDI</text:p>
          </table:table-cell>
          <table:table-cell table:style-name="ce25" table:formula="of:=VLOOKUP([.A10];[$Clients2.$A$2:.$N$358];6;FALSE( ))" office:value-type="float" office:value="931111530">
            <text:p>931111530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80</text:p>
          </table:table-cell>
          <table:table-cell table:style-name="ce25" table:formula="of:=VLOOKUP([.$A11];[$Clients1.$A$2:.$D$358];3;FALSE())" office:value-type="string" office:string-value="FABREGAS PADRO">
            <text:p>FABREGAS PADRO</text:p>
          </table:table-cell>
          <table:table-cell table:style-name="ce26" table:formula="of:=VLOOKUP([.$A11];[$Clients1.$A$2:.$D$358];2;FALSE())" office:value-type="string" office:string-value="JOAN">
            <text:p>JOAN</text:p>
          </table:table-cell>
          <table:table-cell table:style-name="ce25" table:formula="of:=VLOOKUP([.A11];[$Clients2.$A$2:.$N$358];6;FALSE( ))" office:value-type="float" office:value="931111562">
            <text:p>931111562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07</text:p>
          </table:table-cell>
          <table:table-cell table:style-name="ce25" table:formula="of:=VLOOKUP([.$A12];[$Clients1.$A$2:.$D$358];3;FALSE())" office:value-type="string" office:string-value="GAMERO RODRIGUEZ">
            <text:p>GAMERO RODRIGUEZ</text:p>
          </table:table-cell>
          <table:table-cell table:style-name="ce26" table:formula="of:=VLOOKUP([.$A12];[$Clients1.$A$2:.$D$358];2;FALSE())" office:value-type="string" office:string-value="IVAN">
            <text:p>IVAN</text:p>
          </table:table-cell>
          <table:table-cell table:style-name="ce25" table:formula="of:=VLOOKUP([.A12];[$Clients2.$A$2:.$N$358];6;FALSE( ))" office:value-type="float" office:value="931111478">
            <text:p>931111478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58</text:p>
          </table:table-cell>
          <table:table-cell table:style-name="ce25" table:formula="of:=VLOOKUP([.$A13];[$Clients1.$A$2:.$D$358];3;FALSE())" office:value-type="string" office:string-value="GILBERT AZNAR">
            <text:p>GILBERT AZNAR</text:p>
          </table:table-cell>
          <table:table-cell table:style-name="ce26" table:formula="of:=VLOOKUP([.$A13];[$Clients1.$A$2:.$D$358];2;FALSE())" office:value-type="string" office:string-value="ORIOL">
            <text:p>ORIOL</text:p>
          </table:table-cell>
          <table:table-cell table:style-name="ce25" table:formula="of:=VLOOKUP([.A13];[$Clients2.$A$2:.$N$358];6;FALSE( ))" office:value-type="float" office:value="931111534">
            <text:p>931111534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355</text:p>
          </table:table-cell>
          <table:table-cell table:style-name="ce25" table:formula="of:=VLOOKUP([.$A14];[$Clients1.$A$2:.$D$358];3;FALSE())" office:value-type="string" office:string-value="MENA DELGADO">
            <text:p>MENA DELGADO</text:p>
          </table:table-cell>
          <table:table-cell table:style-name="ce26" table:formula="of:=VLOOKUP([.$A14];[$Clients1.$A$2:.$D$358];2;FALSE())" office:value-type="string" office:string-value="RUBEN">
            <text:p>RUBEN</text:p>
          </table:table-cell>
          <table:table-cell table:style-name="ce25" table:formula="of:=VLOOKUP([.A14];[$Clients2.$A$2:.$N$358];6;FALSE( ))" office:value-type="float" office:value="931111314">
            <text:p>931111314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88</text:p>
          </table:table-cell>
          <table:table-cell table:style-name="ce25" table:formula="of:=VLOOKUP([.$A15];[$Clients1.$A$2:.$D$358];3;FALSE())" office:value-type="string" office:string-value="MENESES CLIMENT">
            <text:p>MENESES CLIMENT</text:p>
          </table:table-cell>
          <table:table-cell table:style-name="ce26" table:formula="of:=VLOOKUP([.$A15];[$Clients1.$A$2:.$D$358];2;FALSE())" office:value-type="string" office:string-value="JUAN MANUEL">
            <text:p>JUAN MANUEL</text:p>
          </table:table-cell>
          <table:table-cell table:style-name="ce25" table:formula="of:=VLOOKUP([.A15];[$Clients2.$A$2:.$N$358];6;FALSE( ))" office:value-type="float" office:value="931111570">
            <text:p>931111570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488</text:p>
          </table:table-cell>
          <table:table-cell table:style-name="ce25" table:formula="of:=VLOOKUP([.$A16];[$Clients1.$A$2:.$D$358];3;FALSE())" office:value-type="string" office:string-value="PEREZ PEREZ">
            <text:p>PEREZ PEREZ</text:p>
          </table:table-cell>
          <table:table-cell table:style-name="ce26" table:formula="of:=VLOOKUP([.$A16];[$Clients1.$A$2:.$D$358];2;FALSE())" office:value-type="string" office:string-value="ANTONIO">
            <text:p>ANTONIO</text:p>
          </table:table-cell>
          <table:table-cell table:style-name="ce25" table:formula="of:=VLOOKUP([.A16];[$Clients2.$A$2:.$N$358];6;FALSE( ))" office:value-type="float" office:value="931111462">
            <text:p>931111462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90</text:p>
          </table:table-cell>
          <table:table-cell table:style-name="ce25" table:formula="of:=VLOOKUP([.$A17];[$Clients1.$A$2:.$D$358];3;FALSE())" office:value-type="string" office:string-value="RAMIA LUENGO">
            <text:p>RAMIA LUENGO</text:p>
          </table:table-cell>
          <table:table-cell table:style-name="ce26" table:formula="of:=VLOOKUP([.$A17];[$Clients1.$A$2:.$D$358];2;FALSE())" office:value-type="string" office:string-value="VICTOR">
            <text:p>VICTOR</text:p>
          </table:table-cell>
          <table:table-cell table:style-name="ce25" table:formula="of:=VLOOKUP([.A17];[$Clients2.$A$2:.$N$358];6;FALSE( ))" office:value-type="float" office:value="931111572">
            <text:p>931111572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65</text:p>
          </table:table-cell>
          <table:table-cell table:style-name="ce25" table:formula="of:=VLOOKUP([.$A18];[$Clients1.$A$2:.$D$358];3;FALSE())" office:value-type="string" office:string-value="SANCHEZ DELGADO">
            <text:p>SANCHEZ DELGADO</text:p>
          </table:table-cell>
          <table:table-cell table:style-name="ce26" table:formula="of:=VLOOKUP([.$A18];[$Clients1.$A$2:.$D$358];2;FALSE())" office:value-type="string" office:string-value="DANIEL">
            <text:p>DANIEL</text:p>
          </table:table-cell>
          <table:table-cell table:style-name="ce25" table:formula="of:=VLOOKUP([.A18];[$Clients2.$A$2:.$N$358];6;FALSE( ))" office:value-type="float" office:value="931111541">
            <text:p>931111541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66</text:p>
          </table:table-cell>
          <table:table-cell table:style-name="ce25" table:formula="of:=VLOOKUP([.$A19];[$Clients1.$A$2:.$D$358];3;FALSE())" office:value-type="string" office:string-value="SERRANO EVANGELISTA">
            <text:p>SERRANO EVANGELISTA</text:p>
          </table:table-cell>
          <table:table-cell table:style-name="ce26" table:formula="of:=VLOOKUP([.$A19];[$Clients1.$A$2:.$D$358];2;FALSE())" office:value-type="string" office:string-value="JAIME">
            <text:p>JAIME</text:p>
          </table:table-cell>
          <table:table-cell table:style-name="ce25" table:formula="of:=VLOOKUP([.A19];[$Clients2.$A$2:.$N$358];6;FALSE( ))" office:value-type="float" office:value="931111542">
            <text:p>931111542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57</text:p>
          </table:table-cell>
          <table:table-cell table:style-name="ce25" table:formula="of:=VLOOKUP([.$A20];[$Clients1.$A$2:.$D$358];3;FALSE())" office:value-type="string" office:string-value="SIERRA BLAZQUEZ">
            <text:p>SIERRA BLAZQUEZ</text:p>
          </table:table-cell>
          <table:table-cell table:style-name="ce26" table:formula="of:=VLOOKUP([.$A20];[$Clients1.$A$2:.$D$358];2;FALSE())" office:value-type="string" office:string-value="ILDEFONSO">
            <text:p>ILDEFONSO</text:p>
          </table:table-cell>
          <table:table-cell table:style-name="ce25" table:formula="of:=VLOOKUP([.A20];[$Clients2.$A$2:.$N$358];6;FALSE( ))" office:value-type="float" office:value="931111533">
            <text:p>931111533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<text:s text:c="7"/>546</text:p>
          </table:table-cell>
          <table:table-cell table:style-name="ce25" table:formula="of:=VLOOKUP([.$A21];[$Clients1.$A$2:.$D$358];3;FALSE())" office:value-type="string" office:string-value="SOLANA CASTELLA">
            <text:p>SOLANA CASTELLA</text:p>
          </table:table-cell>
          <table:table-cell table:style-name="ce26" table:formula="of:=VLOOKUP([.$A21];[$Clients1.$A$2:.$D$358];2;FALSE())" office:value-type="string" office:string-value="JAVIER">
            <text:p>JAVIER</text:p>
          </table:table-cell>
          <table:table-cell table:style-name="ce25" table:formula="of:=VLOOKUP([.A21];[$Clients2.$A$2:.$N$358];6;FALSE( ))" office:value-type="float" office:value="931111522">
            <text:p>931111522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<text:s text:c="7"/>464</text:p>
          </table:table-cell>
          <table:table-cell table:style-name="ce25" table:formula="of:=VLOOKUP([.$A22];[$Clients1.$A$2:.$D$358];3;FALSE())" office:value-type="string" office:string-value="TABERNILLA PLANA">
            <text:p>TABERNILLA PLANA</text:p>
          </table:table-cell>
          <table:table-cell table:style-name="ce26" table:formula="of:=VLOOKUP([.$A22];[$Clients1.$A$2:.$D$358];2;FALSE())" office:value-type="string" office:string-value="MIGUEL">
            <text:p>MIGUEL</text:p>
          </table:table-cell>
          <table:table-cell table:style-name="ce25" table:formula="of:=VLOOKUP([.A22];[$Clients2.$A$2:.$N$358];6;FALSE( ))" office:value-type="float" office:value="931111449">
            <text:p>931111449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<text:s text:c="7"/>481</text:p>
          </table:table-cell>
          <table:table-cell table:style-name="ce25" table:formula="of:=VLOOKUP([.$A23];[$Clients1.$A$2:.$D$358];3;FALSE())" office:value-type="string" office:string-value="TORRES SANCHEZ">
            <text:p>TORRES SANCHEZ</text:p>
          </table:table-cell>
          <table:table-cell table:style-name="ce26" table:formula="of:=VLOOKUP([.$A23];[$Clients1.$A$2:.$D$358];2;FALSE())" office:value-type="string" office:string-value="JONATAN">
            <text:p>JONATAN</text:p>
          </table:table-cell>
          <table:table-cell table:style-name="ce25" table:formula="of:=VLOOKUP([.A23];[$Clients2.$A$2:.$N$358];6;FALSE( ))" office:value-type="float" office:value="931111460">
            <text:p>931111460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<text:s text:c="7"/>366</text:p>
          </table:table-cell>
          <table:table-cell table:style-name="ce25" table:formula="of:=VLOOKUP([.$A24];[$Clients1.$A$2:.$D$358];3;FALSE())" office:value-type="string" office:string-value="TRUJILLO GOMEZ">
            <text:p>TRUJILLO GOMEZ</text:p>
          </table:table-cell>
          <table:table-cell table:style-name="ce26" table:formula="of:=VLOOKUP([.$A24];[$Clients1.$A$2:.$D$358];2;FALSE())" office:value-type="string" office:string-value="PEDRO">
            <text:p>PEDRO</text:p>
          </table:table-cell>
          <table:table-cell table:style-name="ce25" table:formula="of:=VLOOKUP([.A24];[$Clients2.$A$2:.$N$358];6;FALSE( ))" office:value-type="float" office:value="931111324">
            <text:p>931111324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<text:s text:c="7"/>427</text:p>
          </table:table-cell>
          <table:table-cell table:style-name="ce25" table:formula="of:=VLOOKUP([.$A25];[$Clients1.$A$2:.$D$358];3;FALSE())" office:value-type="string" office:string-value="VALDIVIA FONT">
            <text:p>VALDIVIA FONT</text:p>
          </table:table-cell>
          <table:table-cell table:style-name="ce26" table:formula="of:=VLOOKUP([.$A25];[$Clients1.$A$2:.$D$358];2;FALSE())" office:value-type="string" office:string-value="JOAN">
            <text:p>JOAN</text:p>
          </table:table-cell>
          <table:table-cell table:style-name="ce25" table:formula="of:=VLOOKUP([.A25];[$Clients2.$A$2:.$N$358];6;FALSE( ))" office:value-type="float" office:value="931111430">
            <text:p>931111430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<text:s text:c="7"/>456</text:p>
          </table:table-cell>
          <table:table-cell table:style-name="ce25" table:formula="of:=VLOOKUP([.$A26];[$Clients1.$A$2:.$D$358];3;FALSE())" office:value-type="string" office:string-value="VALLE MARTINEZ">
            <text:p>VALLE MARTINEZ</text:p>
          </table:table-cell>
          <table:table-cell table:style-name="ce26" table:formula="of:=VLOOKUP([.$A26];[$Clients1.$A$2:.$D$358];2;FALSE())" office:value-type="string" office:string-value="ALBERT">
            <text:p>ALBERT</text:p>
          </table:table-cell>
          <table:table-cell table:style-name="ce25" table:formula="of:=VLOOKUP([.A26];[$Clients2.$A$2:.$N$358];6;FALSE( ))" office:value-type="float" office:value="931111444">
            <text:p>931111444</text:p>
          </table:table-cell>
          <table:table-cell table:number-columns-repeated="1020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percentage-style style:name="N142">
      <number:number number:decimal-places="1" number:min-integer-digits="1"/>
      <number:text>%</number:text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/01/2010</text:date>, <text:time>14:02:1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 Antònia Rossell</meta:initial-creator>
    <meta:creation-date>2010-01-10T14:02:08.60</meta:creation-date>
    <dc:language>ca-ES</dc:language>
    <meta:editing-cycles>2</meta:editing-cycles>
    <meta:editing-duration>PT00H00M14S</meta:editing-duration>
    <dc:date>2010-01-10T14:02:12.20</dc:date>
    <dc:creator>M Antònia Rossell</dc:creator>
    <meta:document-statistic meta:table-count="4" meta:cell-count="10850" meta:object-count="0"/>
    <meta:user-defined meta:name="Info 1"/>
    <meta:user-defined meta:name="Info 2"/>
    <meta:user-defined meta:name="Info 3"/>
    <meta:user-defined meta:name="Info 4"/>
  </office:meta>
</office:document-meta>
</file>